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FreeSans1" svg:font-family="FreeSans" style:font-family-generic="swiss"/>
    <style:font-face style:name="Ubuntu" svg:font-family="Ubuntu"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paragraph-properties fo:text-align="start" style:justify-single-word="false"/>
    </style:style>
    <style:style style:name="P10" style:family="paragraph" style:parent-style-name="Text_20_body" style:list-style-name="L9"/>
    <style:style style:name="P11" style:family="paragraph" style:parent-style-name="Text_20_body" style:list-style-name="L10"/>
    <style:style style:name="P12" style:family="paragraph" style:parent-style-name="Text_20_body" style:list-style-name="L11"/>
    <style:style style:name="P13" style:family="paragraph" style:parent-style-name="Text_20_body" style:list-style-name="L12"/>
    <style:style style:name="P14" style:family="paragraph" style:parent-style-name="Text_20_body" style:list-style-name="L13"/>
    <style:style style:name="P15" style:family="paragraph" style:parent-style-name="Text_20_body" style:list-style-name="L14"/>
    <style:style style:name="P16" style:family="paragraph" style:parent-style-name="Text_20_body" style:list-style-name="L15"/>
    <style:style style:name="P17" style:family="paragraph" style:parent-style-name="Text_20_body" style:list-style-name="L16"/>
    <style:style style:name="P18" style:family="paragraph" style:parent-style-name="Text_20_body" style:list-style-name="L17"/>
    <style:style style:name="P19" style:family="paragraph" style:parent-style-name="Text_20_body" style:list-style-name="L18"/>
    <style:style style:name="P20" style:family="paragraph" style:parent-style-name="Text_20_body" style:list-style-name="L19"/>
    <style:style style:name="P21" style:family="paragraph" style:parent-style-name="Text_20_body" style:list-style-name="L20"/>
    <style:style style:name="P22" style:family="paragraph" style:parent-style-name="Text_20_body" style:list-style-name="L21"/>
    <style:style style:name="P23" style:family="paragraph" style:parent-style-name="Text_20_body" style:list-style-name="L22"/>
    <style:style style:name="P24" style:family="paragraph" style:parent-style-name="Text_20_body" style:list-style-name="L23"/>
    <style:style style:name="P25" style:family="paragraph" style:parent-style-name="Text_20_body" style:list-style-name="L24"/>
    <style:style style:name="P26" style:family="paragraph" style:parent-style-name="Text_20_body" style:list-style-name="L25"/>
    <style:style style:name="P27" style:family="paragraph" style:parent-style-name="Text_20_body">
      <style:paragraph-properties fo:margin-top="0cm" fo:margin-bottom="0cm" style:contextual-spacing="false"/>
    </style:style>
    <style:style style:name="P28" style:family="paragraph" style:parent-style-name="Text_20_body" style:list-style-name="L1">
      <style:paragraph-properties fo:margin-top="0cm" fo:margin-bottom="0cm" style:contextual-spacing="false"/>
    </style:style>
    <style:style style:name="P29" style:family="paragraph" style:parent-style-name="Text_20_body" style:list-style-name="L2">
      <style:paragraph-properties fo:margin-top="0cm" fo:margin-bottom="0cm" style:contextual-spacing="false"/>
    </style:style>
    <style:style style:name="P30" style:family="paragraph" style:parent-style-name="Text_20_body" style:list-style-name="L3">
      <style:paragraph-properties fo:margin-top="0cm" fo:margin-bottom="0cm" style:contextual-spacing="false"/>
    </style:style>
    <style:style style:name="P31" style:family="paragraph" style:parent-style-name="Text_20_body" style:list-style-name="L4">
      <style:paragraph-properties fo:margin-top="0cm" fo:margin-bottom="0cm" style:contextual-spacing="false"/>
    </style:style>
    <style:style style:name="P32" style:family="paragraph" style:parent-style-name="Text_20_body" style:list-style-name="L6">
      <style:paragraph-properties fo:margin-top="0cm" fo:margin-bottom="0cm" style:contextual-spacing="false"/>
    </style:style>
    <style:style style:name="P33" style:family="paragraph" style:parent-style-name="Text_20_body" style:list-style-name="L7">
      <style:paragraph-properties fo:margin-top="0cm" fo:margin-bottom="0cm" style:contextual-spacing="false"/>
    </style:style>
    <style:style style:name="P34" style:family="paragraph" style:parent-style-name="Text_20_body" style:list-style-name="L8">
      <style:paragraph-properties fo:margin-top="0cm" fo:margin-bottom="0cm" style:contextual-spacing="false"/>
    </style:style>
    <style:style style:name="P35" style:family="paragraph" style:parent-style-name="Text_20_body" style:list-style-name="L9">
      <style:paragraph-properties fo:margin-top="0cm" fo:margin-bottom="0cm" style:contextual-spacing="false"/>
    </style:style>
    <style:style style:name="P36" style:family="paragraph" style:parent-style-name="Text_20_body" style:list-style-name="L10">
      <style:paragraph-properties fo:margin-top="0cm" fo:margin-bottom="0cm" style:contextual-spacing="false"/>
    </style:style>
    <style:style style:name="P37" style:family="paragraph" style:parent-style-name="Text_20_body" style:list-style-name="L11">
      <style:paragraph-properties fo:margin-top="0cm" fo:margin-bottom="0cm" style:contextual-spacing="false"/>
    </style:style>
    <style:style style:name="P38" style:family="paragraph" style:parent-style-name="Text_20_body" style:list-style-name="L12">
      <style:paragraph-properties fo:margin-top="0cm" fo:margin-bottom="0cm" style:contextual-spacing="false"/>
    </style:style>
    <style:style style:name="P39" style:family="paragraph" style:parent-style-name="Text_20_body" style:list-style-name="L13">
      <style:paragraph-properties fo:margin-top="0cm" fo:margin-bottom="0cm" style:contextual-spacing="false"/>
    </style:style>
    <style:style style:name="P40" style:family="paragraph" style:parent-style-name="Text_20_body" style:list-style-name="L14">
      <style:paragraph-properties fo:margin-top="0cm" fo:margin-bottom="0cm" style:contextual-spacing="false"/>
    </style:style>
    <style:style style:name="P41" style:family="paragraph" style:parent-style-name="Text_20_body" style:list-style-name="L15">
      <style:paragraph-properties fo:margin-top="0cm" fo:margin-bottom="0cm" style:contextual-spacing="false"/>
    </style:style>
    <style:style style:name="P42" style:family="paragraph" style:parent-style-name="Text_20_body" style:list-style-name="L16">
      <style:paragraph-properties fo:margin-top="0cm" fo:margin-bottom="0cm" style:contextual-spacing="false"/>
    </style:style>
    <style:style style:name="P43" style:family="paragraph" style:parent-style-name="Text_20_body" style:list-style-name="L17">
      <style:paragraph-properties fo:margin-top="0cm" fo:margin-bottom="0cm" style:contextual-spacing="false"/>
    </style:style>
    <style:style style:name="P44" style:family="paragraph" style:parent-style-name="Text_20_body" style:list-style-name="L18">
      <style:paragraph-properties fo:margin-top="0cm" fo:margin-bottom="0cm" style:contextual-spacing="false"/>
    </style:style>
    <style:style style:name="P45" style:family="paragraph" style:parent-style-name="Text_20_body" style:list-style-name="L19">
      <style:paragraph-properties fo:margin-top="0cm" fo:margin-bottom="0cm" style:contextual-spacing="false"/>
    </style:style>
    <style:style style:name="P46" style:family="paragraph" style:parent-style-name="Text_20_body" style:list-style-name="L20">
      <style:paragraph-properties fo:margin-top="0cm" fo:margin-bottom="0cm" style:contextual-spacing="false"/>
    </style:style>
    <style:style style:name="P47" style:family="paragraph" style:parent-style-name="Text_20_body" style:list-style-name="L21">
      <style:paragraph-properties fo:margin-top="0cm" fo:margin-bottom="0cm" style:contextual-spacing="false"/>
    </style:style>
    <style:style style:name="P48" style:family="paragraph" style:parent-style-name="Text_20_body" style:list-style-name="L22">
      <style:paragraph-properties fo:margin-top="0cm" fo:margin-bottom="0cm" style:contextual-spacing="false"/>
    </style:style>
    <style:style style:name="P49" style:family="paragraph" style:parent-style-name="Text_20_body" style:list-style-name="L23">
      <style:paragraph-properties fo:margin-top="0cm" fo:margin-bottom="0cm" style:contextual-spacing="false"/>
    </style:style>
    <style:style style:name="P50" style:family="paragraph" style:parent-style-name="Text_20_body" style:list-style-name="L24">
      <style:paragraph-properties fo:margin-top="0cm" fo:margin-bottom="0cm" style:contextual-spacing="false"/>
    </style:style>
    <style:style style:name="P51" style:family="paragraph" style:parent-style-name="Text_20_body" style:list-style-name="L25">
      <style:paragraph-properties fo:margin-top="0cm" fo:margin-bottom="0cm" style:contextual-spacing="false"/>
    </style:style>
    <style:style style:name="P52" style:family="paragraph" style:parent-style-name="Treść_20_tekstu.indent">
      <style:paragraph-properties fo:text-align="start" style:justify-single-word="false"/>
    </style:style>
    <style:style style:name="P53" style:family="paragraph" style:parent-style-name="Treść_20_tekstu.indent">
      <style:paragraph-properties fo:margin-top="0cm" fo:margin-bottom="0cm" style:contextual-spacing="false"/>
    </style:style>
    <style:style style:name="P54" style:family="paragraph" style:parent-style-name="List_20_Contents" style:list-style-name="L14"/>
    <style:style style:name="P55" style:family="paragraph" style:parent-style-name="List_20_Contents">
      <style:paragraph-properties fo:margin-top="0cm" fo:margin-bottom="0.499cm" style:contextual-spacing="false"/>
    </style:style>
    <style:style style:name="P56" style:family="paragraph" style:parent-style-name="List_20_Contents">
      <style:paragraph-properties fo:margin-left="2cm" fo:margin-right="0cm" fo:text-indent="0cm" style:auto-text-indent="false"/>
    </style:style>
    <style:style style:name="P57" style:family="paragraph" style:parent-style-name="List_20_Contents">
      <style:paragraph-properties fo:margin-left="2cm" fo:margin-right="0cm" fo:margin-top="0cm" fo:margin-bottom="0.499cm" style:contextual-spacing="false" fo:text-indent="0cm" style:auto-text-indent="false"/>
    </style:style>
    <style:style style:name="P58" style:family="paragraph" style:parent-style-name="Treść_20_tekstu.noindent" style:master-page-name="HTML">
      <style:paragraph-properties style:page-number="auto"/>
    </style:style>
    <style:style style:name="P59" style:family="paragraph" style:parent-style-name="Treść_20_tekstu.noindent">
      <style:paragraph-properties fo:text-align="start" style:justify-single-word="false"/>
    </style:style>
    <style:style style:name="P60" style:family="paragraph" style:parent-style-name="Treść_20_tekstu.noindent">
      <style:paragraph-properties fo:margin-top="0cm" fo:margin-bottom="0cm" style:contextual-spacing="false"/>
    </style:style>
    <style:style style:name="P61" style:family="paragraph" style:parent-style-name="List_20_Heading" style:list-style-name="L14"/>
    <style:style style:name="P62" style:family="paragraph" style:parent-style-name="List_20_Heading">
      <style:paragraph-properties fo:margin-left="1cm" fo:margin-right="0cm" fo:text-indent="0cm" style:auto-text-indent="false"/>
    </style:style>
    <style:style style:name="T1" style:family="text">
      <style:text-properties style:font-name="sans-serif"/>
    </style:style>
    <style:style style:name="T2" style:family="text">
      <style:text-properties fo:font-weight="bold"/>
    </style:style>
    <style:style style:name="T3" style:family="text">
      <style:text-properties fo:font-style="italic"/>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___________________________________________________________________________________________________________________________________ </text:p>
      <text:p text:style-name="Treść_20_tekstu.noindent"><text:span text:style-name="T1">Zespół </text:span><text:a xlink:type="simple" xlink:href="http://www.ubuntu.pl/">Ubuntu.pl</text:a> </text:p>
      <text:p text:style-name="Treść_20_tekstu.noindent"><text:span text:style-name="T1">Przewodnik po Ubuntu 14.04 LTS Trusty Tahr</text:span> </text:p>
      <text:p text:style-name="Treść_20_tekstu.noindent"><text:span text:style-name="T1">wersja 0.5 </text:span><text:line-break/><text:span text:style-name="T1">4</text:span> <text:span text:style-name="T1">kwietnia 2014</text:span> </text:p>
      <text:h text:style-name="Heading_20_3" text:outline-level="3"><text:bookmark text:name="section*.1"/><text:span text:style-name="T2">Spis</text:span> <text:span text:style-name="T2">treści</text:span></text:h>
      <text:p text:style-name="P27">1. <text:bookmark text:name="QQ2-1-2"/><text:a xlink:type="simple" xlink:href="#x1-20001">Wstęp</text:a></text:p>
      <text:p text:style-name="P27">1.1. <text:bookmark text:name="QQ2-1-3"/><text:a xlink:type="simple" xlink:href="#x1-30001">O Ubuntu</text:a></text:p>
      <text:p text:style-name="P27">1.2. <text:bookmark text:name="QQ2-1-4"/><text:a xlink:type="simple" xlink:href="#x1-40002">Dlaczego warto zmienić system na Ubuntu?</text:a></text:p>
      <text:p text:style-name="P27">1.2.1. <text:bookmark text:name="QQ2-1-5"/><text:a xlink:type="simple" xlink:href="#x1-50001">Jest stabilny</text:a></text:p>
      <text:p text:style-name="P27">1.2.2. <text:bookmark text:name="QQ2-1-6"/><text:a xlink:type="simple" xlink:href="#x1-60002">Jest bezpieczny</text:a></text:p>
      <text:p text:style-name="P27">1.2.3. <text:bookmark text:name="QQ2-1-7"/><text:a xlink:type="simple" xlink:href="#x1-70003">Jest łatwy w użyciu</text:a></text:p>
      <text:p text:style-name="P27">1.2.4. <text:bookmark text:name="QQ2-1-8"/><text:a xlink:type="simple" xlink:href="#x1-80004">Jest międzynarodowy</text:a></text:p>
      <text:p text:style-name="P27">1.2.5. <text:bookmark text:name="QQ2-1-9"/><text:a xlink:type="simple" xlink:href="#x1-90005">Jest dostępny</text:a></text:p>
      <text:p text:style-name="P27">1.2.6. <text:bookmark text:name="QQ2-1-10"/><text:a xlink:type="simple" xlink:href="#x1-100006">Jest wolny</text:a></text:p>
      <text:p text:style-name="P27">1.2.7. <text:bookmark text:name="QQ2-1-11"/><text:a xlink:type="simple" xlink:href="#x1-110007">Jest społecznościowy</text:a></text:p>
      <text:p text:style-name="P27">2. <text:bookmark text:name="QQ2-1-12"/><text:a xlink:type="simple" xlink:href="#x1-120002">Instalacja</text:a></text:p>
      <text:p text:style-name="P27">2.1. <text:bookmark text:name="QQ2-1-13"/><text:a xlink:type="simple" xlink:href="#x1-130001">Pobieranie obrazu systemu</text:a></text:p>
      <text:p text:style-name="P27">2.2. <text:bookmark text:name="QQ2-1-14"/><text:a xlink:type="simple" xlink:href="#x1-140002">Nagrywanie pobranego obrazu</text:a></text:p>
      <text:p text:style-name="P27">2.2.1. <text:bookmark text:name="QQ2-1-15"/><text:a xlink:type="simple" xlink:href="#x1-150001">System Windows, nagrywanie na pendriva</text:a></text:p>
      <text:p text:style-name="P27">2.2.2. <text:bookmark text:name="QQ2-1-16"/><text:a xlink:type="simple" xlink:href="#x1-160002">System Windows 7 / 8, nagrywanie na płytę DVD</text:a></text:p>
      <text:p text:style-name="P27">2.2.3. <text:bookmark text:name="QQ2-1-17"/><text:a xlink:type="simple" xlink:href="#x1-170003">System Windows XP i inne starsze wersje, nagrywanie na płytę DVD</text:a></text:p>
      <text:p text:style-name="P27">2.2.4. <text:bookmark text:name="QQ2-1-18"/><text:a xlink:type="simple" xlink:href="#x1-180004">System Linux, nagrywanie na pendriva</text:a></text:p>
      <text:p text:style-name="P27">2.2.5. <text:bookmark text:name="QQ2-1-19"/><text:a xlink:type="simple" xlink:href="#x1-190005">System Linux, nagrywanie na DVD</text:a></text:p>
      <text:p text:style-name="P27">2.3. <text:bookmark text:name="QQ2-1-20"/><text:a xlink:type="simple" xlink:href="#x1-200003">Przygotowanie do instalacji</text:a></text:p>
      <text:p text:style-name="P27">2.3.1. <text:bookmark text:name="QQ2-1-21"/><text:a xlink:type="simple" xlink:href="#x1-210001">Przygotowanie do instalacji - Windows - wskazówki ogólne</text:a></text:p>
      <text:p text:style-name="P27">2.3.2. <text:bookmark text:name="QQ2-1-22"/><text:a xlink:type="simple" xlink:href="#x1-220002">Przygotowanie do instalacji - Windows 8</text:a></text:p>
      <text:p text:style-name="P27">2.3.3. <text:bookmark text:name="QQ2-1-23"/><text:a xlink:type="simple" xlink:href="#x1-230003">Przygotowanie do instalacji - Linux</text:a></text:p>
      <text:p text:style-name="P27">2.4. <text:bookmark text:name="QQ2-1-24"/><text:a xlink:type="simple" xlink:href="#x1-240004">Uruchomienie instalatora</text:a></text:p>
      <text:p text:style-name="P27">2.4.1. <text:bookmark text:name="QQ2-1-25"/><text:a xlink:type="simple" xlink:href="#x1-250001">Ponowne uruchomienie komputera</text:a></text:p>
      <text:p text:style-name="P27">2.4.2. <text:bookmark text:name="QQ2-1-26"/><text:a xlink:type="simple" xlink:href="#x1-260002">Zmiana kolejności bootowania</text:a></text:p>
      <text:p text:style-name="P27">2.4.3. <text:bookmark text:name="QQ2-1-27"/><text:a xlink:type="simple" xlink:href="#x1-270003">Uruchomienie instalatora UEFI</text:a></text:p>
      <text:p text:style-name="P27">2.4.4. <text:bookmark text:name="QQ2-1-28"/><text:a xlink:type="simple" xlink:href="#x1-280004">Uruchomienie instalatora BIOS</text:a></text:p>
      <text:p text:style-name="P27">2.5. <text:bookmark text:name="QQ2-1-29"/><text:a xlink:type="simple" xlink:href="#x1-290005">Graficzny instalator Ubuntu</text:a></text:p>
      <text:p text:style-name="P27">2.5.1. <text:bookmark text:name="QQ2-1-30"/><text:a xlink:type="simple" xlink:href="#x1-300001">Wybór języka</text:a></text:p>
      <text:p text:style-name="P27">2.5.2. <text:bookmark text:name="QQ2-1-31"/><text:a xlink:type="simple" xlink:href="#x1-310002">Konfiguracja WiFi</text:a></text:p>
      <text:p text:style-name="P27">2.5.3. <text:bookmark text:name="QQ2-1-32"/><text:a xlink:type="simple" xlink:href="#x1-320003">Sprawdzenie kompatybilności sprzętu, wybór dodatkowych komponentów</text:a></text:p>
      <text:p text:style-name="P27">2.5.4. <text:bookmark text:name="QQ2-1-33"/><text:a xlink:type="simple" xlink:href="#x1-330004">Partycjonowanie dysku twardego</text:a></text:p>
      <text:p text:style-name="P27">2.5.5. <text:bookmark text:name="QQ2-1-34"/><text:a xlink:type="simple" xlink:href="#x1-340005">Wybór strefy czasowej</text:a></text:p>
      <text:p text:style-name="P27">2.5.6. <text:bookmark text:name="QQ2-1-35"/><text:a xlink:type="simple" xlink:href="#x1-350006">Wybór układu klawiatury</text:a></text:p>
      <text:p text:style-name="P27">2.5.7. <text:bookmark text:name="QQ2-1-36"/><text:a xlink:type="simple" xlink:href="#x1-360007">Toższamość użytkownika</text:a></text:p>
      <text:p text:style-name="P27">2.5.8. <text:bookmark text:name="QQ2-1-37"/><text:a xlink:type="simple" xlink:href="#x1-370008">Instalacja</text:a></text:p>
      <text:p text:style-name="P27">2.6. <text:bookmark text:name="QQ2-1-38"/><text:a xlink:type="simple" xlink:href="#x1-380006">Partycjonowanie dysku twardego</text:a></text:p>
      <text:p text:style-name="P27">2.6.1. <text:bookmark text:name="QQ2-1-39"/><text:a xlink:type="simple" xlink:href="#x1-390001">Ile miejsca przeznaczyć na Ubuntu</text:a></text:p>
      <text:p text:style-name="P27">2.6.2. <text:bookmark text:name="QQ2-1-40"/><text:a xlink:type="simple" xlink:href="#x1-400002">Czysty dysk - wykorzystanie całego dostępnego miejsca</text:a></text:p>
      <text:p text:style-name="P27">2.6.3. <text:bookmark text:name="QQ2-1-41"/><text:a xlink:type="simple" xlink:href="#x1-410003">Instalacja obok zainstalowanego Ubuntu</text:a></text:p>
      <text:p text:style-name="P27"><text:soft-page-break/>2.6.4. <text:bookmark text:name="QQ2-1-42"/><text:a xlink:type="simple" xlink:href="#x1-420004">Instalacja obok Windowsa</text:a></text:p>
      <text:p text:style-name="P27">2.6.5. <text:bookmark text:name="QQ2-1-43"/><text:a xlink:type="simple" xlink:href="#x1-430005">Szyfrowanie dysku twardego</text:a></text:p>
      <text:p text:style-name="P27">2.7. <text:bookmark text:name="QQ2-1-44"/><text:a xlink:type="simple" xlink:href="#x1-440007">Zaawansowane partycjonowanie</text:a></text:p>
      <text:p text:style-name="P27">2.7.1. <text:bookmark text:name="QQ2-1-45"/><text:a xlink:type="simple" xlink:href="#x1-450001">Główne okno programu GParted</text:a></text:p>
      <text:p text:style-name="P27">2.7.2. <text:bookmark text:name="QQ2-1-46"/><text:a xlink:type="simple" xlink:href="#x1-460002">Zaawansowane partycjonowanie - Instalacja obok systemu Windows</text:a></text:p>
      <text:p text:style-name="P27">2.8. <text:bookmark text:name="QQ2-1-47"/><text:a xlink:type="simple" xlink:href="#x1-470008">Instalacja na maszynie wirtualnej</text:a></text:p>
      <text:p text:style-name="P27">2.9. <text:bookmark text:name="QQ2-1-48"/><text:a xlink:type="simple" xlink:href="#x1-480009">Rozwiązywanie problemów z instalacją</text:a></text:p>
      <text:p text:style-name="P27">3. <text:bookmark text:name="QQ2-1-49"/><text:a xlink:type="simple" xlink:href="#x1-490003">Pierwsze uruchomienie systemu</text:a></text:p>
      <text:p text:style-name="P27">3.1. <text:bookmark text:name="QQ2-1-50"/><text:a xlink:type="simple" xlink:href="#x1-500001">Uruchomienie systemu Ubuntu</text:a></text:p>
      <text:p text:style-name="P27">3.2. <text:bookmark text:name="QQ2-1-51"/><text:a xlink:type="simple" xlink:href="#x1-510002">Ekran logowania</text:a></text:p>
      <text:p text:style-name="P27">3.3. <text:bookmark text:name="QQ2-1-52"/><text:a xlink:type="simple" xlink:href="#x1-520003">Rzut oka na pulpit Ubuntu</text:a></text:p>
      <text:p text:style-name="P27">3.4. <text:bookmark text:name="QQ2-1-53"/><text:a xlink:type="simple" xlink:href="#x1-530004">Rzeczy do zrobienia po instalacji Ubuntu</text:a></text:p>
      <text:p text:style-name="P27">3.4.1. <text:bookmark text:name="QQ2-1-54"/><text:a xlink:type="simple" xlink:href="#x1-540001">Aktualizacja systemu</text:a></text:p>
      <text:p text:style-name="P27">3.4.2. <text:bookmark text:name="QQ2-1-55"/><text:a xlink:type="simple" xlink:href="#x1-550002">Instalacja spolszczenia</text:a></text:p>
      <text:p text:style-name="P27">3.4.3. <text:bookmark text:name="QQ2-1-56"/><text:a xlink:type="simple" xlink:href="#x1-560003">Instalacja dodatkowych sterowników</text:a></text:p>
      <text:p text:style-name="P27">3.4.4. <text:bookmark text:name="QQ2-1-57"/><text:a xlink:type="simple" xlink:href="#x1-570004">Instalacja dodatków</text:a></text:p>
      <text:p text:style-name="P27">4. <text:bookmark text:name="QQ2-1-58"/><text:a xlink:type="simple" xlink:href="#x1-580004">Pulpit Ubuntu Unity</text:a></text:p>
      <text:p text:style-name="P27">4.1. <text:bookmark text:name="QQ2-1-59"/><text:a xlink:type="simple" xlink:href="#x1-590001">Pulpit</text:a></text:p>
      <text:p text:style-name="P27">4.1.1. <text:bookmark text:name="QQ2-1-60"/><text:a xlink:type="simple" xlink:href="#x1-600001">Zmiana tła pulpitu</text:a></text:p>
      <text:p text:style-name="P27">4.2. <text:bookmark text:name="QQ2-1-61"/><text:a xlink:type="simple" xlink:href="#x1-610002">Panel Menu</text:a></text:p>
      <text:p text:style-name="P27">4.3. <text:bookmark text:name="QQ2-1-62"/><text:a xlink:type="simple" xlink:href="#x1-620003">Launcher</text:a></text:p>
      <text:p text:style-name="P27">4.3.1. <text:bookmark text:name="QQ2-1-63"/><text:a xlink:type="simple" xlink:href="#x1-630001">Uruchamienie programów z Launchera</text:a></text:p>
      <text:p text:style-name="P27">4.3.2. <text:bookmark text:name="QQ2-1-64"/><text:a xlink:type="simple" xlink:href="#x1-640002">Zarządzanie otwartymi oknami</text:a></text:p>
      <text:p text:style-name="P27">4.3.3. <text:bookmark text:name="QQ2-1-65"/><text:a xlink:type="simple" xlink:href="#x1-650003">Zmiana położenia ikon</text:a></text:p>
      <text:p text:style-name="P27">4.3.4. <text:bookmark text:name="QQ2-1-66"/><text:a xlink:type="simple" xlink:href="#x1-660004">Dodawanie ikon do Launchera</text:a></text:p>
      <text:p text:style-name="P27">4.3.5. <text:bookmark text:name="QQ2-1-67"/><text:a xlink:type="simple" xlink:href="#x1-670005">Usuwanie ikon z Launchera</text:a></text:p>
      <text:p text:style-name="P27">4.3.6. <text:bookmark text:name="QQ2-1-68"/><text:a xlink:type="simple" xlink:href="#x1-680006">Szybka Lista menu kontekstowego (QuickList)</text:a></text:p>
      <text:p text:style-name="P27">4.4. <text:bookmark text:name="QQ2-1-69"/><text:a xlink:type="simple" xlink:href="#x1-690004">Dash</text:a></text:p>
      <text:p text:style-name="P27">4.4.1. <text:bookmark text:name="QQ2-1-70"/><text:a xlink:type="simple" xlink:href="#x1-700001">Soczewki (Lenses)</text:a></text:p>
      <text:p text:style-name="P27">4.5. <text:bookmark text:name="QQ2-1-71"/><text:a xlink:type="simple" xlink:href="#x1-710005">Obszary robocze</text:a></text:p>
      <text:p text:style-name="P27">4.6. <text:bookmark text:name="QQ2-1-72"/><text:a xlink:type="simple" xlink:href="#x1-720006">Zarządzanie oknami</text:a></text:p>
      <text:p text:style-name="P27">4.6.1. <text:bookmark text:name="QQ2-1-73"/><text:a xlink:type="simple" xlink:href="#x1-730001">Eementy sterujące oknami</text:a></text:p>
      <text:p text:style-name="P27">4.6.2. <text:bookmark text:name="QQ2-1-74"/><text:a xlink:type="simple" xlink:href="#x1-740002">Przenoszenie i zmiana rozmiaru okna</text:a></text:p>
      <text:p text:style-name="P27">4.6.3. <text:bookmark text:name="QQ2-1-75"/><text:a xlink:type="simple" xlink:href="#x1-750003">Przełączanie pomiędzy otwartymi oknami</text:a></text:p>
      <text:p text:style-name="P27">4.6.4. <text:bookmark text:name="QQ2-1-76"/><text:a xlink:type="simple" xlink:href="#x1-760004">Ukrywanie wszystkich okien - pokaż pulpit</text:a></text:p>
      <text:p text:style-name="P27">4.6.5. <text:bookmark text:name="QQ2-1-77"/><text:a xlink:type="simple" xlink:href="#x1-770005">Przenoszenie otwartych okien pomiędzy obszarami roboczymi</text:a></text:p>
      <text:p text:style-name="P27">4.6.6. <text:bookmark text:name="QQ2-1-78"/><text:a xlink:type="simple" xlink:href="#x1-780006">Zawsze na wierzchu</text:a></text:p>
      <text:p text:style-name="P27">4.6.7. <text:bookmark text:name="QQ2-1-79"/><text:a xlink:type="simple" xlink:href="#x1-790007">Zawsze na widocznym obszarze roboczym</text:a></text:p>
      <text:p text:style-name="P27">4.7. <text:bookmark text:name="QQ2-1-80"/><text:a xlink:type="simple" xlink:href="#x1-800007">HUD - Heads-Up Display</text:a></text:p>
      <text:p text:style-name="P27">4.8. <text:bookmark text:name="QQ2-1-81"/><text:a xlink:type="simple" xlink:href="#x1-810008">Nautilus - Menadźer plików</text:a></text:p>
      <text:p text:style-name="P27">4.8.1. <text:bookmark text:name="QQ2-1-82"/><text:a xlink:type="simple" xlink:href="#x1-820001">Tworzenie nowych katalogów</text:a></text:p>
      <text:p text:style-name="P27">4.8.2. <text:bookmark text:name="QQ2-1-83"/><text:a xlink:type="simple" xlink:href="#x1-830002">Ukryte pliki i katalogi</text:a></text:p>
      <text:p text:style-name="P27">4.8.3. <text:bookmark text:name="QQ2-1-84"/><text:a xlink:type="simple" xlink:href="#x1-840003">Kopiowanie i przenoszenie plików oraz katalogów</text:a></text:p>
      <text:p text:style-name="P27">4.8.4. <text:bookmark text:name="QQ2-1-85"/><text:a xlink:type="simple" xlink:href="#x1-850004">Używanie wielu okien lub wielu kart w programie Pliki</text:a></text:p>
      <text:p text:style-name="P27">4.8.5. <text:bookmark text:name="QQ2-1-86"/><text:a xlink:type="simple" xlink:href="#x1-860005">Wyszukiwanie plików w programie Pliki.</text:a></text:p>
      <text:p text:style-name="P27">4.9. <text:bookmark text:name="QQ2-1-87"/><text:a xlink:type="simple" xlink:href="#x1-870009">Shotwell</text:a></text:p>
      <text:p text:style-name="P27">4.10. <text:bookmark text:name="QQ2-1-88"/><text:a xlink:type="simple" xlink:href="#x1-8800010">Totem</text:a></text:p>
      <text:p text:style-name="P27">4.11. <text:bookmark text:name="QQ2-1-89"/><text:a xlink:type="simple" xlink:href="#x1-8900011">Rhythmbox</text:a></text:p>
      <text:p text:style-name="P27">4.12. <text:bookmark text:name="QQ2-1-90"/><text:a xlink:type="simple" xlink:href="#x1-9000012">Firefox</text:a></text:p>
      <text:p text:style-name="P27">4.13. <text:bookmark text:name="QQ2-1-91"/><text:a xlink:type="simple" xlink:href="#x1-9100013">Evolution</text:a></text:p>
      <text:p text:style-name="P27">4.14. <text:bookmark text:name="QQ2-1-92"/><text:a xlink:type="simple" xlink:href="#x1-9200014">LibreOffice</text:a></text:p>
      <text:p text:style-name="P27">4.15. <text:bookmark text:name="QQ2-1-93"/><text:a xlink:type="simple" xlink:href="#x1-9300015">Konta online</text:a></text:p>
      <text:p text:style-name="P27">4.16. <text:bookmark text:name="QQ2-1-94"/><text:a xlink:type="simple" xlink:href="#x1-9400016">Empathy</text:a></text:p>
      <text:p text:style-name="P27">4.17. <text:bookmark text:name="QQ2-1-95"/><text:a xlink:type="simple" xlink:href="#x1-9500017">Centrum Oprogramowania</text:a></text:p>
      <text:p text:style-name="P27">4.18. <text:bookmark text:name="QQ2-1-96"/><text:a xlink:type="simple" xlink:href="#x1-9600018">DejaVu</text:a></text:p>
      <text:p text:style-name="P27">5. <text:bookmark text:name="QQ2-1-97"/><text:a xlink:type="simple" xlink:href="#x1-970005">Sztuczki z systemem Ubuntu</text:a></text:p>
      <text:p text:style-name="P27"><text:soft-page-break/>5.1. <text:bookmark text:name="QQ2-1-98"/><text:a xlink:type="simple" xlink:href="#x1-980001">Prywatność</text:a></text:p>
      <text:p text:style-name="P27">5.2. <text:bookmark text:name="QQ2-1-99"/><text:a xlink:type="simple" xlink:href="#x1-990002">Zmiana położenie elementów sterujących okna</text:a></text:p>
      <text:p text:style-name="P27">5.3. <text:bookmark text:name="QQ2-1-100"/><text:a xlink:type="simple" xlink:href="#x1-1000003">Click to minimize</text:a></text:p>
      <text:p text:style-name="P27">5.4. <text:bookmark text:name="QQ2-1-101"/><text:a xlink:type="simple" xlink:href="#x1-1010004">Wyłączenie global menu</text:a></text:p>
      <text:p text:style-name="P27">5.5. <text:bookmark text:name="QQ2-1-102"/><text:a xlink:type="simple" xlink:href="#x1-1020005">Instalacja Unity Tweak Tool</text:a></text:p>
      <text:p text:style-name="P27">5.6. <text:bookmark text:name="QQ2-1-103"/><text:a xlink:type="simple" xlink:href="#x1-1030006">Instalacja nowych motywów graficznych</text:a></text:p>
      <text:p text:style-name="P27">5.7. <text:bookmark text:name="QQ2-1-104"/><text:a xlink:type="simple" xlink:href="#x1-1040007">Instalacja motywów ikon</text:a></text:p>
      <text:p text:style-name="P27">5.8. <text:bookmark text:name="QQ2-1-105"/><text:a xlink:type="simple" xlink:href="#x1-1050008">Folder domowy na pulpicie</text:a></text:p>
      <text:p text:style-name="P27">5.9. <text:bookmark text:name="QQ2-1-106"/><text:a xlink:type="simple" xlink:href="#x1-1060009">Quicklist Editor</text:a></text:p>
      <text:p text:style-name="P27">5.10. <text:bookmark text:name="QQ2-1-107"/><text:a xlink:type="simple" xlink:href="#x1-10700010">Odtwarzanie szyfrowanych płyt DVD</text:a></text:p>
      <text:p text:style-name="P27">5.11. <text:bookmark text:name="QQ2-1-108"/><text:a xlink:type="simple" xlink:href="#x1-10800011">preload, prelink</text:a></text:p>
      <text:p text:style-name="P27">5.12. <text:bookmark text:name="QQ2-1-109"/><text:a xlink:type="simple" xlink:href="#x1-10900012">Sterowniki</text:a></text:p>
      <text:p text:style-name="P27">6. <text:bookmark text:name="QQ2-1-110"/><text:a xlink:type="simple" xlink:href="#x1-1100006">Aktualizacja z poprzedniego wydania</text:a></text:p>
      <text:p text:style-name="Text_20_body">7. <text:bookmark text:name="QQ2-1-111"/><text:a xlink:type="simple" xlink:href="#x1-1110007">Rozwiązywanie problemów z Ubuntu</text:a></text:p>
      <text:h text:style-name="Heading_20_3" text:outline-level="3"><text:bookmark text:name="x1-1001r1"/>1. <text:bookmark text:name="x1-20001"/>Wstęp</text:h>
      <text:p text:style-name="Treść_20_tekstu.noindent">Witaj w <text:bookmark text:name="textcolor1"/>Przewodniku po Ubuntu Linux 14.04 Trusty Thar! </text:p>
      <text:p text:style-name="Treść_20_tekstu.indent">Niniejszy dokument pomoże ci zainstalować oraz skonfigurować system operacyjny Ubuntu. Przewodnik obejmuje każdy etap procesu zmiany systemu, od przygotowania twoich plików i ustawień po instalowanie oraz używanie twojej świeżo zainstalowanej kopii Ubuntu. </text:p>
      <text:p text:style-name="Treść_20_tekstu.indent">Przewodnik ten został napisany z myślą o osobach nieposiadających wiedzy technicznej, a większość terminów technicznych opatrzono stosownymi objaśnieniami. Przewodnik zadaje także kłam mitowi, że użytkowanie Linuksa wiąże się z koniecznością wpisywania niezrozumiałych komend w konsoli. Cały tekst został przygotowany z myślą o wykorzystaniu graficznych narzędzi dostarczanych wraz z systemem. </text:p>
      <text:p text:style-name="Treść_20_tekstu.indent">Mamy nadzieję, że czytając ten przewodnik bezproblemowo zainstalujesz Ubuntu na swoim komputerze i będziesz zadowolony mogąc korzystać z darmowego oraz otwartego systemu operacyjnego.<text:line-break/>Wersja Ubuntu, która została opisana w tym poradniku, nosi nazwę Ubuntu GNU/Linux 14.04 LTS Trusty Thar, co oznacza: </text:p>
      <text:p text:style-name="List_20_Heading"><text:span text:style-name="T2">Ubuntu</text:span> </text:p>
      <text:p text:style-name="List_20_Contents">- nazwa całej serii systemów operacyjnych wydawanych przez firmę Canonical. </text:p>
      <text:p text:style-name="List_20_Heading"><text:span text:style-name="T2">GNU/Linux</text:span> </text:p>
      <text:p text:style-name="List_20_Contents">- system bazuje na jądrze Linuksa i wykorzystuje oprogramowanie GNU. </text:p>
      <text:p text:style-name="List_20_Heading"><text:span text:style-name="T2">14.04</text:span> </text:p>
      <text:p text:style-name="List_20_Contents">- jest to wersja z kwietnia (04) 2014 roku. </text:p>
      <text:p text:style-name="List_20_Heading"><text:span text:style-name="T2">LTS</text:span> </text:p>
      <text:p text:style-name="List_20_Contents">- jest to wersja o przedłużonym wsparciu technicznym, a poprawki będą wydawane do 2019 roku). </text:p>
      <text:p text:style-name="List_20_Heading"><text:span text:style-name="T2">Trusty Tahr</text:span> </text:p>
      <text:p text:style-name="P55">- nazwa kodowa tego wydania.</text:p>
      <text:h text:style-name="Heading_20_4" text:outline-level="4"><text:bookmark text:name="x1-2001r1"/>1.1. <text:bookmark text:name="x1-30001"/>O Ubuntu</text:h>
      <text:p text:style-name="Treść_20_tekstu.noindent">Ubuntu jest kompletnym systemem operacyjnym utrzymywanym i rozwijanym przez firmę Canonical. Pierwsza jego wersja ukazała się w 2004 roku, a w ciągu14 lat system ten zdobył rzesze fanów. Ubuntu wraz ze swoimi odmianami jest najpopularniejszą na świecie dystrybucją Linuksa. Samo słowo Ubuntu w języku afrykańskiego plemienia Zulusów oznacza ”człowieczeństwo wobec innych”, w kontekście systemu operacyjnego tłumaczone jest jednak jako ”Linux dla ludzi”. </text:p>
      <text:p text:style-name="Treść_20_tekstu.indent">Ideą systemu Ubuntu jest dostarczenie użytkownikowi kompletnego systemu operacyjnego, zawierającego wszystkie elementy niezbędne do codziennej pracy, a jednocześnie umożliwiające posiadaczowi komputera swobodne korzystanie z systemu i modyfikowanie poszczególnych jego <text:soft-page-break/>elementów. Wybierając Ubuntu nie musisz się zastanawiać nad tym, czy twój procesor nie ma przypadkiem zbyt dużej liczby rdzeni, co w przypadku korzystania z systemu komercyjnego mogłoby wymagać zakupu innej licencji. Nie musisz się również przejmować tym, że w firmie masz dziesięć komputerów, a twoja licencja na pakiet biurowy pozwala na instalację jedynie na sześciu stanowiskach. Jeśli chodzi o to, jak i do czego wykorzystasz system i oprogramowanie, wszystko zależy wyłącznie od ciebie. </text:p>
      <text:p text:style-name="Treść_20_tekstu.indent">Ubuntu pozwala także na daleko idące modyfikacje systemu - kod źródłowy jest otwarty, co pozwala każdemu na głębokie ingerencje w system. Choć powyższe zdanie może brzmieć groźnie, nie ma powodów do obaw - Ubuntu nie jest przeznaczone tylko dla doświadczonych komputerowych “magików”. Każdy może dowolnie dostosować swój system do własnych potrzeb i upodobań, czy to metodą zrób to sam, czy też poprzez odwołanie się do zasobów oferowanych przez społeczność. </text:p>
      <text:p text:style-name="Treść_20_tekstu.indent">Skoro poruszyliśmy już ten temat - społeczność skupiona wokół Ubuntu jest najważniejszą siłą napędzającą rozwój tej dystrybucji. Dodatki zmieniające wygląd systemu, nowe ikony i grafiki, dźwięki systemowe, tłumaczenia, całe zestawy oprogramowania - wszystkie te elementy (oraz wiele innych rzeczy) czekają, aż zdecydujesz się z nich skorzystać. <text:bookmark text:name="x1-3001r3"/></text:p>
      <text:h text:style-name="Heading_20_4" text:outline-level="4">1.2. <text:bookmark text:name="x1-40002"/>Dlaczego warto zmienić system na Ubuntu?</text:h>
      <text:h text:style-name="Heading_20_5" text:outline-level="5"><text:bookmark text:name="x1-4001r1"/>1.2.1. <text:bookmark text:name="x1-50001"/>Jest stabilny</text:h>
      <text:p text:style-name="Treść_20_tekstu.noindent">Ubuntu bazuje na słynącym ze stabilności systemie Debian GNU/Linux. Zapomnij o błędach krytycznych i zawieszaniu się komputera, przyzwyczaj się natomiast do niezawodnego systemu, który po prostu działa. Standardy jakości Debiana są bardzo wysokie i do ostatecznej wersji tego systemu nie trafi nic, co mogłoby nagle się popsuć. Jeśli instalujesz pod Ubuntu jakąś aplikację, możesz mieć pewność, że została już ona przetestowana przez tysiące ludzi rozsianych po całym świecie. </text:p>
      <text:list xml:id="list4700326672889842801" text:style-name="L1">
        <text:list-item>
          <text:p text:style-name="P28">Debian GNU/Linux jest tak stabilny, że pod jego kontrolą pracują najważniejsze systemy komputerowe świata, wliczając w to superkomputery oraz serwery wielkich portali internetowych. </text:p>
        </text:list-item>
        <text:list-item>
          <text:p text:style-name="P28">Poprawki eliminujące znalezione błędy trafiają do systemu na bieżąco i nie trzeba na nie czekać miesiącami. </text:p>
        </text:list-item>
        <text:list-item>
          <text:p text:style-name="P1">Każdy może zgłaszać znalezione błędy i śledzić proces ich naprawiania.</text:p>
        </text:list-item>
      </text:list>
      <text:h text:style-name="Heading_20_5" text:outline-level="5"><text:bookmark text:name="x1-5001r5"/>1.2.2. <text:bookmark text:name="x1-60002"/>Jest bezpieczny</text:h>
      <text:p text:style-name="Treść_20_tekstu.noindent">Ubuntu prezentuje zupełnie inne podejście do zagadnienia bezpieczeństwa niż inne systemy operacyjne. Tutaj bezpieczeństwo wynika z samej konstrukcji systemu,nie jest natomiast rezultatem nakładania na niego kolejnych łatek i dodatkowych warstw ochronnych. System jest bezpieczny, ponieważ likwiduje się przyczynę ewentualnych problemów, a nie leczy objawy. Co więcej, błędy, które mogłyby mieć negatywny wpływ na bezpieczeństwo użytkownika, naprawiane są niemal natychmiast. Nierzadko zdarza się, że od momentu wykrycia luki do chwili instalacji stosownej poprawki na milionach komputerów mija mniej niż doba. </text:p>
      <text:list xml:id="list381308055578505561" text:style-name="L2">
        <text:list-item>
          <text:p text:style-name="P29">Ponieważ różne dystrybucje Linuksa cechują się wysokim poziomem bezpieczeństwa, to właśnie te systemy operacyjne można znaleźć na bardzo wielu serwerach sieciowych. </text:p>
        </text:list-item>
        <text:list-item>
          <text:p text:style-name="P2">Wprowadzanie poważniejszych zmian w systemie pociąga za sobą konieczność podania hasła administratora. Ubuntu jest dzięki temu zabezpieczone zarówno przed potencjalnymi intruzami, jak i przed przypadkowym naruszeniem zasad bezpieczeństwa przez samego użytkownika.</text:p>
        </text:list-item>
      </text:list>
      <text:h text:style-name="Heading_20_5" text:outline-level="5"><text:bookmark text:name="x1-6001r6"/>1.2.3. <text:bookmark text:name="x1-70003"/>Jest łatwy w użyciu</text:h>
      <text:p text:style-name="Treść_20_tekstu.noindent">Słowo Ubuntu tłumaczy się jako ”<text:span text:style-name="T3">człowieczeństwo wobec innych</text:span>”, także “Linux dla ludzi”. Użytkowane przez ciebie programy zostały zaprojektowane w taki sposób, by nie były bardziej skomplikowane, niż to konieczne. To wcale nie znaczy, że Ubuntu ma ograniczone możliwości czy brakuje mocy - wręcz przeciwnie, pulpit Ubuntu jest pełen innowacyjnych funkcji. </text:p>
      <text:list xml:id="list1616465063241428733" text:style-name="L3">
        <text:list-item>
          <text:p text:style-name="P30"><text:soft-page-break/>Komunikaty są sformułowane w jednoznaczny sposób, więc będziesz potrzebował przeczytać je tylko raz. </text:p>
        </text:list-item>
        <text:list-item>
          <text:p text:style-name="P30">Aplikacje są ułożone tak, aby było je łatwo znaleźć. </text:p>
        </text:list-item>
        <text:list-item>
          <text:p text:style-name="P3">Programy mają schludny i nowoczesny interfejs, dzięki któremu łatwiej będzie ci skupić się na czekających cię zadaniach.</text:p>
        </text:list-item>
      </text:list>
      <text:h text:style-name="Heading_20_5" text:outline-level="5"><text:bookmark text:name="x1-7001r7"/>1.2.4. <text:bookmark text:name="x1-80004"/>Jest międzynarodowy</text:h>
      <text:p text:style-name="Treść_20_tekstu.noindent">Nieważne gdzie mieszkasz i w jakim języku mówisz - możesz być pewien, że Ubuntu będzie się komunikowało z każdym użytkownikiem w najbardziej zrozumiały dla niego sposób. Dostęp do różnych wersji językowych jest bardzo prosty, a zmiana języka systemu ogranicza się do kilku kliknięć. Oprócz tłumaczeń obejmujących między innymi komunikaty systemowe, interfejs użytkownika czy menu poszczególnych aplikacji, Ubuntu oferuje również pełny wybór zestawów znaków i metod wprowadzania tekstu, możesz więc porozumiewać się ze swoim komputerem w dowolnie wybranym języku. </text:p>
      <text:list xml:id="list2784992861430408742" text:style-name="L4">
        <text:list-item>
          <text:p text:style-name="P31">Tłumaczenia są tworzone przez ochotników z całego świata. </text:p>
        </text:list-item>
        <text:list-item>
          <text:p text:style-name="P31">Możesz samemu zaangażować się w tłumaczenia, korzystając z internetowej usługi Launchpad. </text:p>
        </text:list-item>
        <text:list-item>
          <text:p text:style-name="P4">Aplikacja “Języki” pozwala szybko i wygodnie instalować nowe paczki językowe .</text:p>
        </text:list-item>
      </text:list>
      <text:h text:style-name="Heading_20_5" text:outline-level="5"><text:bookmark text:name="x1-8001r8"/>1.2.5. <text:bookmark text:name="x1-90005"/>Jest dostępny</text:h>
      <text:p text:style-name="Treść_20_tekstu.noindent">Świeżo zainstalowane Ubuntu wyposażone jest w szereg narzędzi poprawiających łatwość dostępu - lupę, program czytający informacje pojawiające się na ekranie oraz klawiaturę ekranową. Projekt Ubuntu posiada Zespół Dostępności, który zajmuje się wyłącznie tym, aby Ubuntu stawało się coraz bardziej dostępne dla każdego. </text:p>
      <text:list xml:id="list1954787434896272301" text:style-name="L5">
        <text:list-item>
          <text:p text:style-name="P5">Użytkownik może korzystać z ułatwień dostępu przez cały czas - od procesu instalacji począwszy, na codziennym użytkowaniu skończywszy.</text:p>
        </text:list-item>
      </text:list>
      <text:h text:style-name="Heading_20_5" text:outline-level="5"><text:bookmark text:name="x1-9001r9"/>1.2.6. <text:bookmark text:name="x1-100006"/>Jest wolny</text:h>
      <text:p text:style-name="Treść_20_tekstu.noindent">Ubuntu jest wolne i otwarte. Za instalację i użytkowanie tego systemu operacyjnego nigdy nie będziesz musiał zapłacić ani grosza. Nikt nie zabroni Ci również modyfikowania, używania i rozprowadzania aplikacji wchodzących w skład Ubuntu. Nie musisz się zastanawiać nad tym, czy możesz wykorzystywać dany program, czy też jego licencja pozwala na przykład jedynie na ściśle określone zastosowania. W przypadku korzystania z Ubuntu nie ma takich ograniczeń - dysponujesz całkowitą wolnością w kwestii wykorzystywania i modyfikowania systemu oraz zawartego w nim oprogramowania. Co więcej, zachęcamy cię do takiego postępowania! To oznacza, że zaoszczędzisz na oprogramowaniu, ale to nie wszystko - pamiętaj także, że jest ono całkowicie transparentne i otwarte na analizę. To pozwala szybciej wykrywać problemy związane z bezpieczeństwem, uniemożliwia ukrywanie przed niczego nieświadomym użytkownikiem przykrych niespodzianek, a na dodatek masz możliwość samodzielnego dokonywania zmian w Ubuntu. </text:p>
      <text:list xml:id="list9019193499280050762" text:style-name="L6">
        <text:list-item>
          <text:p text:style-name="P32">Jeśli tylko posiadasz odpowiednią wiedzę techniczną, możesz samemu modyfikować swoje ulubione aplikacje. </text:p>
        </text:list-item>
        <text:list-item>
          <text:p text:style-name="P6">Ubuntu może używać absolutnie każdy.</text:p>
        </text:list-item>
      </text:list>
      <text:h text:style-name="Heading_20_5" text:outline-level="5"><text:bookmark text:name="x1-10001r10"/>1.2.7. <text:bookmark text:name="x1-110007"/>Jest społecznościowy</text:h>
      <text:p text:style-name="Treść_20_tekstu.noindent">Społeczność to opoka, na której opiera się Ubuntu. Bez owej społeczności Ubuntu nie byłoby światowej klasy systemem operacyjnym, jakim jest w 2014 roku. Społeczność jest nierozłącznie związana z sukcesem Ubuntu i to właśnie ona zajmuje się wieloma rzeczami, od dostarczania tłumaczeń, testowania nowych wydań i zapewniani wsparcia, aż po pisanie nowego oprogramowania i rozwiązywanie problemów, Każdy może pomóc w takim zakresie, w jakim potrafi i ma ochotę. Również i ty możesz pomóc kształtować kierunek rozwoju Ubuntu i ulepszać oprogramowanie dla ludzi z całego świata. </text:p>
      <text:list xml:id="list5417924610652658022" text:style-name="L7">
        <text:list-item>
          <text:p text:style-name="P33">Każdy może wnieść swój wkład w rozwój Ubuntu. </text:p>
        </text:list-item>
        <text:list-item>
          <text:p text:style-name="P33"><text:soft-page-break/>Ubuntu skupia ludzi posiadających bardzo różne zainteresowania. Programiści nie są jedynymi wybrańcami, którzy mają szansę zobaczyć efekty swojej pracy na milionach komputerów. Takie same możliwości mają graficy tworzacy tapety, muzycy komponujący dźwięki systemowe, designerzy projektujący ikony i zajmujący się wyglądem aplikacji, tłumacze dbający o to, by Ubuntu było dostępne w tylu językach, a także wiele, wiele innych osób. </text:p>
        </text:list-item>
        <text:list-item>
          <text:p text:style-name="P7">Kodeks Postępowania Ubuntu i Rada Społeczności pomaga przewodzić społeczności i zapewnia każdemu możliwość przedstawienia swoich racji.</text:p>
        </text:list-item>
      </text:list>
      <text:h text:style-name="Heading_20_3" text:outline-level="3"><text:bookmark text:name="x1-11001r2"/>2. <text:bookmark text:name="x1-120002"/>Instalacja</text:h>
      <text:h text:style-name="Heading_20_4" text:outline-level="4"><text:bookmark text:name="x1-12001r4"/>2.1. <text:bookmark text:name="x1-130001"/>Pobieranie obrazu systemu</text:h>
      <text:p text:style-name="Treść_20_tekstu.noindent"/>
      <text:p text:style-name="Treść_20_tekstu.noindent">Pierwszym etapem instalacji systemu jest pobranie instalatora. W tym celu udaj się na stronę <text:a xlink:type="simple" xlink:href="http://www.ubuntu.com/download/desktop">ubuntu.com</text:a> i z górnego paska wybierz <text:bookmark text:name="textcolor2"/>Download a następnie <text:bookmark text:name="textcolor3"/>Desktop </text:p>
      <text:p text:style-name="Nagłówek_20_listy.enumerate-enumitem">1 </text:p>
      <text:p text:style-name="List_20_Contents">To pole pozwali ci wybrać pomiędzy 32- a 64-bitową wersją systemu. Domyślnie wybrana jest opcja 64 bitowa. </text:p>
      <text:p text:style-name="Nagłówek_20_listy.enumerate-enumitem">2 </text:p>
      <text:p text:style-name="P55">Kliknij na ten przycisk aby przejść dalej.</text:p>
      <text:p text:style-name="Treść_20_tekstu.indent">Na kolejnym ekranie będziesz mieć możliwość przekazania dotacji na rzecz Ubuntu. W tym momencie nas to nie interesuje. Przesuń stronę w dół i kliknij na <text:bookmark text:name="textcolor4"/>Not now, take me to the download. Zostaniesz przeniesiony na kolejną stronę, a po kilku sekundach rozpocznie się pobieranie obrazu systemu. </text:p>
      <text:p text:style-name="Treść_20_tekstu.indent">Jeżeli twój komputer został wyprodukowany nie dawnej niż 5 lat temu, wersja 64-bitowa będzie na pewno odpowiednia. Jeżeli masz mniej niż 2 GB RAM-u, wybierz wariant 32-bitowy. Niezależnie od tego jaką wersję wybierzesz, i tak będziesz mieć dostęp do takiego samego zestawu oprogramowania. Wariant 64-bitowy jest lepiej dopasowany do nowoczesnych systemów, jeżeli jednak masz jakiekolwiek wątpliwości, wybierz wersję 32-bitową. Będzie ona działać także na 64-bitowym komputerze, choć nie będzie wykorzystywać wszystkich jego możliwości. Jeżeli twoja płyta główna kontrolowana jest przez UEFI, musisz wybrać system 64-bitowy. Linki do pobierania bezpośredniego: </text:p>
      <text:list xml:id="list5936743132982494427" text:style-name="L8">
        <text:list-item>
          <text:p text:style-name="P34"><text:a xlink:type="simple" xlink:href="http://www.ubuntu.com/start-download?distro=desktop&amp;bits=64&amp;release=lts">Wersja 64 bitowa (733 megabajtów).</text:a> </text:p>
        </text:list-item>
        <text:list-item>
          <text:p text:style-name="P8"><text:a xlink:type="simple" xlink:href="http://www.ubuntu.com/start-download?distro=desktop&amp;bits=32&amp;release=lts">Wersja 32 bitowa (731 megabajtów).</text:a></text:p>
        </text:list-item>
      </text:list>
      <text:h text:style-name="Heading_20_4" text:outline-level="4"><text:bookmark text:name="x1-13003r13"/>2.2. <text:bookmark text:name="x1-140002"/>Nagrywanie pobranego obrazu</text:h>
      <text:p text:style-name="Treść_20_tekstu.noindent">Po zakończeniu pobierania obrazu instalatora należy nagrać go na zewnętrzny nośnik i uruchomić komputer z tego nośnika. Najlepszym rozwiązaniem jest użycie klucza USB (pendrive’a), gdyż obrazy instalacyjne Ubuntu są zbyt duże aby zmieścić się na typowych krążkach CD o pojemności 650 MB. Weź jednak pod uwagę, że nie wszystkie komputery potrafią startować z klucza USB. Jeżeli twój komputer nie pozwala na wykonanie takiej operacji, będziesz musiał użyć płyty DVD lub karty (micro)SD. <text:bookmark text:name="x1-14001r11"/></text:p>
      <text:h text:style-name="Heading_20_5" text:outline-level="5">2.2.1. <text:bookmark text:name="x1-150001"/>System Windows, nagrywanie na pendriva</text:h>
      <text:p text:style-name="P9"><text:s/></text:p>
      <text:p text:style-name="Treść_20_tekstu.noindent">Jeżeli chcesz użyć pendrive’a jako nośnika instalacyjnego, upewnij się, żema on przynajmniej 1 GB pojemności (w przeciwnym wypadku instalator się tam po prostu nie zmieści). Jeżeli masz już przygotowany pendrive, wykonaj po kolei następujące kroki: </text:p>
      <text:p text:style-name="Nagłówek_20_listy.enumerate-enumitem">1 </text:p>
      <text:p text:style-name="List_20_Contents">Pobierz program <text:a xlink:type="simple" xlink:href="http://www.pendrivelinux.com/downloads/Universal-USB-Installer/Universal-USB-Installer-1.9.5.2.exe">Universal USB Installer</text:a>. </text:p>
      <text:p text:style-name="Nagłówek_20_listy.enumerate-enumitem"><text:soft-page-break/>2 </text:p>
      <text:p text:style-name="List_20_Contents">Uruchom pobrany plik. </text:p>
      <text:p text:style-name="Nagłówek_20_listy.enumerate-enumitem">3 </text:p>
      <text:p text:style-name="List_20_Contents">Zaakceptuj umowę licencyjną. </text:p>
      <text:p text:style-name="Nagłówek_20_listy.enumerate-enumitem">4 </text:p>
      <text:p text:style-name="List_20_Contents">Podłącz do komputera pendrive, który ma użyty jako nośnik. </text:p>
      <text:p text:style-name="Nagłówek_20_listy.enumerate-enumitem">5 </text:p>
      <text:p text:style-name="List_20_Contents">Z tej listy wybierz Ubuntu. </text:p>
      <text:p text:style-name="Nagłówek_20_listy.enumerate-enumitem">6 </text:p>
      <text:p text:style-name="List_20_Contents">Kliknij na przycisk <text:bookmark text:name="textcolor5"/>Browse i wskaż pobrany wcześniej obraz instalatora Ubuntu. </text:p>
      <text:p text:style-name="Nagłówek_20_listy.enumerate-enumitem">7 </text:p>
      <text:p text:style-name="List_20_Contents">Z tej listy wybierz podłączonego wcześniej pendrive’a.<text:line-break/><text:span text:style-name="T2">UWAGA: Wszystkie dane na nim zostaną skasowane!</text:span> </text:p>
      <text:p text:style-name="Nagłówek_20_listy.enumerate-enumitem">8 </text:p>
      <text:p text:style-name="List_20_Contents">Kliknij przycisk <text:bookmark text:name="textcolor6"/>Create. </text:p>
      <text:p text:style-name="Nagłówek_20_listy.enumerate-enumitem">9 </text:p>
      <text:p text:style-name="P55">Poczekaj na zakończenie operacji.</text:p>
      <text:h text:style-name="Heading_20_5" text:outline-level="5"><text:bookmark text:name="x1-15010r15"/>2.2.2. <text:bookmark text:name="x1-160002"/>System Windows 7 / 8, nagrywanie na płytę DVD</text:h>
      <text:p text:style-name="P9"><text:s/></text:p>
      <text:p text:style-name="Treść_20_tekstu.noindent">Systemy operacyjne Windows 7 i 8 mają wbudowane narzędzie do wypalania plików .iso na płytach. Kliknij prawym przyciskiem myszy na pobrany obraz instalatora Ubuntu, wybierz opcję <text:bookmark text:name="textcolor7"/>Otwórz w a następnie <text:bookmark text:name="textcolor8"/>Windows Disc Image Burner. </text:p>
      <text:p text:style-name="Nagłówek_20_listy.enumerate-enumitem">1 </text:p>
      <text:p text:style-name="List_20_Contents">Z tej listy wybierz swoją nagrywarkę. </text:p>
      <text:p text:style-name="Nagłówek_20_listy.enumerate-enumitem">2 </text:p>
      <text:p text:style-name="List_20_Contents">Włóż do wybranego napędu czystą płytę DVD. </text:p>
      <text:p text:style-name="Nagłówek_20_listy.enumerate-enumitem">3 </text:p>
      <text:p text:style-name="List_20_Contents">Upewnij się, że zaznaczone jest pole <text:bookmark text:name="textcolor9"/>Zweryfikuj dysk po nagraniu </text:p>
      <text:p text:style-name="Nagłówek_20_listy.enumerate-enumitem">4 </text:p>
      <text:p text:style-name="P55">Kliknij na przycisk <text:bookmark text:name="textcolor10"/>Nagraj.</text:p>
      <text:h text:style-name="Heading_20_5" text:outline-level="5"><text:bookmark text:name="x1-16005r16"/>2.2.3. <text:bookmark text:name="x1-170003"/>System Windows XP i inne starsze wersje, nagrywanie na płytę DVD</text:h>
      <text:p text:style-name="P9"><text:s/></text:p>
      <text:p text:style-name="Treść_20_tekstu.noindent">Starsze wersje systemu Windows nie mają wbudowanej możliwości nagrywania płyt DVD. Potrzebne będzie do tego osobne narzędzie służące do wypalania płyt. Obsługa tych programów jest bardzo podobna: należy wybrać opcję Nagrywanie obrazu na płytę. Koniecznie nagrywaj z wykorzystaniem tej opcji, gdyż inne (np. Nagrywanie płyty z danymi lub Tworzenie kopi zapasowej) utworzy dysk, którego twój komputer nie będzie potem wstanie uruchomić. Dla przykładu posłużymy się programem Infra Recorder. </text:p>
      <text:p text:style-name="Nagłówek_20_listy.enumerate-enumitem">1 </text:p>
      <text:p text:style-name="List_20_Contents">Pobierz i zainstaluj program <text:a xlink:type="simple" xlink:href="http://infrarecorder.org/?page_id=5">Infra Recorder</text:a>. </text:p>
      <text:p text:style-name="Nagłówek_20_listy.enumerate-enumitem">2 </text:p>
      <text:p text:style-name="List_20_Contents">Uruchom zainstalowany przed momentem program. </text:p>
      <text:p text:style-name="Nagłówek_20_listy.enumerate-enumitem">3 </text:p>
      <text:p text:style-name="List_20_Contents">Włóż czystą płytę DVD do nagrywarki. </text:p>
      <text:p text:style-name="Nagłówek_20_listy.enumerate-enumitem">4 </text:p>
      <text:p text:style-name="List_20_Contents">W programie Infra Recorder wybierz opcję <text:bookmark text:name="textcolor11"/>Write Image. </text:p>
      <text:p text:style-name="Nagłówek_20_listy.enumerate-enumitem">5 </text:p>
      <text:p text:style-name="List_20_Contents">Wybierz pobrany wcześniej obraz instalatora Ubuntu. </text:p>
      <text:p text:style-name="Nagłówek_20_listy.enumerate-enumitem">6 </text:p>
      <text:p text:style-name="P55"><text:soft-page-break/>Kliknij na przycisk <text:bookmark text:name="textcolor12"/>OK.</text:p>
      <text:h text:style-name="Heading_20_5" text:outline-level="5"><text:bookmark text:name="x1-17007r17"/>2.2.4. <text:bookmark text:name="x1-180004"/>System Linux, nagrywanie na pendriva</text:h>
      <text:p text:style-name="P9"><text:s/></text:p>
      <text:p text:style-name="Treść_20_tekstu.noindent">W systemach operacyjnych Linux do nagrywania obrazu na pendrive’a najlepiej posłużyć się programem <text:bookmark text:name="textcolor13"/>UNetbootin, dostępnym w każdej dystrybucji. Podłącz do komputera klucz USB, z którego chcesz potem instalować Ubuntu. </text:p>
      <text:p text:style-name="Nagłówek_20_listy.enumerate-enumitem">1 </text:p>
      <text:p text:style-name="List_20_Contents">Zainstaluj UNetBootIn korzystając ze swojego menadżera pakietów. </text:p>
      <text:p text:style-name="Nagłówek_20_listy.enumerate-enumitem">2 </text:p>
      <text:p text:style-name="List_20_Contents">Uruchom zainstalowany przed momentem program. </text:p>
      <text:p text:style-name="Nagłówek_20_listy.enumerate-enumitem">3 </text:p>
      <text:p text:style-name="List_20_Contents">Zaznacz pole Obraz dysku </text:p>
      <text:p text:style-name="Nagłówek_20_listy.enumerate-enumitem">4 </text:p>
      <text:p text:style-name="List_20_Contents">Z menu wybierz Plik ISO </text:p>
      <text:p text:style-name="Nagłówek_20_listy.enumerate-enumitem">5 </text:p>
      <text:p text:style-name="List_20_Contents">W tym polu podaj ścieżkę do pobranego wcześniej obrazu instalatora Ubuntu. Wciśnij przycisk oznaczony trzema kropkami (“…”) i wskaż plik. </text:p>
      <text:p text:style-name="Nagłówek_20_listy.enumerate-enumitem">6 </text:p>
      <text:p text:style-name="List_20_Contents">W tym menu wybierz Napęd USB </text:p>
      <text:p text:style-name="Nagłówek_20_listy.enumerate-enumitem">7 </text:p>
      <text:p text:style-name="List_20_Contents">Z tego menu wybierz podłączonego wcześniej pendriva.<text:line-break/><text:span text:style-name="T2">UWAGA: Wszystkie dane znajdujące się na tym nośniku zostaną skasowane!</text:span> </text:p>
      <text:p text:style-name="Nagłówek_20_listy.enumerate-enumitem">8 </text:p>
      <text:p text:style-name="P55">Kliknij przycisk OK aby rozpocząć nagrywanie</text:p>
      <text:h text:style-name="Heading_20_5" text:outline-level="5"><text:bookmark text:name="x1-18009r18"/>2.2.5. <text:bookmark text:name="x1-190005"/>System Linux, nagrywanie na DVD</text:h>
      <text:p text:style-name="P9"><text:s/></text:p>
      <text:p text:style-name="Treść_20_tekstu.noindent">Aby nagrać obraz na płytę DVD potrzebujesz odpowiedniego programu. W tym przykładzie posłużymy się dostępną w większości dystrybucji nagrywarką Brasero. Kliknij prawym przyciskiem myszy na pobrany wcześniej obraz instalatora Ubuntu, wybierz <text:span text:style-name="T1">Otwórz w </text:span>… <text:span text:style-name="T1">Brasero</text:span> . W otwartym oknie zostaniesz poproszony o włożenie czystej płyty DVD. Zrób to, a następnie kliknij na przycisk <text:bookmark text:name="textcolor14"/>Nagraj. <text:bookmark text:name="x1-19001r14"/></text:p>
      <text:h text:style-name="Heading_20_4" text:outline-level="4">2.3. <text:bookmark text:name="x1-200003"/>Przygotowanie do instalacji</text:h>
      <text:h text:style-name="Heading_20_5" text:outline-level="5"><text:bookmark text:name="x1-20001r19"/>2.3.1. <text:bookmark text:name="x1-210001"/>Przygotowanie do instalacji - Windows - wskazówki ogólne</text:h>
      <text:p text:style-name="Treść_20_tekstu.noindent">Powinieneś mieć świadomość, że instalacja innego systemu operacyjnego na dysku twardym twojego komputera zawsze wiąże się z ryzykiem utraty danych. Niestety, czasem zdarzają się nam nieprzewidziane rzeczy: zanik zasilania w czasie partycjonowania dysku twardego najczęściej prowadzi do utraty jego zawartości, do rzadkości nie należy również sytuacja, w której ktoś przez zwykłą nieuwagę nadpisze jeden system drugim i w ten sposób utraci dane. Zanim przystąpisz więc do instalacji systemu Ubuntu, upewnij się, że wszystkie ważne dane zostały zabezpieczone na zewnętrznych nośnikach danych. Innymi słowy: zrób kopię zapasową. </text:p>
      <text:p text:style-name="Treść_20_tekstu.indent">Warto też wyeksportować dane z programów takich jak przeglądarka internetowa (zakładki), klient pocztowy(konta, kalendarze i kontakty) czy też komunikator internetowy (konta, historia rozmów, znajomi). Nie zapomnij zrobić kopii zapasowej dokumentów oraz swojej kolekcji muzyki. Jeżeli zainstalujesz Ubuntu obok Windowsa, będziesz mieć dostęp do swoich plików. Niestety, w drugą stronę to już nie działa, więc na systemach Windows nie ma możliwości podglądu plików znajdujących na partycjach Ubuntu<text:a xlink:type="simple" xlink:href="../Tahr2.html#fn1x0">1</text:a><text:bookmark text:name="x1-21001f1"/> . Ważnym krokiem jest ustalenie, czy twoja płyta główna obsługiwana jest przez UEFI (a jeżeli tak, to jakie opcje są włączone). </text:p>
      <text:p text:style-name="Treść_20_tekstu.indent"><text:soft-page-break/>W konsoli systemu Windows<text:a xlink:type="simple" xlink:href="../Tahr3.html#fn2x0">2</text:a><text:bookmark text:name="x1-21002f2"/> wpisz <text:bookmark text:name="textcolor15"/>Confirm-SecureBootUEFI. System może zwrócić jedną z trzech informacji: </text:p>
      <text:list xml:id="list583884770666064852" text:style-name="L9">
        <text:list-item>
          <text:p text:style-name="P35"><text:bookmark text:name="textcolor16"/>Cmdlet not supported on this platform lub <text:bookmark text:name="textcolor17"/>Polecenia nie znaleziono - Ten komputer nie korzysta z SecureBoot. Nie potrzebujesz podejmować żadnych dodatkowych kroków, wystarczy włożyć przygotowany nośnik instalacyjny i zainstalować Ubuntu. </text:p>
        </text:list-item>
        <text:list-item>
          <text:p text:style-name="P35"><text:bookmark text:name="textcolor18"/>False - Ten komputer ma UEFI, ale nie korzysta z SecureBoot. Przejdź do sekcji porad dla Windows 8 </text:p>
        </text:list-item>
        <text:list-item>
          <text:p text:style-name="P10"><text:bookmark text:name="textcolor19"/>True - Ten komputer ma UEFI i korzysta z SecureBoot. Przejdź do sekcji porad dla Windows 8</text:p>
        </text:list-item>
      </text:list>
      <text:h text:style-name="Heading_20_5" text:outline-level="5"><text:bookmark text:name="x1-21003r21"/>2.3.2. <text:bookmark text:name="x1-220002"/>Przygotowanie do instalacji - Windows 8</text:h>
      <text:p text:style-name="Treść_20_tekstu.noindent">Windows 8 wymusił na producentach sprzętu stosowanie technologi UEFI (zamiast BIOS-u) oraz SecureBoot (Zabezpieczenie komputera przed zmianami systemu operacyjnego), co znacznie utrudniło instalację innych systemów operacyjnych. Ubuntu jest przygotowane do współpracy z Windowsem 8, ale Windows nie jest przygotowany do współdzielenia komputera z innymi systemami operacyjnymi. Pamiętaj, że jeżeli posiadasz UEFI (a używanie Windows 8 na to wskazuje) to potrzebujesz Ubuntu w wersji 64 bitowej. Systemy 32 bitowe nie są obsługiwane przez technologię UEFI<text:a xlink:type="simple" xlink:href="../Tahr4.html#fn3x0">3</text:a><text:bookmark text:name="x1-22001f3"/> . </text:p>
      <text:p text:style-name="Treść_20_tekstu.indent">W tym momencie warto przygotować wolną przestrzeń na dysku pod instalację Ubuntu. Ten punkt można wykonać zarówno teraz, jak i podczas instalacji Ubuntu - jeżeli jednak używasz Windows 8, lepiej zrobić to teraz. Wciśnij kombinację klawiszy <text:span text:style-name="T1">Super</text:span> <text:span text:style-name="T1">+</text:span> <text:span text:style-name="T1">r</text:span> i uruchom program <text:bookmark text:name="textcolor20"/>compmgmt.msc. W uruchomionym programie utwórz partycję dla Ubuntu. Absolutne minimum w przypadku tej partycji to 8 GB. Ubuntu potrzebuje około 4 GB na podstawową instalację, pozostałe miejsce będzie można przeznaczyć na instalację oprogramowania oraz pliki użytkownika. Jak wspomniano powyżej, 8GB to naprawdę minimum - tak naprawdę zalecamy stworzenie partycji liczącej sobie przynajmniej 20 GB. </text:p>
      <text:p text:style-name="Treść_20_tekstu.indent">Windows 8 korzysta z opcji Szybkiego Uruchamiania (Fast Boot), która uniemożliwia Ubuntu dostęp do plików znajdujących się na partycji Windowsa. Jedynym sposobem na obejście tego problemu jest wyłączenie opcji Szybkiego uruchamiania. Wejdź w <text:span text:style-name="T1">Panel Sterowania</text:span> <text:span text:style-name="T1">Opcje Zasilania</text:span> <text:span text:style-name="T1">Co ma robić przycisk zasilania</text:span> i odchacz <text:bookmark text:name="textcolor21"/>Włącz szybkie uruchamianie. <text:bookmark text:name="x1-22002r22"/></text:p>
      <text:h text:style-name="Heading_20_5" text:outline-level="5">2.3.3. <text:bookmark text:name="x1-230003"/>Przygotowanie do instalacji - Linux</text:h>
      <text:p text:style-name="Treść_20_tekstu.noindent">Instalacja kilku systemów Linux obok siebie nie powoduje zadnych problemów, powinieneś jednak wiedzieć o paru sprawach. W systemach operacyjnych należących do tej rodziny pliki użytkownika przechowywane są w katalogu /home. Dobrą praktyką jest wydzielenie dla tego katalogu osobnej partycji, aby przy reinstalacji systemu nie tracić swoich ustawień. </text:p>
      <text:p text:style-name="Treść_20_tekstu.indent">Jeżeli instalujesz jednego Linuksa obok drugiego, pomysł wykorzystania jednej partycji domowej dla obu systemów może wyglądać naprawdę kusząco. To jest możliwe, ale weź pod uwagę, że każdy z tych systemów może korzystać z innych plików - może się więc okazać, że nie wszystkie ustawienia będą prawidłowo odczytywane w obu dystrybucjach (szczególnie jeżeli używasz różnych środowisk graficznych). Przy takiej konfiguracji ważne jest też aby nazwa użytkownika oraz jego grupy były taka sama na obu systemach. Jeżeli instalowane obok siebie dystrybucje Linuksa dzieli wiele różnic, lepiej nie korzystać ze wspólnego katalogu domowego, zamiast tego umieścić dokumenty, filmy czy muzykę w miejscu dostępnym dla obydwu systemów. </text:p>
      <text:p text:style-name="Treść_20_tekstu.indent">Jeszcze jedna uwaga - nie ma znaczenia, ile dystrybucji Linuksa planujesz zainstalować, i tak wystarczy im jedna, wspólna partycja wymiany (swap). <text:bookmark text:name="x1-23001r20"/></text:p>
      <text:h text:style-name="Heading_20_4" text:outline-level="4">2.4. <text:bookmark text:name="x1-240004"/>Uruchomienie instalatora</text:h>
      <text:h text:style-name="Heading_20_5" text:outline-level="5"><text:bookmark text:name="x1-24001r23"/>2.4.1. <text:bookmark text:name="x1-250001"/>Ponowne uruchomienie komputera</text:h>
      <text:p text:style-name="Treść_20_tekstu.noindent">Jeżeli dysponujesz już nośnikiem instalacyjnym, nie pozostaje nic innego, jak uruchomić instalator i zainstalować system na dysku twardym komputera. Jeśli korzystasz z tego przewodnika w trybie online, dobrym pomysłem będzie wydrukowanie kilku kolejnych stron. Może się zdarzyć, że w czasie instalacji <text:soft-page-break/>stracisz dostęp do internetu i zostaniesz tym samym odcięty od zawartych tutaj informacji. Przed przystąpieniem do instalacji koniecznie zapoznaj się także z następującymi sekcjami: </text:p>
      <text:list xml:id="list4626645633211520315" text:style-name="L10">
        <text:list-item>
          <text:p text:style-name="P36"><text:a xlink:type="simple" xlink:href="#x1-210001">2.3.1</text:a> <text:bookmark text:name="textcolor22"/>Przygotowanie do instalacji - Windows - wskazówki ogólne: ta sekcja zawiera przydatne informacje dla osób migrujących z systemów Windows. </text:p>
        </text:list-item>
        <text:list-item>
          <text:p text:style-name="P36"><text:a xlink:type="simple" xlink:href="#x1-220002">2.3.2</text:a> <text:bookmark text:name="textcolor23"/>Przygotowanie do instalacji - Windows 8: specyficzne porady dla systemu Windows 8. Koniecznie ten fragment przewodnika, jeżeli instalujesz Ubuntu obok Windows 8 lub próbujesz zainstalować Ubuntu zamiast Windows 8. </text:p>
        </text:list-item>
        <text:list-item>
          <text:p text:style-name="P11"><text:a xlink:type="simple" xlink:href="#x1-230003">2.3.3</text:a> <text:bookmark text:name="textcolor24"/>Przygotowanie do instalacji - Linux: ogólne wskazówki dla osób instalujących Ubuntu obok innych dystrybucji Linuksa.</text:p>
        </text:list-item>
      </text:list>
      <text:p text:style-name="Treść_20_tekstu.indent">Zrestartuj swój komputer i uruchom go z przygotowanego nośnika instalacyjnego. W większości przypadków wiąże się to z ręcznym wskazaniem odpowiedniego napędu podczas uruchamiania komputera. Jeśli twój komputer wyposażony jest w system UEFI, cała ta procedura będzie znacznie bardziej skomplikowana. <text:bookmark text:name="x1-25001r25"/></text:p>
      <text:h text:style-name="Heading_20_5" text:outline-level="5">2.4.2. <text:bookmark text:name="x1-260002"/>Zmiana kolejności bootowania</text:h>
      <text:p text:style-name="Treść_20_tekstu.noindent">Kiedy rozpocznie się rozruch komputera, jeszcze przed załadowaniem się systemu operacyjnego musisz poinformować maszynę, że tym razem zamiast systemu zainstalowanego na twardym dysku ma ona wykorzystać przygotowany przez nas instalator. Każdy producent płyt głównych podchodzi do tej kwestii w nieco odmienny sposób, jednak najczęściej procedura będzie się pokrywać z jednym z opisanych poniżej scenariuszy: </text:p>
      <text:list xml:id="list5099964766849635052" text:style-name="L11">
        <text:list-item>
          <text:p text:style-name="P37">Niektóre komputery podczas rozruchu pokazują napis <text:bookmark text:name="textcolor25"/>Press F12 to select boot device. Kluczowymi słowami są tutaj <text:bookmark text:name="textcolor26"/>Boot Device, <text:bookmark text:name="textcolor27"/>Boot order lub podobne . Wciśnij wskazany klawisz (w tym konkretnym przypadku <text:span text:style-name="T1">F12</text:span> , ale nie jest to regułą) i z wyświetlonego menu wybierz nośnik instalacyjny. Niektóre komputery wykrywają pendrive’y jako dyski twarde i musisz wskazać właśnie taki dysk twardy a nie port USB. Jeżeli na liście nie ma naszego instalatora, zresetuj komputer i spróbuj ponownie. </text:p>
        </text:list-item>
        <text:list-item>
          <text:p text:style-name="P12">Jeżeli zobaczysz napis <text:bookmark text:name="textcolor28"/>Press ESC to enter setup lub coś podobnego, twoim słowem kluczowym będzie <text:bookmark text:name="textcolor29"/>Setup. Wciśnięcie odpowiedniego klawisza ( <text:span text:style-name="T1">Esc</text:span> , <text:span text:style-name="T1">Del.</text:span> lub któryś z klawiszy funkcyjnych) spowoduje uruchomienie programu konfiguracyjnego płyty głównej. W tym programie przejdź do sekcji <text:span text:style-name="T1">Advanced BIOS Features</text:span> <text:span text:style-name="T1">First Boot Device</text:span>. Wskaż napęd CD-ROM lub napęd USB (względnie drugi dysk twardy, jeżeli pendrive jest rozpoznawany jako dysk twardy). Wróć do menu głównego (klawisz <text:span text:style-name="T1">Esc</text:span>cofa o jedno menu) i zapisz zmiany (najczęściej <text:span text:style-name="T1">F10</text:span> ,czasem <text:span text:style-name="T1">Esc</text:span> i potwierdzenie przy pomocy klawisza <text:span text:style-name="T1">y</text:span> ). W tym momencie komputer samoczynnie się zrestartuje.</text:p>
        </text:list-item>
      </text:list>
      <text:h text:style-name="Heading_20_5" text:outline-level="5"><text:bookmark text:name="x1-26001r26"/>2.4.3. <text:bookmark text:name="x1-270003"/>Uruchomienie instalatora UEFI</text:h>
      <text:p text:style-name="Treść_20_tekstu.noindent">Po wybraniu urządzenia z nośnikiem instalacyjnym komputer rozpocznie proces jego uruchamiania. Może to potrwać od kilku do kilkunastu sekund. W tym czasie ekran komputera będzie czarny bądź będą się przez niego przewijały napisy.<text:line-break/>Jeżeli twoja maszyna pracuje pod kontrolą UEFI, to pierwszy ekran instalatora będzie wyglądał jak na poniższym rysunku: </text:p>
      <text:p text:style-name="Treść_20_tekstu.noindent"/>
      <text:p text:style-name="Treść_20_tekstu.noindent">Do wyboru masz następujące opcje: </text:p>
      <text:list xml:id="list4033646092414233187" text:style-name="L12">
        <text:list-item>
          <text:p text:style-name="P38"><text:bookmark text:name="textcolor30"/>Try Ubuntu without installing (Wypróbuj Ubuntu bez instalowania) - Uruchomi system Ubuntu bez instalacji go na dysku twardym. W ten sposób możesz przetestować Ubuntu i zobaczyć jak działa w praktyce. Wszystkie zmiany jakie wprowadzisz w systemie zostaną odrzucone po wyłączeniu komputera. Należy pamiętać, że w tym trybie Ubuntu działa bardzo wolno, gdyż musi korzystać z powolnego nośnika (płyta DVD lub pendriv). Po normalniej instalacji Ubuntu będzie działać z pełną wydajnością. Skrót do instalatora systemu znajduje się na Pulpicie. </text:p>
        </text:list-item>
        <text:list-item>
          <text:p text:style-name="P38"><text:bookmark text:name="textcolor31"/><text:soft-page-break/>Install Ubuntu (Zainstaluj Ubuntu) - Ta opcja bezpośrednio uruchomi instalator Ubuntu bez wczytywania całego systemu. </text:p>
        </text:list-item>
        <text:list-item>
          <text:p text:style-name="P38"><text:bookmark text:name="textcolor32"/>OEM Install (Instalacja dla producentów sprzętu - Ta opcja pozwala zainstalować podstawowy system bez tworzenia użytkownika. Przy pierwszym uruchomieniu zostaniesz poproszony o stworzenie nowego użytkownika. </text:p>
        </text:list-item>
        <text:list-item>
          <text:p text:style-name="P13"><text:bookmark text:name="textcolor33"/>Check disk for defects (Sprawdź płytę pod kontem błędów odczytu - Ta opcja sprawdzi czy używany nośnik został prawidłowo utworzony.<text:line-break/>Przed przystąpieniem do instalacji systemu warto wykonać sprawdzenie nośnika instalacyjnego. Potrwa to góra kilka minut a pozwoli zaoszczędzić czas w przyszłości. Podczas przeprowadzania testów komputer może wyświetlać tylko czarny ekran. Jeżeli nie znajdzie żadnych błędów, otrzymasz komunikat <text:bookmark text:name="textcolor34"/>Check Finished: No errors found. Press any key to reboot your system (Zakończono sprawdzanie: Nie znaleziono błędów. Wciśnij dowolny klawisz aby zresetować komputer). Po ponownym uruchomieniu komputera możesz przystąpić do instalacji. Jeżeli znaleziono jakiekolwiek błędy to należy ponownie przygotować nośnik instalacyjny. Użycie wadliwego instalatora doprowadzi do uszkodzenia systemu.</text:p>
        </text:list-item>
      </text:list>
      <text:h text:style-name="Heading_20_5" text:outline-level="5"><text:bookmark text:name="x1-27001r27"/>2.4.4. <text:bookmark text:name="x1-280004"/>Uruchomienie instalatora BIOS</text:h>
      <text:p text:style-name="P9"><text:s/></text:p>
      <text:p text:style-name="Treść_20_tekstu.noindent">Po wybraniu urządzenia z nośnikiem instalacyjnym komputer rozpocznie proces jego uruchamiania. Może to potrwać od kilku do kilkunastu sekund. W tym czasie ekran komputera będzie czarny bądź będą się przez niego przewijały napisy. Kiedy ekran komputera zmieni kolor z czarnego na fioletowy wciśnij dowolny klawisz aby wejść do ustawień instalatora. Jeżeli tego nie zrobisz, instalator usruchomi się w trybie <text:bookmark text:name="textcolor35"/>Wypróbuj Ubuntu bez Instalacji. </text:p>
      <text:p text:style-name="Treść_20_tekstu.indent">Na początek wybierz język w jakim system będzie się z tobą komunikował. Przy pomocy klawiszy kursora przejdź do trzeciej kolumny. Język Polski znajduje się mniej więcej w połowie tej kolumny. Wciśnij <text:span text:style-name="T1">returnwin</text:span> aby zatwierdzić. </text:p>
      <text:list xml:id="list3389053786358126806" text:style-name="L13">
        <text:list-item>
          <text:p text:style-name="P39"><text:bookmark text:name="textcolor36"/>Wypróbuj Ubuntu bez instalowania - Uruchomi system Ubuntu bez instalacji go na dysku twardym. W ten sposób możesz przetestować Ubuntu i zobaczyć jak działa w praktyce. Wszystkie zmiany jakie wprowadzisz w systemie zostaną odrzucone po wyłączeniu komputera. Należy pamiętać, że w tym trybie Ubuntu działa bardzo wolno, gdyż musi korzystać z powolnego nośnika (płyta DVD lub pendriva). Po normalniej instalacji Ubuntu będzie działać z pełną wydajnością. Skrót do instalatora systemu znajduje się na Pulpicie. </text:p>
        </text:list-item>
        <text:list-item>
          <text:p text:style-name="P39"><text:bookmark text:name="textcolor37"/>Zainstaluj Ubuntu - Ta opcja bezpośrednio uruchomi instalator Ubuntu bez wczytywania całego systemu. </text:p>
        </text:list-item>
        <text:list-item>
          <text:p text:style-name="P39"><text:bookmark text:name="textcolor38"/>Sprawdź płytę pod kontem błędów odczytu - Ta opcja sprawdzi czy używany nośnik został prawidłowo utworzony.<text:line-break/>Przed przystąpieniem do instalacji systemu warto wykonać sprawdzenie nośnika instalacyjnego. Potrwa to góra kilka minut a pozwoli zaoszczędzić czas w przyszłości. Podczas przeprowadzania testów komputer może wyświetlać tylko czarny ekran. Jeżeli nie znajdzie żadnych błędów, otrzymasz komunikat ”Check Finished: No errors found. Press any key to reboot your system” (Zakończono sprawdzanie: Nie znaleziono błędów. Wciśnij dowolny klawisz aby zresetować komputer). Po ponownym uruchomieniu komputera możesz przystąpić do instalacji. Jeżeli znaleziono jakiekolwiek błędy to należy ponownie przygotować nośnik instalacyjny. Użycie wadliwego instalatora doprowadzi do uszkodzenia systemu. </text:p>
        </text:list-item>
        <text:list-item>
          <text:p text:style-name="P39"><text:bookmark text:name="textcolor39"/>Sprawdź pamięć - Ta opcja uruchomi program memtest, który wykona test pamięci operacyjnej komputera (RAM). Uszkodzona pamięć jest jedną z częstszych przyczyn błędów instalatora jak i wpływa negatywnie na pracę zainstalowanego systemu. </text:p>
        </text:list-item>
        <text:list-item>
          <text:p text:style-name="P14"><text:bookmark text:name="textcolor40"/>Uruchom system z pierwszego dysku twardego - Ta opcja kończy pracę instalatora i uruchamia podstawowy system operacyjny komputera.</text:p>
        </text:list-item>
      </text:list>
      <text:p text:style-name="Treść_20_tekstu.indent">Dodatkowe opcje widoczne na dolnym pasku uruchamia się wciskając odpowiedni klawisz funkcyjny: </text:p>
      <text:list xml:id="list3419382617186400483" text:style-name="L14">
        <text:list-item>
          <text:p text:style-name="P40"><text:soft-page-break/><text:span text:style-name="T1">F1</text:span> - Wyświetla pomoc, wraz z szczegółowym opisem poszczególnych opcji konfiguracyjnych. </text:p>
        </text:list-item>
        <text:list-item>
          <text:p text:style-name="P40"><text:span text:style-name="T1">F2</text:span> - Zmiana języka instalatora. </text:p>
        </text:list-item>
        <text:list-item>
          <text:p text:style-name="P40"><text:span text:style-name="T1">F3</text:span> - Zmiana układu klawiatury. </text:p>
        </text:list-item>
        <text:list-item>
          <text:p text:style-name="P15"><text:span text:style-name="T1">F4</text:span> - Zmiana trybu pracy instalatora: </text:p>
          <text:p text:style-name="P61"><text:bookmark text:name="textcolor41"/><text:span text:style-name="T2">Zwykły</text:span> </text:p>
          <text:p text:style-name="P54">- Tryb podstawowy, teraz się w nim znajdujesz </text:p>
          <text:p text:style-name="P61"><text:bookmark text:name="textcolor42"/><text:span text:style-name="T2">Użycie nośnika aktualizującego sterowniki</text:span> </text:p>
          <text:p text:style-name="P54">- ?? </text:p>
          <text:p text:style-name="P61"><text:bookmark text:name="textcolor43"/><text:span text:style-name="T2">Instalacja OEM (dla producentów sprzętu)</text:span> </text:p>
          <text:p text:style-name="P54">- Ta opcja pozwala zainstalować podstawowy system bez tworzenia użytkownika. Przy pierwszym uruchomieniu zostaniesz poproszony o stworzenie nowego użytkownika.</text:p>
        </text:list-item>
        <text:list-item>
          <text:p text:style-name="P40"><text:span text:style-name="T1">F5</text:span> - Pozwala włączyć/wyłączyć dodatkowe opcje ułatwiające instalacje osobom niepełnosprawny (Klawiatura ekranowa, lupa, wysoki kontrast, czytnik ekranu, klawiatura Braille’a) </text:p>
        </text:list-item>
        <text:list-item>
          <text:p text:style-name="P15"><text:span text:style-name="T1">F6</text:span> - Dodatkowe parametry rozruchu, pomocne w przypadku napotkania problemów ze sprzętem.</text:p>
        </text:list-item>
      </text:list>
      <text:h text:style-name="Heading_20_4" text:outline-level="4"><text:bookmark text:name="x1-28001r24"/>2.5. <text:bookmark text:name="x1-290005"/>Graficzny instalator Ubuntu</text:h>
      <text:p text:style-name="Treść_20_tekstu.noindent">Niezależnie od tego czy posiadasz płytę główną z BIOSem czy z UEFI, w poprzednim punkcie powinieneś wybrać <text:bookmark text:name="textcolor44"/>Zainstaluj Ubuntu. Ta metoda jest szybsza od <text:bookmark text:name="textcolor45"/>Wypróbuj Ubuntu bez instalowania gdyż nie wymaga załadowania całego systemu. Jeżeli mimo wszystko uruchomiłeś cały system, to na jego pulpicie znajdziesz ikonę <text:bookmark text:name="textcolor46"/>Zainstaluj Ubuntu (lub ”Install Ubuntu”, jeżeli nie zmieniałeś języka). Od tego momentu instalacja przebiega w identyczny sposób dla każdego wybranego sposobu instalacji. </text:p>
      <text:p text:style-name="Treść_20_tekstu.indent">W czasie instalacji, w prawej część paska u góry ekranu znajduje się szerego ikon: </text:p>
      <text:p text:style-name="List_20_Heading"><text:s/></text:p>
      <text:p text:style-name="List_20_Contents"><text:bookmark text:name="textcolor47"/>Dostępność - uruchomienie lupy, czytnika ekranowego lub klawiatury ekranowej. </text:p>
      <text:p text:style-name="List_20_Heading"><text:s/></text:p>
      <text:p text:style-name="List_20_Contents"><text:bookmark text:name="textcolor48"/>Łączność - konfiguracja połączenia z internetem na czas instalacji systemu. </text:p>
      <text:p text:style-name="List_20_Heading"><text:s/></text:p>
      <text:p text:style-name="List_20_Contents"><text:bookmark text:name="textcolor49"/>Język - zmiana języka oraz układu klawiatury na czas instalacji systemu. </text:p>
      <text:p text:style-name="List_20_Heading"><draw:frame draw:style-name="fr1" draw:name="Obraz13" text:anchor-type="as-char" svg:width="1.997cm" svg:height="0.998cm" draw:z-index="0"><draw:image xlink:href="../images/ikony_dzwiek.png" xlink:type="simple" xlink:show="embed" xlink:actuate="onLoad"/></draw:frame> </text:p>
      <text:p text:style-name="List_20_Contents"><text:bookmark text:name="textcolor50"/>Ustawienia głośności i dźwięku </text:p>
      <text:p text:style-name="List_20_Heading"><draw:frame draw:style-name="fr1" draw:name="Obraz14" text:anchor-type="as-char" svg:width="1.997cm" svg:height="0.998cm" draw:z-index="1"><draw:image xlink:href="../images/ikony_zasilanie.png" xlink:type="simple" xlink:show="embed" xlink:actuate="onLoad"/></draw:frame> </text:p>
      <text:p text:style-name="P55"><text:bookmark text:name="textcolor51"/>Zasilanie - wyłączenie lub ponowne uruchomienie komputera.</text:p>
      <text:h text:style-name="Heading_20_5" text:outline-level="5"><text:bookmark text:name="x1-29001r28"/>2.5.1. <text:bookmark text:name="x1-300001"/>Wybór języka</text:h>
      <text:p text:style-name="Treść_20_tekstu.noindent"><draw:frame draw:style-name="fr1" draw:name="Obraz15" text:anchor-type="as-char" svg:width="1.997cm" svg:height="0.998cm" draw:z-index="2"><draw:image xlink:href="../images/instalator_jezyk.png" xlink:type="simple" xlink:show="embed" xlink:actuate="onLoad"/></draw:frame>]</text:p>
      <text:p text:style-name="Treść_20_tekstu.noindent">Pierwszy ekran instalatora pozwala wybrać język. Jeżeli wcześniej nie zmieniłeś języka na Polski to teraz masz ku temu okazję. Język wybrany podczas instalacji będzie także domyślnym językiem zainstalowanym w systemie. </text:p>
      <text:p text:style-name="Treść_20_tekstu.noindent">Kliknij na przycisk <text:bookmark text:name="textcolor52"/>Naprzód aby przejść dalej.</text:p>
      <text:h text:style-name="Heading_20_5" text:outline-level="5"><text:bookmark text:name="x1-30001r30"/>2.5.2. <text:bookmark text:name="x1-310002"/>Konfiguracja WiFi</text:h>
      <text:p text:style-name="Treść_20_tekstu.noindent"><draw:frame draw:style-name="fr1" draw:name="Obraz16" text:anchor-type="as-char" svg:width="1.997cm" svg:height="0.998cm" draw:z-index="3"><draw:image xlink:href="../images/instalator_wifi.png" xlink:type="simple" xlink:show="embed" xlink:actuate="onLoad"/></draw:frame>]</text:p>
      <text:p text:style-name="Treść_20_tekstu.noindent">Drugi ekran instalatora pozwala skonfigurować połączenie bezprzewodowe WiFi. Jeżeli instalator nie <text:soft-page-break/>wykryje żadnej karty WiFi to nie pokaże tego ekranu. Tak samo ten etap instalacji zostanie pominięty, jeżeli uda się nawiązać połączenie za pomocą kabla. </text:p>
      <text:p text:style-name="Treść_20_tekstu.indent">Z listy na ekranie wybierz sieć bezprzewodową, z którą chcesz się połączyć. Wpisz hasło do sieci bezprzewodowej w pole <text:bookmark text:name="textcolor53"/>Hasło. </text:p>
      <text:p text:style-name="Treść_20_tekstu.noindent">Kliknij na przycisk <text:bookmark text:name="textcolor54"/>Naprzód aby przejść dalej.</text:p>
      <text:h text:style-name="Heading_20_5" text:outline-level="5"><text:bookmark text:name="x1-31001r31"/>2.5.3. <text:bookmark text:name="x1-320003"/>Sprawdzenie kompatybilności sprzętu, wybór dodatkowych komponentów</text:h>
      <text:p text:style-name="Treść_20_tekstu.noindent"><draw:frame draw:style-name="fr1" draw:name="Obraz17" text:anchor-type="as-char" svg:width="1.997cm" svg:height="0.998cm" draw:z-index="4"><draw:image xlink:href="../images/instalator_wymagania.png" xlink:type="simple" xlink:show="embed" xlink:actuate="onLoad"/></draw:frame>]</text:p>
      <text:p text:style-name="Treść_20_tekstu.noindent">Na tym etapie instalator sprawdzi, czy na dysku twardym jest wystarczająco miejsca aby zainstalować Ubuntu. Połączenie z internetem nie jest wymagane aby zainstalować system. Połączenie z internetem jest niezbędne aby zainstalować spolszczenie systemu, aktualizacje oraz dodatkowe wtyczki. Jeżeli w tym momęcie nie masz połączenia z internetem to pobranie paczek lokalizacyjnych będzie możliwe później. Zostało to opisane w rozdziale <text:a xlink:type="simple" xlink:href="#x1-530004">3.4</text:a> ”Rzeczy do zrobienia po instalacji Ubuntu”. </text:p>
      <text:list xml:id="list3518274593553248574" text:style-name="L15">
        <text:list-item>
          <text:p text:style-name="P41"><text:bookmark text:name="textcolor55"/>Pobieranie aktualizacji podczas instalacji - Instalator pobierze i zainstaluje wszystkie aktualizacje, które zostały wydane od dnia premiery systemu. </text:p>
        </text:list-item>
        <text:list-item>
          <text:p text:style-name="P16"><text:bookmark text:name="textcolor56"/>Instalacja licencjonowanego oprogramowania - W skład pakietu wchodzą własnościowe sterowniki dla kart graficznych AMD oraz Nvidia, sterowniki dla kart Wi-Fi, kodeki audio-wideo (po instalacji Ubuntu będzie wstanie obsłużyć prawie każdy rodzaj muzyki i filmów) oraz wtyczka flash do przeglądarki internetowej.</text:p>
        </text:list-item>
      </text:list>
      <text:p text:style-name="Treść_20_tekstu.noindent">Kliknij na przycisk <text:bookmark text:name="textcolor57"/>Naprzód aby przejść dalej.</text:p>
      <text:h text:style-name="Heading_20_5" text:outline-level="5"><text:bookmark text:name="x1-32001r32"/>2.5.4. <text:bookmark text:name="x1-330004"/>Partycjonowanie dysku twardego</text:h>
      <text:p text:style-name="Treść_20_tekstu.noindent"><draw:frame draw:style-name="fr1" draw:name="Obraz18" text:anchor-type="as-char" svg:width="1.997cm" svg:height="0.998cm" draw:z-index="5"><draw:image xlink:href="../images/instalator_partycjonowanie_proste.png" xlink:type="simple" xlink:show="embed" xlink:actuate="onLoad"/></draw:frame>]</text:p>
      <text:p text:style-name="Treść_20_tekstu.noindent">Jest to najważniejszy etap instalacji. W tym miejscu można dokonać cudów jak i zniszczyć cały dysk twardy. Jako, że prawidłowe partycjonowanie dysku twardego to bardzo szeroki temat to poświęciliśmy mu cały osobny rozdział. Na powyższym obrazie widać najprostszą wersję tego etapu instalacji. Na dysku twardym nie ma zainstalowanego żadnego systemu operacyjnego i instalator proponuje wykorzystanie całej przestrzeni dla Ubuntu. Jeżeli masz inne systemy operacyjne to instalator zaproponuje wydzielenie miejsca i instalację Ubuntu obok danego systemu operacyjnego. Jeżeli miałeś wcześniej zainstalowane Ubuntu, instalator zaproponuje aktualizację do najnowszego wydania lub usunięcie i zainstalowanie Ubuntu ponownie. Partycjonowanie zostało szeroko opisane w rozdziale <text:a xlink:type="simple" xlink:href="#x1-380006">2.6</text:a> ”Zaawansowane partycjonowanie”. Wróć tutaj jak go przeczytasz. </text:p>
      <text:p text:style-name="Treść_20_tekstu.noindent">Kliknij na przycisk <text:bookmark text:name="textcolor58"/>Naprzód aby przejść dalej.</text:p>
      <text:h text:style-name="Heading_20_5" text:outline-level="5"><text:bookmark text:name="x1-33001r33"/>2.5.5. <text:bookmark text:name="x1-340005"/>Wybór strefy czasowej</text:h>
      <text:p text:style-name="Treść_20_tekstu.noindent"><draw:frame draw:style-name="fr1" draw:name="Obraz19" text:anchor-type="as-char" svg:width="1.997cm" svg:height="0.998cm" draw:z-index="6"><draw:image xlink:href="../images/instalator_czas.png" xlink:type="simple" xlink:show="embed" xlink:actuate="onLoad"/></draw:frame>]</text:p>
      <text:p text:style-name="Treść_20_tekstu.noindent">Na tym etapie należy wybrać lokalizację tego komputera, tak aby system mógł wyświetlać prawidłowy czas i automatycznie dostosowywać się do zmian pomiędzy czasem letnim i zimowym. Jeżeli w trakcie instalacji masz połączenie z internetem to odpowiednia lokalizacja zostanie sama wybrana. Jeżeli nie masz dostępu do internetu w pole wpisz <text:bookmark text:name="textcolor59"/>Warsaw. Stolica naszego kraju określa też nasza strefę czasową. </text:p>
      <text:p text:style-name="Treść_20_tekstu.noindent">Kliknij na przycisk <text:bookmark text:name="textcolor60"/>Naprzód aby przejść dalej.</text:p>
      <text:h text:style-name="Heading_20_5" text:outline-level="5"><text:bookmark text:name="x1-34001r34"/><text:soft-page-break/>2.5.6. <text:bookmark text:name="x1-350006"/>Wybór układu klawiatury</text:h>
      <text:p text:style-name="Treść_20_tekstu.noindent"><draw:frame draw:style-name="fr1" draw:name="Obraz20" text:anchor-type="as-char" svg:width="1.997cm" svg:height="0.998cm" draw:z-index="7"><draw:image xlink:href="../images/instalator_klawiatura.png" xlink:type="simple" xlink:show="embed" xlink:actuate="onLoad"/></draw:frame>]</text:p>
      <text:p text:style-name="Treść_20_tekstu.noindent">Ten ekran pozwala wybrać układ klawiatury. Jeżeli wybrałeś wcześniej język Polski, to standardowa polska klawiatura zostanie tutaj automatycznie wybrana. W polu możesz wpisać kilka znaków aby sprawdzić czy zaznaczony układ odpowiada rzeczywistości. Pierwsza opcja (<text:bookmark text:name="textcolor61"/>Polski) to standardowa klawiatura 101 klawiszy, zwana potocznie układem programisty. Nie zalecamy korzystania z funkcji <text:bookmark text:name="textcolor62"/>Wykryj układ klawiatury. Korzystając ze wskazówek instalatora otrzymamy klawiaturę amerykańską, nie obsługującą polskich znaków diakrytycznych. </text:p>
      <text:p text:style-name="Treść_20_tekstu.noindent">Kliknij na przycisk <text:bookmark text:name="textcolor63"/>Naprzód aby przejść dalej.</text:p>
      <text:h text:style-name="Heading_20_5" text:outline-level="5"><text:bookmark text:name="x1-35001r35"/>2.5.7. <text:bookmark text:name="x1-360007"/>Toższamość użytkownika</text:h>
      <text:p text:style-name="Treść_20_tekstu.noindent"><draw:frame draw:style-name="fr1" draw:name="Obraz21" text:anchor-type="as-char" svg:width="1.997cm" svg:height="0.998cm" draw:z-index="8"><draw:image xlink:href="../images/instalator_dane.png" xlink:type="simple" xlink:show="embed" xlink:actuate="onLoad"/></draw:frame>]</text:p>
      <text:p text:style-name="Treść_20_tekstu.noindent">To już ostatni etap instalacji. Te pola należy uzupełnić aby system mógł cię prawidłowo zidentyfikować. </text:p>
      <text:list xml:id="list256121777616196213" text:style-name="L16">
        <text:list-item>
          <text:p text:style-name="P42"><text:bookmark text:name="textcolor64"/>Imię i nazwisko użytkownika - Pole nieobowiązkowe, ale jeżeli uzupełnisz te dane to system będzie się do ciebie zwracał z imienia i nazwiska zamiast używać loginu (np. Jan Kowalski). </text:p>
        </text:list-item>
        <text:list-item>
          <text:p text:style-name="P42"><text:bookmark text:name="textcolor65"/>Nazwa komputera - Określa jak będzie się nazywał twój komputer (np. laptop). </text:p>
        </text:list-item>
        <text:list-item>
          <text:p text:style-name="P42"><text:bookmark text:name="textcolor66"/>Nazwa użytkownika - Twój login do systemu (np. jan_kowalski albo twój pseudonim). Login nie może zawierać dużych liter, spacji ani znaków specjalnych. </text:p>
        </text:list-item>
        <text:list-item>
          <text:p text:style-name="P42"><text:bookmark text:name="textcolor67"/>Hasło - Hasło do komputera. Hasło zabezpiecza system przed nieuprawnionym dostępem.<text:line-break/>Uwaga: Ustawienie hasła uniemożliwia innym zalogowanie się do twojego konta, jednak nie zabezpiecza innych przed podglądem twoich dany o ile ich nie zaszyfrujesz. </text:p>
        </text:list-item>
        <text:list-item>
          <text:p text:style-name="P42"><text:bookmark text:name="textcolor68"/>Potwierdzenie hasła - Wpisz ponownie to samo hasło co w polu powyżej. </text:p>
        </text:list-item>
        <text:list-item>
          <text:p text:style-name="P42"><text:bookmark text:name="textcolor69"/>Automatyczne logowanie - Jeżeli zaznaczysz to pole, to system automatycznie zaloguje tego użytkownika po uruchomieniu. Nie będzie potrzebne podawanie hasła aby uzyskać dostęp do komputera. </text:p>
        </text:list-item>
        <text:list-item>
          <text:p text:style-name="P42"><text:bookmark text:name="textcolor70"/>Wymaganie hasła do zalogowania - Po uruchomieniu komputera będziesz musiał podać hasło aby uzyskać dostęp do swojego konta. </text:p>
        </text:list-item>
        <text:list-item>
          <text:p text:style-name="P17"><text:bookmark text:name="textcolor71"/>Zaszyfrowanie katalogu użytkownika - Jeżeli zaznaczysz to pole to twoje prywatne dane zostaną zaszyfrowane. Nikt nie znający hasła nie będzie mógł uzyskać dostępu do twoich plików. Jeżeli zapomnisz hasła to bezpowrotnie utracisz dostęp do swoich plików.</text:p>
        </text:list-item>
      </text:list>
      <text:p text:style-name="Treść_20_tekstu.noindent">Kliknij na przycisk <text:bookmark text:name="textcolor72"/>Naprzód aby przejść dalej.</text:p>
      <text:h text:style-name="Heading_20_5" text:outline-level="5"><text:bookmark text:name="x1-36001r36"/>2.5.8. <text:bookmark text:name="x1-370008"/>Instalacja</text:h>
      <text:p text:style-name="Treść_20_tekstu.noindent"><draw:frame draw:style-name="fr1" draw:name="Obraz22" text:anchor-type="as-char" svg:width="1.997cm" svg:height="0.998cm" draw:z-index="9"><draw:image xlink:href="../images/instalator_kopiowanie.png" xlink:type="simple" xlink:show="embed" xlink:actuate="onLoad"/></draw:frame>]</text:p>
      <text:p text:style-name="Treść_20_tekstu.noindent">Teraz system dokona instalacji na dysku twardym i ewentualnie pobierze i zainstaluje paczki językowe, aktualizacje i dodatkowe oprogramowanie. Proces ten może potrwać od kilku do kilkunastu minut w zależności od klasy komputera, ilości zadań do wykonania oraz szybkości łącza internetowego. Po zakończeniu instalacji zostaniesz poproszony o usunięcie nośnika instalacyjnego i ponowne uruchomienie komputera. Jeżeli wszystko poszło pomyślnie to za minutę zostaniesz przywitanym pulpitem Ubuntu. </text:p>
      <text:p text:style-name="Treść_20_tekstu.noindent"><text:soft-page-break/>Gratulacje! Właśnie zainstalowałeś Ubuntu 14.04 LTS Trusty Thar.<text:line-break/>Komputer zostanie zresetowany.<text:line-break/>Przejdź do sekcji <text:a xlink:type="simple" xlink:href="#x1-500001">3.1</text:a>:”Pierwsze Uruchomienie Ubuntu”</text:p>
      <text:h text:style-name="Heading_20_4" text:outline-level="4"><text:bookmark text:name="x1-37001r29"/>2.6. <text:bookmark text:name="x1-380006"/>Partycjonowanie dysku twardego</text:h>
      <text:p text:style-name="Treść_20_tekstu.noindent">Partycjonowanie to proces zmiany układu partycji na dysku twardym. Jest to najważniejszy etap instalacji systemu gdyż to od niego w dużej mierze zależy jak system będzie działał. Pamiętaj, że na tym etapie pracujesz na danych zapisanych na dysku twardym. Chwila nieuwagi może spowodować utratę jego zawartości. <text:bookmark text:name="x1-38001r37"/></text:p>
      <text:h text:style-name="Heading_20_5" text:outline-level="5">2.6.1. <text:bookmark text:name="x1-390001"/>Ile miejsca przeznaczyć na Ubuntu</text:h>
      <text:p text:style-name="Treść_20_tekstu.noindent">Wirtualny dysk twardy użyty w tym przewodniku ma tylko 26.8 gigabajta pojemności. Twój dysk twardy będzie miał zapewne kilkaset gigabajtów (jeżeli nie kilka terabajtów) pojemności. Dlatego też liczby jakimi się tu posługujemy będą miały niewielkie przełożenie na sytuację na twoim komputerze. W tym miejscu powinieneś się jednak zastanowić ile miejscach chcesz przeznaczyć na Ubuntu. Ogólnie rzecz ujmując sprawa wygląda następująco </text:p>
      <text:list xml:id="list836913101964842740" text:style-name="L17">
        <text:list-item>
          <text:p text:style-name="P43"><text:bookmark text:name="textcolor74"/>Partycja główna, root, / - 6,2 Gigabajta to absolutne minimum. 10 gigabajtów da pewną elastyczność i pozwoli zainstalować więcej programów. Nie ma potrzeby przesadzać w drugą stronę i tworzyć zbyt dużej partycji głównej, gdyż wolna przestrzeń będzie niewykorzystana. 15-20 gigabajtów w zupełności wystarczy. </text:p>
        </text:list-item>
        <text:list-item>
          <text:p text:style-name="P43"><text:bookmark text:name="textcolor75"/>Partycja wymiany, swap - na tej partycji zapisywane są dane, które nie mieszczą się w pamięci operacyjnej. Tutaj też przechowywany jest obraz RAMu kiedy poddajesz komputer hibernacji. Jeżeli korzystasz z hibernacji to wielkość partycji swap powinna być co najmniej taka jak ilość pamięci operacyjnej twojego komputera. Jeżeli nie planujesz korzystać z hibernacji to możesz nie tworzyć partycji wymiany. Jednak zaleca się jej stworzenie, jeżeli masz mniej niż 2 gigabajty RAMu. W takim wypadku nawet jeżeli nie korzystasz z hibernacji to dobrze jest stworzyć niewielką (300 - 400 megabajtów) partycję swap. </text:p>
        </text:list-item>
        <text:list-item>
          <text:p text:style-name="P18"><text:bookmark text:name="textcolor76"/>Partycja domowa, /home - W katalogu /home przechowywane są prywatne pliki użytkownika: zawartość pulpitu, dokumenty, filmy, muzyka i ustawienia programów. Katalog domowy może znajdować się na głównej partycji (/, root) lub można go wydzieć. Dobrą praktyką jest wydzielenie takiej partycji, gdyż w razie reinstalacji systemu nie trzeba będzie jej kasować. Nadpisana pozostanie tylko partycja główna, zaś wszystkie prywatne dane pozostaną niezmienione. Wielkość tej partycji zależy tylko i wyłącznie od tego jak wiele miejsca chcesz na nią przeznaczyć i jak wiele rzeczy zamierzasz na niej trzymać.</text:p>
        </text:list-item>
      </text:list>
      <text:h text:style-name="Heading_20_5" text:outline-level="5"><text:bookmark text:name="x1-39001r39"/>2.6.2. <text:bookmark text:name="x1-400002"/>Czysty dysk - wykorzystanie całego dostępnego miejsca</text:h>
      <text:p text:style-name="Treść_20_tekstu.noindent"><draw:frame draw:style-name="fr1" draw:name="Obraz23" text:anchor-type="as-char" svg:width="1.997cm" svg:height="0.998cm" draw:z-index="0"><draw:image xlink:href="../images/instalator_partycjonowanie_proste.png" xlink:type="simple" xlink:show="embed" xlink:actuate="onLoad"/></draw:frame></text:p>
      <text:p text:style-name="Treść_20_tekstu.noindent">Jeżeli na dysku twardym nie ma żadnego innego systemu operacyjnego, instalator Ubuntu zaproponuje wykorzystanie całej dostępnej przestrzeni. Instalator sam dobierze odpowiedni rozmiar partycji systemowej, partycji wymiany oraz partycji użytkownika. </text:p>
      <text:p text:style-name="Treść_20_tekstu.noindent">Kliknij na przycisk <text:bookmark text:name="textcolor77"/>Zainstaluj aby przejść dalej.<text:line-break/>Zostaniesz poproszony o potwierdzenie. Upewnij się, że wszystko jest w porządku i kliknij <text:bookmark text:name="textcolor78"/>Naprzód.<text:line-break/>W tym momencie wybrane zmiany zostaną zapisane na dysku twardym.</text:p>
      <text:h text:style-name="Heading_20_5" text:outline-level="5"><text:bookmark text:name="x1-40001r40"/>2.6.3. <text:bookmark text:name="x1-410003"/>Instalacja obok zainstalowanego Ubuntu</text:h>
      <text:p text:style-name="Treść_20_tekstu.noindent"><draw:frame draw:style-name="fr1" draw:name="Obraz24" text:anchor-type="as-char" svg:width="1.997cm" svg:height="0.998cm" draw:z-index="0"><draw:image xlink:href="../images/instalator_partycjonowanie_obok_ubuntu.png" xlink:type="simple" xlink:show="embed" xlink:actuate="onLoad"/></draw:frame></text:p>
      <text:p text:style-name="Treść_20_tekstu.noindent">Jeżeli instalator wykryje obecność wcześniej zainstalowanej innej wersji Ubuntu to zaproponuje kilka innych rozwiązań. Po pierwsze zaproponuje aktualizację zainstalowanego systemu do najnowszego wydania. Wszystkie dane w katalogu domowym użytkownika zostaną zachowane: muzyka, filmy, dokumenty, pliki na pulpicie, osobiste ustawienia programów, zakładki i historia przeglądarki itp. </text:p>
      <text:p text:style-name="Treść_20_tekstu.indent"><text:soft-page-break/>Skasowane zostaną zainstalowane w systemie programy oraz ustawienia systemowe. Instalator zaktualizuje istniejące na dysku oprogramowanie i ewentualnie pobierze aktualizacje z internetu (jeżeli wybrałeś wcześniej tą opcję). Drugą opcją jest usunięcie zainstalowanego Ubuntu i ponowna instalacja systemu. Wszystkie dane zostaną wymazane. </text:p>
      <text:p text:style-name="Treść_20_tekstu.noindent">Kliknij na przycisk <text:bookmark text:name="textcolor79"/>Zainstaluj aby przejść dalej.<text:line-break/>Zostaniesz poproszony o potwierdzenie. Upewnij się, że wszystko jest w porządku i kliknij <text:bookmark text:name="textcolor80"/>Naprzód.<text:line-break/>W tym momencie wybrane zmiany zostaną zapisane na dysku twardym.</text:p>
      <text:h text:style-name="Heading_20_5" text:outline-level="5"><text:bookmark text:name="x1-41001r41"/>2.6.4. <text:bookmark text:name="x1-420004"/>Instalacja obok Windowsa</text:h>
      <text:p text:style-name="Treść_20_tekstu.noindent"><draw:frame draw:style-name="fr1" draw:name="Obraz25" text:anchor-type="as-char" svg:width="1.997cm" svg:height="0.998cm" draw:z-index="0"><draw:image xlink:href="../images/instalator_partycjonowanie_obok_wondows7.png" xlink:type="simple" xlink:show="embed" xlink:actuate="onLoad"/></draw:frame></text:p>
      <text:p text:style-name="Treść_20_tekstu.noindent">Jeżeli instalator wykryje obecność wcześniej zainstalowanego systemu Windows to zaproponuje inne rozwiązanie. Opcja ”Zamiana Windows na Ubuntu” wymaże całą zawartość partycji Windows (wraz ze wszystkimi danymi) i zamiast tego zainstaluje Ubuntu. Zostało to opisane dwie strony wcześniej. </text:p>
      <text:p text:style-name="Treść_20_tekstu.noindent">Kliknij na przycisk <text:bookmark text:name="textcolor81"/>Zainstaluj aby przejść dalej.</text:p>
      <text:p text:style-name="Treść_20_tekstu.noindent"><draw:frame draw:style-name="fr1" draw:name="Obraz26" text:anchor-type="as-char" svg:width="1.997cm" svg:height="0.998cm" draw:z-index="0"><draw:image xlink:href="../images/instalator_partycjonowanie_obok_wondows7_2.png" xlink:type="simple" xlink:show="embed" xlink:actuate="onLoad"/></draw:frame></text:p>
      <text:p text:style-name="Treść_20_tekstu.indent">Drugą możliwością jest instalacja Ubuntu obok już zainstalowanego systemu Windows. Jeżeli wybierzesz tę opcję to następny ekran pozwoli wybrać o ile instalator ma zmniejszyć partycję na której zainstalowany jest system Windows. Użyj myszy aby przesunąć pomarańczową podziałkę w lewo (więcej miejsca dla Ubuntu) lub w prawo(więcej miejsca dla Windowsa). Oryginalna partycja systemu Windows jest oznaczona na tym obrazie jako ”Pliki”. Pamiętaj, że Ubuntu potrzebuje minimum 6,2 gigabajta przestrzeni, ale tak mała partycja zostanie prawie w całości wypełniona przez system i na Twoje pliki pozostanie niewiele miejsca. </text:p>
      <text:p text:style-name="Treść_20_tekstu.noindent">Kliknij na przycisk <text:bookmark text:name="textcolor82"/>Zainstaluj aby przejść dalej.<text:line-break/>Zostaniesz poproszony o potwierdzenie. Upewnij się, że wszystko jest w pożądku i kliknij <text:bookmark text:name="textcolor83"/>Naprzód.<text:line-break/>W tym momencie wybrane zmiany zostaną zapisane na dysku twardym.</text:p>
      <text:h text:style-name="Heading_20_5" text:outline-level="5"><text:bookmark text:name="x1-42001r42"/>2.6.5. <text:bookmark text:name="x1-430005"/>Szyfrowanie dysku twardego</text:h>
      <text:p text:style-name="Treść_20_tekstu.noindent"><draw:frame draw:style-name="fr1" draw:name="Obraz27" text:anchor-type="as-char" svg:width="1.997cm" svg:height="0.998cm" draw:z-index="0"><draw:image xlink:href="../images/instalator_partycjonowanie_szyfrowanie1.png" xlink:type="simple" xlink:show="embed" xlink:actuate="onLoad"/></draw:frame></text:p>
      <text:p text:style-name="Treść_20_tekstu.noindent">Przy wyborze jednego z automatycznych rozwiązań partycjonowania miałeś możliwości zastosowania szyfrowania dysku twardego. Wybranie tej opcji ukaże ci okno jak na powyższym obrazku. Zaszyfrowanie dysku twardego sprawie, że nikt nie uzyska dostępu do twoich danych ani nie zmodyfikuje zainstalowanego systemu. Wadą tego rozwiązania jest pewien narzut na procesor komputera i związane z tym zmniejszenie płynności działania komputera. Nowoczesne procesory zapewniają akcelerację sprzętową dla obliczeń kryptograficznych, w związku z czym utrata wydajności będzie się mieścić w granicach 5% przy intensywnych opracacjach dyskowych. </text:p>
      <text:p text:style-name="Treść_20_tekstu.noindent">Kliknij na przycisk <text:bookmark text:name="textcolor84"/>Zainstaluj aby przejść dalej.</text:p>
      <text:p text:style-name="Treść_20_tekstu.noindent"><draw:frame draw:style-name="fr1" draw:name="Obraz28" text:anchor-type="as-char" svg:width="1.997cm" svg:height="0.998cm" draw:z-index="0"><draw:image xlink:href="../images/instalator_partycjonowanie_szyfrowanie2.png" xlink:type="simple" xlink:show="embed" xlink:actuate="onLoad"/></draw:frame></text:p>
      <text:p text:style-name="Treść_20_tekstu.indent">Na tym ekranie podaj hasło - klucz do dysku twardego. To nie jest to samo hasło, które ustawisz dla swojego systemowego konta a jedynie hasło umożliwiające dostęp do danych zapisanych na dysku twardym. Pamiętaj, że jeżeli zapomnisz hasła jakie zostanie tu wprowadzone, nie będzie możliwości odzyskania zaszyfrowanych danych. Postaraj się też aby hasło nie było łatwe do odgadnięcia, ale łatwe dla ciebie do zapamiętania. </text:p>
      <text:p text:style-name="Treść_20_tekstu.indent">Opcja ”Zamazanie pustej przestrzeni dysku” powoduje, że niewykorzystywana, wolna przestrzeń dysku zostanie nadpisana losowymi danymi. Taka operacja znacznie utrudnia potencjalnym włamywaczom włamanie się do twoich danych. Miej na uwadze, że zamazywanie pustej przestrzeni może trwać bardzo długo, w zależności do tego ile miejsca przeznaczysz na Ubuntu. </text:p>
      <text:p text:style-name="Treść_20_tekstu.noindent">Kliknij na przycisk <text:bookmark text:name="textcolor85"/>Zainstaluj aby przejść dalej.<text:line-break/>Zostaniesz poproszony o potwierdzenie. Upewnij się, że wszystko jest w porządku i kliknij <text:bookmark text:name="textcolor86"/>Naprzód W tym momencie wybrane zmiany zostaną zapisane na dysku twardym.</text:p>
      <text:h text:style-name="Heading_20_4" text:outline-level="4"><text:bookmark text:name="x1-43001r38"/>2.7. <text:bookmark text:name="x1-440007"/>Zaawansowane partycjonowanie</text:h>
      <text:p text:style-name="Treść_20_tekstu.noindent"><draw:frame draw:style-name="fr1" draw:name="Obraz29" text:anchor-type="as-char" svg:width="1.997cm" svg:height="0.998cm" draw:z-index="0"><draw:image xlink:href="../images/instalator_partycjonowanie_gparted1.png" xlink:type="simple" xlink:show="embed" xlink:actuate="onLoad"/></draw:frame></text:p>
      <text:p text:style-name="Treść_20_tekstu.noindent">Użycie innego rozwiązania uruchamia program GParted, który umożliwia nieograniczone modyfikowanie partycji na dysku twardym. Jest to opcja dla bardziej zaawansowanych użytkowników, którzy mają świadomość tego jak działa partycjonowanie i jak powinien zostać podzielony ich dysk twardy. Jednak jeżeli na swoim komputerze masz zainstalowany więcej niż jeden system operacyjny lub z jakiegoś innego powodu przedstawione wcześniej opcje nie spełniają twoich wymagań, to konieczne będzie sięgnięcie do zaawansowanego partycjonowania. </text:p>
      <text:p text:style-name="Treść_20_tekstu.indent">Do GParted warto zajrzeć jeszcze z jednego powodu. Podział partycji stosowany przez automatyczną instalację nie jest idealny. Ręczne ustawienie partycji da większa kontrolę i pozwoli znacznie lepiej dopasować układ partycji. </text:p>
      <text:p text:style-name="Treść_20_tekstu.noindent"><text:soft-page-break/>Kliknij na przycisk <text:bookmark text:name="textcolor88"/>Naprzód aby przejść dalej.</text:p>
      <text:h text:style-name="Heading_20_5" text:outline-level="5"><text:bookmark text:name="x1-44001r43"/>2.7.1. <text:bookmark text:name="x1-450001"/>Główne okno programu GParted</text:h>
      <text:p text:style-name="Treść_20_tekstu.noindent"><draw:frame draw:style-name="fr1" draw:name="Obraz30" text:anchor-type="as-char" svg:width="1.997cm" svg:height="0.998cm" draw:z-index="0"><draw:image xlink:href="../images/instalator_partycjonowanie_gparted2.png" xlink:type="simple" xlink:show="embed" xlink:actuate="onLoad"/></draw:frame></text:p>
      <text:p text:style-name="Treść_20_tekstu.noindent">Na powyższym obrazku widzisz główne okno programu GParted. Wykryty został układ partycji na dysku twardym. Poziomy pasek <text:bookmark text:name="textcolor89"/>(1<text:bookmark text:name="textcolor90"/>) rozciągający się na całą szerokość okna jest graficzną reprezentacją układu partycji. Poniżej paska znajduje się legenda objaśniacza użyte kolory. Tabela <text:bookmark text:name="textcolor91"/>(2<text:bookmark text:name="textcolor92"/>) znajdująca się w centralnej części okna przedstawia szczegółowe informacje na temat partycji na dysku twardym. Zestaw przycisków <text:bookmark text:name="textcolor93"/>(3<text:bookmark text:name="textcolor94"/>) służy do dodawania partycji (<text:bookmark text:name="textcolor95"/>+), usuwania partycji (<text:bookmark text:name="textcolor96"/>-) lub ich modyfikacji(<text:bookmark text:name="textcolor97"/>Change). Na chwilę obecną inne rzeczy nas nie interesują. </text:p>
      <text:p text:style-name="Treść_20_tekstu.indent">Powyższy układ dysków twardych oraz partycji jest tylko przykładem skonstruowanym na maszynie wirtualnej. Na Twoim komputerze liczby będą inne. </text:p>
      <text:p text:style-name="Treść_20_tekstu.noindent"><draw:frame draw:style-name="fr1" draw:name="Obraz31" text:anchor-type="as-char" svg:width="1.997cm" svg:height="0.998cm" draw:z-index="0"><draw:image xlink:href="../images/instalator_partycjonowanie_gparted2_czysty.png" xlink:type="simple" xlink:show="embed" xlink:actuate="onLoad"/></draw:frame></text:p>
      <text:p text:style-name="Treść_20_tekstu.indent">Tabela umieszczona w centrum tego okna przedstawia informacje o poszczególnych partycjach obecnych na dysku twardym. Objaśnienie poszczególnych kolumn: </text:p>
      <text:list xml:id="list8349510786317259759" text:style-name="L18">
        <text:list-item>
          <text:p text:style-name="P44"><text:bookmark text:name="textcolor98"/>Urządzenie - Ścieżka do poszczególnych partycji na dysku twardym. Są to oznaczenia stosowane w systemach Uniksowych, do których należy Linux a więc i Ubuntu i opisują jak rozpoznawane są poszczególne partycje. W tym wypadku: </text:p>
          <text:list>
            <text:list-item>
              <text:p text:style-name="P44"><text:bookmark text:name="textcolor99"/>/dev/ - skrót od ”Device”, urządzenie </text:p>
            </text:list-item>
            <text:list-item>
              <text:p text:style-name="P44"><text:bookmark text:name="textcolor100"/>sda - oznaczenie pierwszego dysku twardego. </text:p>
              <text:list>
                <text:list-item>
                  <text:p text:style-name="P44"><text:bookmark text:name="textcolor101"/>sd - dysk na złączu SATA (sata disk) </text:p>
                </text:list-item>
                <text:list-item>
                  <text:p text:style-name="P44"><text:bookmark text:name="textcolor102"/>a - pierwszy dysk. Drugi dysk twardy miałby literę ”b”, trzeci ”c” i tak dalej.</text:p>
                </text:list-item>
              </text:list>
            </text:list-item>
            <text:list-item>
              <text:p text:style-name="P44"><text:bookmark text:name="textcolor103"/>sda1 - pierwsza partycja na pierwszym dysku twardym. </text:p>
            </text:list-item>
            <text:list-item>
              <text:p text:style-name="P44"><text:bookmark text:name="textcolor104"/>sda2 - druga partycja na pierwszym dysku twardym.</text:p>
            </text:list-item>
          </text:list>
        </text:list-item>
        <text:list-item>
          <text:p text:style-name="P44"><text:bookmark text:name="textcolor105"/>Typ - rodzaj systemu plików. Sposób w jaki partycja została sformatowana. System Windows korzysta z NTFS, Ubuntu może korzystać z różnych. </text:p>
        </text:list-item>
        <text:list-item>
          <text:p text:style-name="P44"><text:bookmark text:name="textcolor106"/>Punkt montowania - miejsce w którym dana partycja zostanie ”zamontowana”, katalog w którym będzie widoczna zawartość tej partycji. </text:p>
        </text:list-item>
        <text:list-item>
          <text:p text:style-name="P44"><text:bookmark text:name="textcolor107"/>Formatowanie - zaznaczając to pole informujesz instalator, że dana partycja ma zostać sformatowana. Oznacza to utratę wszystkich danych na niej zapisanych. </text:p>
        </text:list-item>
        <text:list-item>
          <text:p text:style-name="P44"><text:bookmark text:name="textcolor108"/>Rozmiar - pojemność partycji w megabajtach. </text:p>
        </text:list-item>
        <text:list-item>
          <text:p text:style-name="P44"><text:bookmark text:name="textcolor109"/>Zajęte - ile miejsca zostało zajęte na tej partycji </text:p>
        </text:list-item>
        <text:list-item>
          <text:p text:style-name="P19"><text:bookmark text:name="textcolor110"/>System - system operacyjny zainstalowany na danej partycji. Nie zawsze da się rozpoznać zainstalowany system. Nie każda partycja musi mieć zainstalowany system operacyjny.</text:p>
        </text:list-item>
      </text:list>
      <text:h text:style-name="Heading_20_5" text:outline-level="5"><text:bookmark text:name="x1-45001r45"/>2.7.2. <text:bookmark text:name="x1-460002"/>Zaawansowane partycjonowanie - Instalacja obok systemu Windows</text:h>
      <text:p text:style-name="Treść_20_tekstu.noindent"><text:soft-page-break/><draw:frame draw:style-name="fr1" draw:name="Obraz32" text:anchor-type="as-char" svg:width="1.997cm" svg:height="0.998cm" draw:z-index="0"><draw:image xlink:href="../images/instalator_partycjonowanie_gparted2_czysty.png" xlink:type="simple" xlink:show="embed" xlink:actuate="onLoad"/></draw:frame></text:p>
      <text:p text:style-name="P60">Na powyższym obrazku widać dwie partycje utworzone przez instalator systemu Windows7. Partycja zielona o rozmiarze 104 megabajtów służy jako partycja dla programu rozruchowego systemu Windows. Duża, pomarańczowa partycja (26736 megabajtów) jest główna partycją systemu Windows7. Bardzo podobny układ partycji stosowany jest przez każdy z systemów z rodziny Windows.<text:line-break/>Pierwszym krokiem jest zrobienie miejsca dla systemu Ubuntu. Kliknij na partycję <text:bookmark text:name="textcolor111"/>/dev/sda2. Następnie kliknij na przycisk <text:bookmark text:name="textcolor112"/>Change znajdujący się pod tabelą. W otwartym oknie możesz zmniejszyć rozmiar wybranej partycji. </text:p>
      <text:p text:style-name="P59"><draw:frame draw:style-name="fr1" draw:name="Obraz33" text:anchor-type="as-char" svg:width="1.997cm" svg:height="0.998cm" draw:z-index="0"><draw:image xlink:href="../images/instalator_partycjonowanie_gparted_zmniejszenie_partycji_windows.png" xlink:type="simple" xlink:show="embed" xlink:actuate="onLoad"/></draw:frame> </text:p>
      <text:p text:style-name="Treść_20_tekstu.indent">W polu <text:bookmark text:name="textcolor113"/>Rozmiar podaj nowy rozmiar partycji. O tym ile miejsca potrzebujesz na Ubuntu przeczytasz w rozdziale <text:a xlink:type="simple" xlink:href="#x1-390001">2.6.1</text:a>: Ile miejsca przeznaczyć na Ubuntu. W polu podajesz rozmiar partycji w megabajtach. Jeden gigabajt to 1024 megabajty.<text:line-break/>Upewnij się, że wybrano opcję <text:bookmark text:name="textcolor114"/>nie używaj tej partycji. Teraz kliknij przycisk <text:bookmark text:name="textcolor115"/>OK a następnie <text:bookmark text:name="textcolor116"/>Naprzód aby dokonać zmiany na partycji. Wykonanie żądanej zmiany może trwać dłuższą chwilę. Na schemacie pojawiła się pusta, <text:bookmark text:name="textcolor117"/>dostępna przestrzeń oznaczona kolorem szarym. Kliknij a nią, a następnie na przycisk (<text:bookmark text:name="textcolor118"/>+) aby stworzyć nową partycję. </text:p>
      <text:p text:style-name="P60"><draw:frame draw:style-name="fr1" draw:name="Obraz34" text:anchor-type="as-char" svg:width="1.997cm" svg:height="0.998cm" draw:z-index="0"><draw:image xlink:href="../images/instalator_partycjonowanie_gparted3.png" xlink:type="simple" xlink:show="embed" xlink:actuate="onLoad"/></draw:frame></text:p>
      <text:p text:style-name="P59"><draw:frame draw:style-name="fr1" draw:name="Obraz35" text:anchor-type="as-char" svg:width="1.997cm" svg:height="0.998cm" draw:z-index="0"><draw:image xlink:href="../images/instalator_partycjonowanie_gparted_dodaj_root.png" xlink:type="simple" xlink:show="embed" xlink:actuate="onLoad"/></draw:frame> </text:p>
      <text:p text:style-name="Treść_20_tekstu.indent">Po pierwsze musimy stworzyć partycję podstawową dla Ubuntu. O ilości miejsca potrzebnej na poszczególne partycje przeczytasz w sekcji <text:a xlink:type="simple" xlink:href="#x1-390001">2.6.1</text:a>: ”Ile miejsca przeznaczyć na Ubuntu”. Pozostałe opcje ustaw jak na rysunku. </text:p>
      <text:list xml:id="list219386596116927282" text:style-name="L19">
        <text:list-item>
          <text:p text:style-name="P45"><text:bookmark text:name="textcolor119"/>Rozmiar - rozmiar partycji w megabajtach </text:p>
        </text:list-item>
        <text:list-item>
          <text:p text:style-name="P45"><text:bookmark text:name="textcolor120"/>Rodzaj nowej partycji - jako, że system Windows korzysta z tablicy partycji ms-dos to jesteśmy ograniczeni do 4 partycji podstawowych. Aby nie było problemu, dla Ubuntu utworzymy partycje logiczne. </text:p>
        </text:list-item>
        <text:list-item>
          <text:p text:style-name="P45"><text:bookmark text:name="textcolor121"/>Lokalizacja dla nowej partycji - Czy partycja zostanie wyrównana do poczatku wolnej przestrzeni czy do jej końca. Nie ma to znaczenia dla działania systemu. </text:p>
        </text:list-item>
        <text:list-item>
          <text:p text:style-name="P45"><text:bookmark text:name="textcolor122"/>Użyj jako - jaki system plików ma być użyty do sformatowania tej partycji. Do wyboru jest wiele, ale w ramach tego przewodnika korzystamy z systemu ext4 z księgowaniem<text:a xlink:type="simple" xlink:href="../Tahr5.html#fn4x0">4</text:a><text:bookmark text:name="x1-46001f4"/> </text:p>
        </text:list-item>
        <text:list-item>
          <text:p text:style-name="P20"><text:bookmark text:name="textcolor123"/>Punkt montowania - to nasza główna partycja, więc musi się znaleźć na początku<text:a xlink:type="simple" xlink:href="../Tahr6.html#fn5x0">5</text:a><text:bookmark text:name="x1-46002f5"/> .</text:p>
        </text:list-item>
      </text:list>
      <text:p text:style-name="P60">Kliknij na przycisk <text:bookmark text:name="textcolor124"/>OK aby utworzyć nową partycję. </text:p>
      <text:p text:style-name="P59"><draw:frame draw:style-name="fr1" draw:name="Obraz36" text:anchor-type="as-char" svg:width="1.997cm" svg:height="0.998cm" draw:z-index="0"><draw:image xlink:href="../images/instalator_partycjonowanie_gparted_dodaj_swap.png" xlink:type="simple" xlink:show="embed" xlink:actuate="onLoad"/></draw:frame> </text:p>
      <text:p text:style-name="P52">Teraz utwórz partycję wymiany. Więcej o tej partycji przeczytasz w w sekcji <text:a xlink:type="simple" xlink:href="#x1-390001">2.6.1</text:a>: ”Ile miejsca przeznaczyć na Ubuntu”. Pozostałe opcje ustaw jak na rysunku. Kliknij na przycisk <text:bookmark text:name="textcolor125"/>OK aby utworzyć nową partycję. <draw:frame draw:style-name="fr1" draw:name="Obraz37" text:anchor-type="as-char" svg:width="1.997cm" svg:height="0.998cm" draw:z-index="0"><draw:image xlink:href="../images/instalator_partycjonowanie_gparted_dodaj_home.png" xlink:type="simple" xlink:show="embed" xlink:actuate="onLoad"/></draw:frame> Na koniec pozostało utworzenie partycji domowej. Więcej o tej partycji przeczytasz w w sekcji <text:a xlink:type="simple" xlink:href="#x1-390001">2.6.1</text:a>: ”Ile miejsca przeznaczyć na Ubuntu”. Pozostałe opcje ustaw jak na rysunku. Kliknij na przycisk <text:bookmark text:name="textcolor126"/>OK aby utworzyć nową partycję. </text:p>
      <text:p text:style-name="Treść_20_tekstu.noindent"><draw:frame draw:style-name="fr1" draw:name="Obraz38" text:anchor-type="as-char" svg:width="1.997cm" svg:height="0.998cm" draw:z-index="0"><draw:image xlink:href="../images/instalator_partycjonowanie_gparted4.png" xlink:type="simple" xlink:show="embed" xlink:actuate="onLoad"/></draw:frame></text:p>
      <text:p text:style-name="Treść_20_tekstu.noindent">Ekran programu GParted wygląda teraz mniej więcej tak jak na rysunku powyżej. Masz dwie partycje systemu Windows (NTFS), partycję wymiany systemu Linux (swap) oraz dwie partycje dla systemu Ubuntu (ext4). Upewnij się, że partycje NTFS <text:bookmark text:name="textcolor127"/>nie są zaznaczone do sformatowania, zaś partycje ext4 tak. </text:p>
      <text:p text:style-name="Treść_20_tekstu.indent">Kliknij na przycisk <text:bookmark text:name="textcolor128"/>Naprzód aby wprowadzić zmiany na partycjach. Teraz możesz powrócić do lektury procesu instalacji w miejscu gdzie go przerwałeś.<text:line-break/>Powrót do <text:a xlink:type="simple" xlink:href="#x1-340005">2.5.5</text:a>: Wybór strefy czasowej. <text:bookmark text:name="x1-46003r44"/></text:p>
      <text:h text:style-name="Heading_20_4" text:outline-level="4">2.8. <text:bookmark text:name="x1-470008"/>Instalacja na maszynie wirtualnej</text:h>
      <text:p text:style-name="P9"><draw:frame draw:style-name="fr1" draw:name="Obraz39" text:anchor-type="as-char" svg:width="1.997cm" svg:height="0.998cm" draw:z-index="0"><draw:image xlink:href="../images/virtualbox_download.png" xlink:type="simple" xlink:show="embed" xlink:actuate="onLoad"/></draw:frame> </text:p>
      <text:p text:style-name="Treść_20_tekstu.noindent">Alternatywnym sposobem wypróbowania Ubuntu bez instalowania go na dysku twardym jest wykorzystanie maszyny wirtualnej. Oprogramowanie to umożliwia uruchomienie jednego systemu wewnątrz drugiego. Wiąże się to oczywiście z dużym zapotrzebowaniem na moc obliczeniową procesora oraz pamięć operacyjną. Jeżeli masz przynajmniej 2 gigabajty RAMu a twój procesor jest nie starszy niż 5 lat (wtedy jest szansa, że będzie zapewniał akcelerację sprzętową dla wirtualizacji) to możesz w ten sposób wypróbować Ubuntu. </text:p>
      <text:p text:style-name="Treść_20_tekstu.indent"><text:soft-page-break/>Udaj się na stronę <text:a xlink:type="simple" xlink:href="https://www.virtualbox.org/wiki/Downloads">virtualbox.org/download</text:a> i pobierz instalator Virtualboksa dla swojego systemu. Zainstaluj pobrany plik w swoim systemie i uruchom program Virtualbox. </text:p>
      <text:p text:style-name="Treść_20_tekstu.noindent"><draw:frame draw:style-name="fr1" draw:name="Obraz40" text:anchor-type="as-char" svg:width="1.997cm" svg:height="0.998cm" draw:z-index="0"><draw:image xlink:href="../images/virtualbox_main.png" xlink:type="simple" xlink:show="embed" xlink:actuate="onLoad"/></draw:frame></text:p>
      <text:p text:style-name="P53">W oknie głównym programu Virtualbox kliknij na przycisk <text:bookmark text:name="textcolor129"/>New aby uruchomić kreator maszyny wirtualnej. </text:p>
      <text:p text:style-name="P52"><draw:frame draw:style-name="fr1" draw:name="Obraz41" text:anchor-type="as-char" svg:width="1.997cm" svg:height="0.998cm" draw:z-index="0"><draw:image xlink:href="../images/virtualbox_wizard1.png" xlink:type="simple" xlink:show="embed" xlink:actuate="onLoad"/></draw:frame> </text:p>
      <text:list xml:id="list5363996077715967027" text:style-name="L20">
        <text:list-item>
          <text:p text:style-name="P46"><text:bookmark text:name="textcolor130"/>Name - Nazwa maszyny wirtualne. Może to być cokolwiek. </text:p>
        </text:list-item>
        <text:list-item>
          <text:p text:style-name="P46"><text:bookmark text:name="textcolor131"/>Type - Typ systemu. Ustaw na <text:bookmark text:name="textcolor132"/>Linux </text:p>
        </text:list-item>
        <text:list-item>
          <text:p text:style-name="P21"><text:bookmark text:name="textcolor133"/>Version - Wersja systemu. Ustaw na <text:bookmark text:name="textcolor134"/>Ubuntu (64 bit).<text:line-break/>Uwaga: Architektura wybranego systemu (32/64 bit) musi być zgodna z architekturą twojego procesora. Jeżeli posiadasz 64 bitowy procesor ( najprawdopodobniej posiadasz, jeżeli twój komputer nie jest starszy niż 6 lat) to wybierz system 64 bitowy. Pamiętaj też, że pobrany obraz instalatora Ubuntu też musi odpowiadać tej architekturze.</text:p>
        </text:list-item>
      </text:list>
      <text:p text:style-name="P60">Kliknij na przycisk <text:bookmark text:name="textcolor135"/>Next aby przejść dalej.</text:p>
      <text:p text:style-name="P59"><draw:frame draw:style-name="fr1" draw:name="Obraz42" text:anchor-type="as-char" svg:width="1.997cm" svg:height="0.998cm" draw:z-index="0"><draw:image xlink:href="../images/virtualbox_wizard2.png" xlink:type="simple" xlink:show="embed" xlink:actuate="onLoad"/></draw:frame> </text:p>
      <text:p text:style-name="Treść_20_tekstu.indent">Na tym ekranie ustaw ilość pamięci operacyjnej twojego komputera jaką chcesz przeznaczyć dla systemu-gościa. Weź pod uwagę, że ta pamięć zostanie zajęta w momencie uruchomienia maszyny wirtualnej i nie będzie dostępna dla systemu-gospodarza. Nie powinno się przydzielać gościowi więcej niż 50% zasobów gospodarza. Ubuntu wymaga minimum 512 megabajtów (system plus oprogramowanie) a zdecydowanie lepiej jest przydzielić 1024 megabajty. Jeżeli w twoim komputerze jest zainstalowane tylko 2 gigabajty RAMu to przydzielając 1 gigabajt gościowi pozostanie ci tylko 1 gigabajt dla gospodarza. Nie jest to dobre rozwiązanie, gdyż prawdopodobnie będziesz musiał wyłączyć większość programów na systemie gospodarza aby nie doszło do przepełnienia pamięci operacyjnej. Prawie na pewno będziesz musiał wyłączyć przeglądarkę internetową. </text:p>
      <text:p text:style-name="P60">Kliknij na przycisk <text:bookmark text:name="textcolor136"/>Next aby przejść dalej.</text:p>
      <text:p text:style-name="P59"><draw:frame draw:style-name="fr1" draw:name="Obraz43" text:anchor-type="as-char" svg:width="1.997cm" svg:height="0.998cm" draw:z-index="0"><draw:image xlink:href="../images/virtualbox_wizard3.png" xlink:type="simple" xlink:show="embed" xlink:actuate="onLoad"/></draw:frame> </text:p>
      <text:p text:style-name="Treść_20_tekstu.indent">Ten ekran pozwala stworzyć wirtualny dysk twardy lub stworzyć nowy. Na tym etapie nie masz żadnego takiego urządzenia a wiec wybierz środkowa opcję <text:bookmark text:name="textcolor137"/>Create a virtual hard drive now. </text:p>
      <text:p text:style-name="P60">Kliknij na przycisk <text:bookmark text:name="textcolor138"/>Next aby przejść dalej.</text:p>
      <text:p text:style-name="P59"><draw:frame draw:style-name="fr1" draw:name="Obraz44" text:anchor-type="as-char" svg:width="1.997cm" svg:height="0.998cm" draw:z-index="0"><draw:image xlink:href="../images/virtualbox_wizard4.png" xlink:type="simple" xlink:show="embed" xlink:actuate="onLoad"/></draw:frame> </text:p>
      <text:p text:style-name="Treść_20_tekstu.indent">Na tym ekranie wybierz typ dysku twardego. Wybierz opcję <text:bookmark text:name="textcolor139"/>VDI (Virtual Disk Image). </text:p>
      <text:p text:style-name="P60">Kliknij na przycisk <text:bookmark text:name="textcolor140"/>Next aby przejść dalej.</text:p>
      <text:p text:style-name="P59"><draw:frame draw:style-name="fr1" draw:name="Obraz45" text:anchor-type="as-char" svg:width="1.997cm" svg:height="0.998cm" draw:z-index="0"><draw:image xlink:href="../images/virtualbox_wizard5.png" xlink:type="simple" xlink:show="embed" xlink:actuate="onLoad"/></draw:frame> </text:p>
      <text:p text:style-name="Treść_20_tekstu.indent">Wybierz pomiędzy dyskiem tworzonym dynamicznie a dyskiem o stałym rozmiarze. </text:p>
      <text:list xml:id="list6184303591489672780" text:style-name="L21">
        <text:list-item>
          <text:p text:style-name="P47"><text:bookmark text:name="textcolor141"/>Dynamically allocated - Taki wirtualny dysk twardy nie zajmuje całego przydzielonego miejsca a jedynie tyle ile wynosi suma rozmiaru plików na nim zapisanych. Nawet jeżeli stworzysz dysk o pojemności 100 gigabajtów, to po instalacji Ubuntu będzie on zajmował tylko trochę ponad 6 gigabajtów na systemie-gospodarzu. Wybierz tą opcję. </text:p>
        </text:list-item>
        <text:list-item>
          <text:p text:style-name="P22"><text:bookmark text:name="textcolor142"/>Fixed size - Taki dysk twardy zawsze zajmuje tyle miejsca na systemie-gospodarzu ile zostało zadeklarowane. Jeżeli stworzysz 100 gigabajtowy dysk wirtualny, to na twoim komputerze pojawi się 100 gigabajtowy plik z maszyną wirtualną. Tworzenie takiego dysku też trwa dłuższą chwilę, gdyż dużo danych musi zostać zapisanych na dysk.</text:p>
        </text:list-item>
      </text:list>
      <text:p text:style-name="P60"><text:soft-page-break/>Kliknij na przycisk <text:bookmark text:name="textcolor143"/>Next aby przejść dalej.</text:p>
      <text:p text:style-name="P59"><draw:frame draw:style-name="fr1" draw:name="Obraz46" text:anchor-type="as-char" svg:width="1.997cm" svg:height="0.998cm" draw:z-index="0"><draw:image xlink:href="../images/virtualbox_wizard6.png" xlink:type="simple" xlink:show="embed" xlink:actuate="onLoad"/></draw:frame> </text:p>
      <text:p text:style-name="Treść_20_tekstu.noindent">Natym ekranie możesz wybrać rozmiar dysku twardego. Korzystając z suwaka możesz wybrać żądany rozmiar. Ubuntu 14.04 LTS wymaga przynajmniej 6.2 gigabajta, górną granicą są tylko możliwości Virtualboksa (2 terabajty). W celach testowych stwórz dysk o rozmiarze przynajmniej 25 gigabajtów. </text:p>
      <text:p text:style-name="Treść_20_tekstu.noindent">Kliknij na przycisk <text:bookmark text:name="textcolor144"/>Create aby stworzyć dysk i zakończyć działanie kreatora.</text:p>
      <text:p text:style-name="Treść_20_tekstu.noindent"><draw:frame draw:style-name="fr1" draw:name="Obraz47" text:anchor-type="as-char" svg:width="1.997cm" svg:height="0.998cm" draw:z-index="0"><draw:image xlink:href="../images/virtualbox_start.png" xlink:type="simple" xlink:show="embed" xlink:actuate="onLoad"/></draw:frame></text:p>
      <text:p text:style-name="Treść_20_tekstu.noindent">Twoja maszyna wirtualna dla Ubuntu jest gotowa. W głównym oknie programu Virtualbox jest teraz dostępna. Kliknij na nią i z paska narzędziowego wybierz <text:bookmark text:name="textcolor145"/>Start. Alternatywnym sposobem uruchomienia maszyny wirtualnej jest dwukrotne kliknięcie na jej ikonie. Twoim oczom ukarze się okno jak na rysunku powyżej. Kliknij na żółtą ikonę folderu i wskaż pobrany wczesnej obraz instalatora systemu Ubuntu (plik .iso). Kliknij <text:bookmark text:name="textcolor146"/>Start aby uruchomić maszynę wirtualną. Instalacja na maszynie wirtualnej przebiega tak samo jak w rzeczywistości. Przejdź do sekcji <text:a xlink:type="simple" xlink:href="#x1-280004">2.4.4</text:a>: ”Uruchomienie instalatora BIOS”. </text:p>
      <text:p text:style-name="Treść_20_tekstu.indent">Kiedy po zakończeniu instalacji zostaniesz poproszony o wyjście płyty instalatora z napędu to z paska menu maszyny wirtualnej wybierz Devices Cd/DVD Devices Remove disk from virtual drive. <text:bookmark text:name="x1-47001r47"/></text:p>
      <text:h text:style-name="Heading_20_4" text:outline-level="4">2.9. <text:bookmark text:name="x1-480009"/>Rozwiązywanie problemów z instalacją</text:h>
      <text:p text:style-name="Treść_20_tekstu.noindent">Do napisania <text:bookmark text:name="x1-48001r12"/></text:p>
      <text:h text:style-name="Heading_20_3" text:outline-level="3">3. <text:bookmark text:name="x1-490003"/>Pierwsze uruchomienie systemu</text:h>
      <text:h text:style-name="Heading_20_4" text:outline-level="4"><text:bookmark text:name="x1-49001r48"/>3.1. <text:bookmark text:name="x1-500001"/>Uruchomienie systemu Ubuntu</text:h>
      <text:p text:style-name="P9"><draw:frame draw:style-name="fr1" draw:name="Obraz48" text:anchor-type="as-char" svg:width="1.997cm" svg:height="0.998cm" draw:z-index="0"><draw:image xlink:href="../images/pierwsze_uruchomienie_grub.png" xlink:type="simple" xlink:show="embed" xlink:actuate="onLoad"/></draw:frame> </text:p>
      <text:p text:style-name="Treść_20_tekstu.noindent">Po zainstalowaniu systemu Ubuntu twój komputer został zresetowany, zostałeś też poproszony o usunięcie nośnika instalacyjnego (pendrive, płyta DVD) z napędu. Jeżeli to wykonałeś to przy ponownym uruchomieniu komputera powinieneś zobaczyć ekran bardzo podobny do tego. Jest to GRUB (Grand Unified Bootloader), program rozruchowy zajmujący uruchomieniem systemu operacyjnego. Korzystając z GRUBA możesz wybrać, który system operacyjny ma zostać uruchomiony. Korzystając z klawiszy kursora na klawiaturze podświetl odpowiednią opcję i wciśnij Enter. Jeżeli Ubuntu to jedyny system operacyjny zainstalowany na twoim komputerze to menu GRUBa nie wyświetli się. Zamiast niego Przez około sekundę widoczny będzie ciemnofioletowy ekran a następnie zostanie uruchomiony system Ubuntu. Aby w takiej sytuacji wejść do menu GRUBa wciśnij klawisz shift kiedy fioletowy ekran jest widoczny. </text:p>
      <text:p text:style-name="Treść_20_tekstu.indent"><text:span text:style-name="T2">Opcje zaawansowane dla systemu Ubuntu </text:span>to zestaw dodatkowych programów naprawczych i diagnostycznych dla systemu Ubuntu. Zostały one szerze opisane w rozdziale <text:span text:style-name="T2">??</text:span>azywanie problemówRozwiązywanie problemów to program służący do testowania pamięci operacyjnej komputera (RAM). Opcja <text:span text:style-name="T2">Windows 7 Loader </text:span>uruchomi system operacyjny Windows 7. </text:p>
      <text:p text:style-name="Treść_20_tekstu.noindent">Wybierz <text:span text:style-name="T2">Ubuntu</text:span>, wciśnij klawisz Enter aby uruchomić Ubuntu.</text:p>
      <text:h text:style-name="Heading_20_4" text:outline-level="4"><text:bookmark text:name="x1-50001r50"/>3.2. <text:bookmark text:name="x1-510002"/>Ekran logowania</text:h>
      <text:p text:style-name="Treść_20_tekstu.noindent">W czasie ładowania się systemu operacyjnego będzie widoczne logo Ubuntu ze stopniowo wypełniającymi się kwadratami. Wciskając dowolny klawisz logo zostanie zastąpione szczegółowym opisem tego co jest aktualnie wykonywane. Kiedy proces uruchamiania systemu dobiegnie końca twoim oczom ukarze się ekran logowania systemu Ubuntu (jeżeli w czasie instalacji wybrałeś ”Automatyczne Logowanie” to ten ekran zostanie pominięty i automatycznie zostaniesz przeniesiony do pulpitu). </text:p>
      <text:p text:style-name="Treść_20_tekstu.noindent"><draw:frame draw:style-name="fr1" draw:name="Obraz49" text:anchor-type="as-char" svg:width="1.997cm" svg:height="0.998cm" draw:z-index="0"><draw:image xlink:href="../images/greater.png" xlink:type="simple" xlink:show="embed" xlink:actuate="onLoad"/></draw:frame></text:p>
      <text:p text:style-name="Nagłówek_20_listy.enumerate-enumitem">1. </text:p>
      <text:p text:style-name="List_20_Contents">Lista użytkowników systemu. Jeżeli w systemie jest więcej niż jeden użytkownik to z tej listy będzie można wybrać kto ma zostać zalogowany. </text:p>
      <text:p text:style-name="Nagłówek_20_listy.enumerate-enumitem">2. </text:p>
      <text:p text:style-name="List_20_Contents"><text:soft-page-break/>W to pole wpisz hasło aktualnie wybranego użytkownika. </text:p>
      <text:p text:style-name="Nagłówek_20_listy.enumerate-enumitem">3. </text:p>
      <text:p text:style-name="List_20_Contents">Konto gość umożliwia zalogowanie się do systemu bez podawania hasła. Wszystkie zmiany wprowadzone przez gościa (np. utworzone pliki) zostaną utracone po zakończeniu sesji. </text:p>
      <text:p text:style-name="Nagłówek_20_listy.enumerate-enumitem">4. </text:p>
      <text:p text:style-name="List_20_Contents">Nazwa systemu wybrana podczas instalacji. </text:p>
      <text:p text:style-name="Nagłówek_20_listy.enumerate-enumitem">5. </text:p>
      <text:p text:style-name="List_20_Contents">Przyciski sterujące </text:p>
      <text:p text:style-name="P62"><draw:frame draw:style-name="fr1" draw:name="Obraz50" text:anchor-type="as-char" svg:width="1.997cm" svg:height="0.998cm" draw:z-index="0"><draw:image xlink:href="../images/ikony_dostempnosc2.png" xlink:type="simple" xlink:show="embed" xlink:actuate="onLoad"/></draw:frame> </text:p>
      <text:p text:style-name="P56">Dostępność - uruchomienie lupy, czytnika ekranowego lub klawiatury ekranowej. </text:p>
      <text:p text:style-name="P62"><draw:frame draw:style-name="fr1" draw:name="Obraz51" text:anchor-type="as-char" svg:width="1.997cm" svg:height="0.998cm" draw:z-index="0"><draw:image xlink:href="../images/ikony_jezyk.png" xlink:type="simple" xlink:show="embed" xlink:actuate="onLoad"/></draw:frame> </text:p>
      <text:p text:style-name="P56">Język - pozwala zmienić układ klawiatury i metodę wprowadzania tekstu. </text:p>
      <text:p text:style-name="P62"><draw:frame draw:style-name="fr1" draw:name="Obraz52" text:anchor-type="as-char" svg:width="1.997cm" svg:height="0.998cm" draw:z-index="0"><draw:image xlink:href="../images/ikony_dzwiek.png" xlink:type="simple" xlink:show="embed" xlink:actuate="onLoad"/></draw:frame> </text:p>
      <text:p text:style-name="P56">Ustawienia głośności i dźwięku. </text:p>
      <text:p text:style-name="P62"><text:span text:style-name="T2">11:46</text:span> </text:p>
      <text:p text:style-name="P56">Zegar i kalendarz. </text:p>
      <text:p text:style-name="P62"><draw:frame draw:style-name="fr1" draw:name="Obraz53" text:anchor-type="as-char" svg:width="1.997cm" svg:height="0.998cm" draw:z-index="0"><draw:image xlink:href="../images/ikony_zasilanie.png" xlink:type="simple" xlink:show="embed" xlink:actuate="onLoad"/></draw:frame> </text:p>
      <text:p text:style-name="P57">Wyłączenie lub ponowne uruchomienie komputera.</text:p>
      <text:h text:style-name="Heading_20_4" text:outline-level="4"><text:bookmark text:name="x1-51006r51"/>3.3. <text:bookmark text:name="x1-520003"/>Rzut oka na pulpit Ubuntu</text:h>
      <text:p text:style-name="P9"><draw:frame draw:style-name="fr1" draw:name="Obraz54" text:anchor-type="as-char" svg:width="1.997cm" svg:height="0.998cm" draw:z-index="0"><draw:image xlink:href="../images/ikony_dash.png" xlink:type="simple" xlink:show="embed" xlink:actuate="onLoad"/></draw:frame> </text:p>
      <text:p text:style-name="Treść_20_tekstu.noindent">Po zalogowaniu się do systemu na ekranie monitora zostanie wyświetlony pulpit systemu Ubuntu. Szczegółowy opis pulpitu znajduje się w kolejnym rozdziale <text:a xlink:type="simple" xlink:href="#x1-580004">4</text:a>: Pulpit Unity. </text:p>
      <text:p text:style-name="Treść_20_tekstu.indent">W tym rozdziale zajmiemy się najważniejszymi kwestiami związanymi z przygotowaniem systemu do codziennej pracy. Już teraz system jest gotowy, ale można wykonać kilka rzeczy, które uprzyjemnią obcowanie z Ubuntu. Aby sprawnie poruszać się po tej sekcji Przewodnika zapamiętaj tą ikonę. <text:bookmark text:name="x1-52001r52"/></text:p>
      <text:h text:style-name="Heading_20_4" text:outline-level="4"><text:soft-page-break/>3.4. <text:bookmark text:name="x1-530004"/>Rzeczy do zrobienia po instalacji Ubuntu</text:h>
      <text:h text:style-name="Heading_20_5" text:outline-level="5"><text:bookmark text:name="x1-53001r46"/>3.4.1. <text:bookmark text:name="x1-540001"/>Aktualizacja systemu</text:h>
      <text:p text:style-name="P9"><draw:frame draw:style-name="fr1" draw:name="Obraz55" text:anchor-type="as-char" svg:width="1.997cm" svg:height="0.998cm" draw:z-index="0"><draw:image xlink:href="../images/pierwsze_uruchomienie_aktualizacja1.png" xlink:type="simple" xlink:show="embed" xlink:actuate="onLoad"/></draw:frame> </text:p>
      <text:p text:style-name="Treść_20_tekstu.noindent">Kliknij na ikonę Dash <draw:frame draw:style-name="fr1" draw:name="Obraz56" text:anchor-type="as-char" svg:width="1.997cm" svg:height="0.998cm" draw:z-index="0"><draw:image xlink:href="../images/ikony_dash.png" xlink:type="simple" xlink:show="embed" xlink:actuate="onLoad"/></draw:frame> i wpisz ”Aktualizacje”. W czasie wpisywania na ekranie wyników będą się pojawiały propozycje. Z wiersza ”Programy” wybierz ”Aktualizacje oprogramowania”. System sprawdzi, czy dostępne są aktualizacje dla twojego Ubuntu i wyświetli podsumowanie. </text:p>
      <text:p text:style-name="Treść_20_tekstu.noindent"><draw:frame draw:style-name="fr1" draw:name="Obraz57" text:anchor-type="as-char" svg:width="1.997cm" svg:height="0.998cm" draw:z-index="0"><draw:image xlink:href="../images/pierwsze_uruchomienie_aktualizacja2.png" xlink:type="simple" xlink:show="embed" xlink:actuate="onLoad"/></draw:frame></text:p>
      <text:p text:style-name="Treść_20_tekstu.noindent">Kliknij na przycisk <text:span text:style-name="T2">Zainstaluj </text:span>aby zainstalować aktualizacje. Zostaniesz poproszony o podanie hasła w celu uwierzytelnienia. Każda operacja mająca wpływ na cały system wymaga potwierdzenia. Zapobiega to przypadkowemu uszkodzeniu systemu. </text:p>
      <text:p text:style-name="Treść_20_tekstu.noindent"><draw:frame draw:style-name="fr1" draw:name="Obraz58" text:anchor-type="as-char" svg:width="1.997cm" svg:height="0.998cm" draw:z-index="0"><draw:image xlink:href="../images/unity_uwierzytelnienie.png" xlink:type="simple" xlink:show="embed" xlink:actuate="onLoad"/></draw:frame></text:p>
      <text:p text:style-name="Treść_20_tekstu.noindent">Wpisz swoje hasło i potwierdź klawiszem Enter, lub kliknij na przycisk <text:span text:style-name="T2">Uwierzytelnij</text:span>. Teraz rozpocznie się proces pobierania i instalacji aktualizacji. Proces ten może potrwać od kilkunastu sekund do kilku minut, w zależności od tego jak dawno system nie był aktualizowany. Kiedy aktualizacja się zakończy możesz zostać poproszony o zrestartowanie komputera. Restart jest potrzebny tylko jeżeli aktualizowane było jądro systemu lub sterowniki. Inne aktualizacje nie wymagają restartu komputera a jedynie restart zaktualizowanego programu. W przyszłości system będzie automatycznie sprawdzał czy dostępne są aktualizacje i powiadomi cię o tym. <text:bookmark text:name="x1-54001r54"/></text:p>
      <text:h text:style-name="Heading_20_5" text:outline-level="5">3.4.2. <text:bookmark text:name="x1-550002"/>Instalacja spolszczenia</text:h>
      <text:p text:style-name="P9"><draw:frame draw:style-name="fr1" draw:name="Obraz59" text:anchor-type="as-char" svg:width="1.997cm" svg:height="0.998cm" draw:z-index="0"><draw:image xlink:href="../images/pierwsze_uruchomienie_lang1.png" xlink:type="simple" xlink:show="embed" xlink:actuate="onLoad"/></draw:frame> </text:p>
      <text:p text:style-name="Treść_20_tekstu.noindent">Jeżeli w trakcie instalacji systemu nie wybrałeś języka Polskiego lub nie miałeś połączenia z internetem aby ściągnąć potrzebne paczki językowe to tutaj dowiesz się jak zainstalować odpowiednie oprogramowanie. Kliknij na ikonę Dash <draw:frame draw:style-name="fr1" draw:name="Obraz60" text:anchor-type="as-char" svg:width="1.997cm" svg:height="0.998cm" draw:z-index="0"><draw:image xlink:href="../images/ikony_dash.png" xlink:type="simple" xlink:show="embed" xlink:actuate="onLoad"/></draw:frame> i wpisz ”Języki”. System sprawdzi stan spolszczenia systemu i zaproponuje instalację dodatkowych paczek. Kliknij <text:span text:style-name="T2">Zainstaluj </text:span>a następnie potwierdź operację. Wpisz swoje hasło i potwierdź klawiszem Enter, lub kliknij na przycisk <text:span text:style-name="T2">Uwierzytelnij</text:span>. </text:p>
      <text:p text:style-name="Treść_20_tekstu.noindent"><draw:frame draw:style-name="fr1" draw:name="Obraz61" text:anchor-type="as-char" svg:width="1.997cm" svg:height="0.998cm" draw:z-index="0"><draw:image xlink:href="../images/pierwsze_uruchomienie_lang2.png" xlink:type="simple" xlink:show="embed" xlink:actuate="onLoad"/></draw:frame></text:p>
      <text:p text:style-name="Treść_20_tekstu.noindent">Po instalacji niezbędnych paczek możesz jeszcze dla pewności kliknąć na <text:span text:style-name="T2">Zastosuj dla całego systemu</text:span>. Aplikacja upewni się w ten sposób, że cały system został spolszczony. W przyszłości aplikacja ”Języki” pozwoli ci w łatwy sposób zainstalować i zmienić język systemu na każdy z wspieranych przez społeczność Ubuntu. <text:bookmark text:name="x1-55001r55"/></text:p>
      <text:h text:style-name="Heading_20_5" text:outline-level="5">3.4.3. <text:bookmark text:name="x1-560003"/>Instalacja dodatkowych sterowników</text:h>
      <text:p text:style-name="P9"><draw:frame draw:style-name="fr1" draw:name="Obraz62" text:anchor-type="as-char" svg:width="1.997cm" svg:height="0.998cm" draw:z-index="0"><draw:image xlink:href="../images/pierwsze_uruchomienie_driver1.png" xlink:type="simple" xlink:show="embed" xlink:actuate="onLoad"/></draw:frame> </text:p>
      <text:p text:style-name="Treść_20_tekstu.noindent">Prawdopodobnie nie wszystkie sterowniki zostały włączone podczas instalacji Ubuntu. Aby się upewnić, że sprzęt jest prawidłowo obsługiwany Kliknij na ikonę Dash <draw:frame draw:style-name="fr1" draw:name="Obraz63" text:anchor-type="as-char" svg:width="1.997cm" svg:height="0.998cm" draw:z-index="0"><draw:image xlink:href="../images/ikony_dash.png" xlink:type="simple" xlink:show="embed" xlink:actuate="onLoad"/></draw:frame> i wpisz ”Sterowniki”. Z wyświetlonych wyników wybierz ”Aktualizacje i sterowniki. W otwartym oknie przejdź na zakładkę ”Dodatkowe sterowniki”. Poczekaj chwilę aż system zbierze dane o twoim komputerze i porówna je z bazą danych sterowników. Z wybranej listy będziesz mógł wybrać, który sterownik powinien zostać użyty. </text:p>
      <text:p text:style-name="Treść_20_tekstu.noindent"><draw:frame draw:style-name="fr1" draw:name="Obraz64" text:anchor-type="as-char" svg:width="1.997cm" svg:height="0.998cm" draw:z-index="0"><draw:image xlink:href="../images/pierwsze_uruchomienie_driver2.png" xlink:type="simple" xlink:show="embed" xlink:actuate="onLoad"/></draw:frame></text:p>
      <text:p text:style-name="Treść_20_tekstu.noindent">Zmiana sterownika wymaga potwierdzenia. Wpisz swoje hasło i potwierdź klawiszem Enter, lub kliknij na przycisk <text:span text:style-name="T2">Uwierzytelnij</text:span>. Więcej o wyborze sterownika przeczytasz w rozdziale <text:a xlink:type="simple" xlink:href="#x1-10900012">5.12</text:a>: Sterowniki <text:bookmark text:name="x1-56001r56"/></text:p>
      <text:h text:style-name="Heading_20_5" text:outline-level="5">3.4.4. <text:bookmark text:name="x1-570004"/>Instalacja dodatków</text:h>
      <text:p text:style-name="P9"><draw:frame draw:style-name="fr1" draw:name="Obraz65" text:anchor-type="as-char" svg:width="1.997cm" svg:height="0.998cm" draw:z-index="0"><draw:image xlink:href="../images/pierwsze_uruchomienie_dodatki1.png" xlink:type="simple" xlink:show="embed" xlink:actuate="onLoad"/></draw:frame> </text:p>
      <text:p text:style-name="Treść_20_tekstu.noindent">Na koniec warto zainstalować kilka pakietów oprogramowania Kliknij na ikonę Dash <draw:frame draw:style-name="fr1" draw:name="Obraz66" text:anchor-type="as-char" svg:width="1.997cm" svg:height="0.998cm" draw:z-index="0"><draw:image xlink:href="../images/ikony_dash.png" xlink:type="simple" xlink:show="embed" xlink:actuate="onLoad"/></draw:frame> i wpisz ”Centrum Oprogramowania”. Z wiersza ”Programy” wybierz ”Centrum Oprogramowania Ubuntu”. W prawym górnym rogu nowo-otwartego okna masz wyszukiwarkę. Wpisz w nią ”Ograniczone dodatki Ubuntu” i wciśnij enter. Poczekaj aż odnaleziona zostanie ta paczka. Z listy wybierz ”Ubuntu restricted extracts” i kliknij ”Zainstaluj”. Instalacja oprogramowania wymaga uwierzytelnienia. Wpisz swoje hasło i potwierdź klawiszem Enter, lub kliknij na przycisk <text:span text:style-name="T2">Uwierzytelnij</text:span>. </text:p>
      <text:p text:style-name="Treść_20_tekstu.noindent"><text:soft-page-break/><draw:frame draw:style-name="fr1" draw:name="Obraz67" text:anchor-type="as-char" svg:width="1.997cm" svg:height="0.998cm" draw:z-index="0"><draw:image xlink:href="../images/pierwsze_uruchomienie_dodatki2.png" xlink:type="simple" xlink:show="embed" xlink:actuate="onLoad"/></draw:frame></text:p>
      <text:p text:style-name="Treść_20_tekstu.noindent">Paczka ”ubuntu-restricted-extras” zawiera w sobie: </text:p>
      <text:list xml:id="list8951982831856836487" text:style-name="L22">
        <text:list-item>
          <text:p text:style-name="P48">Wszystkie możliwe kodeki audio/wideo. </text:p>
        </text:list-item>
        <text:list-item>
          <text:p text:style-name="P48">Odtwarzcacz Flash. </text:p>
        </text:list-item>
        <text:list-item>
          <text:p text:style-name="P48">Java. </text:p>
        </text:list-item>
        <text:list-item>
          <text:p text:style-name="P23">Fonty True Type (np. Times New Roman).</text:p>
        </text:list-item>
      </text:list>
      <text:p text:style-name="Treść_20_tekstu.noindent">W podobny sposób wyszukaj i zainstaluj programy unzip (obsługa archiwów zip) i p7zip-full (obsługa archiwów w formacie 7z/lzma). <text:bookmark text:name="x1-57001r49"/></text:p>
      <text:h text:style-name="Heading_20_3" text:outline-level="3">4. <text:bookmark text:name="x1-580004"/>Pulpit Ubuntu Unity</text:h>
      <text:p text:style-name="Treść_20_tekstu.noindent">Przy pierwszym uruchomieniu systemu, zaraz po instalacji systemu, można zauważyć, że wygląd Ubuntu wcale aż tak bardzo nieróżni się od wyglądu systemów Microsoft Windows lub OS X. Wszystkie systemy łączy ta sama idea graficznego interfejsu użytkownika (<text:span text:style-name="T3">GUI: Graphical User Interface</text:span>), gdzie użytkownik systemu za pomocą myszy kontroluje większość zadań począwszy od zwykłego poruszania się po systemie, otwierania dostępnych aplikacji, a także tworzenia, usuwania i przenoszenia plików i katalogów. </text:p>
      <text:p text:style-name="Treść_20_tekstu.indent">W Ubuntu, domyślnym środowiskiem graficznym jest Unity. <text:bookmark text:name="x1-58001r53"/></text:p>
      <text:h text:style-name="Heading_20_4" text:outline-level="4">4.1. <text:bookmark text:name="x1-590001"/>Pulpit</text:h>
      <text:p text:style-name="Treść_20_tekstu.noindent"><draw:frame draw:style-name="fr1" draw:name="Obraz68" text:anchor-type="as-char" svg:width="1.997cm" svg:height="0.998cm" draw:z-index="0"><draw:image xlink:href="../images/unity_desktop.png" xlink:type="simple" xlink:show="embed" xlink:actuate="onLoad"/></draw:frame></text:p>
      <text:p text:style-name="Treść_20_tekstu.noindent">Po zalogowaniu się do systemu Twoim oczom ukaże się Pulpit. Widać na nim trzy elementy: przestrzeń roboczą wypełniającą większą część ekranu oraz dwa panele. Panel poziomy, zwany <text:span text:style-name="T2">panelem menu</text:span>, umieszczony na górze ekranu. Panel pionowy to <text:span text:style-name="T2">Launcher</text:span>, zlokalizowany jest po lewej stronie ekranu. <text:bookmark text:name="x1-59001r57"/></text:p>
      <text:h text:style-name="Heading_20_5" text:outline-level="5">4.1.1. <text:bookmark text:name="x1-600001"/>Zmiana tła pulpitu</text:h>
      <text:p text:style-name="P60">Aby zmienić tło pulpitu (inaczej: tapetę) kliknij <text:span text:style-name="T2">prawym przyciskiem myszy </text:span>na wolnej przestrzeni roboczej i z menu kontekstowego wybierz ”Zmień tło pulpitu” </text:p>
      <text:p text:style-name="P59"><draw:frame draw:style-name="fr1" draw:name="Obraz69" text:anchor-type="as-char" svg:width="1.997cm" svg:height="0.998cm" draw:z-index="0"><draw:image xlink:href="../images/unity_zmiana_tapety.png" xlink:type="simple" xlink:show="embed" xlink:actuate="onLoad"/></draw:frame> </text:p>
      <text:p text:style-name="Treść_20_tekstu.indent">Z listy zaznaczonej jako (1) możesz wybrać jedną z gotowych tapet. Kliknij na przycisk + (2) aby otworzyć menadźer plików i wskazać inny plik graficzny na dysku twardym. Plik ten zostanie użyty jako tapeta. </text:p>
      <text:p text:style-name="Treść_20_tekstu.indent">W tym oknie możesz też dokonać pewnych modyfikacji środowiska graficznego Unity. Zachęcamy do eksperymentów. Wszelkie zmiany są wprowadzane na żywo. <text:bookmark text:name="x1-60001r59"/></text:p>
      <text:h text:style-name="Heading_20_4" text:outline-level="4">4.2. <text:bookmark text:name="x1-610002"/>Panel Menu</text:h>
      <text:p text:style-name="Treść_20_tekstu.noindent"><text:span text:style-name="T2">Panel menu </text:span>łączy w sobie kilka funkcji i to co jest widoczne na pierwszym miejscu to umieszczony po jego prawej stronie <text:span text:style-name="T2">obszar powiadomienia </text:span>zwany inaczej obszarem wskaźników. </text:p>
      <text:p text:style-name="Treść_20_tekstu.noindent"><draw:frame draw:style-name="fr1" draw:name="Obraz70" text:anchor-type="as-char" svg:width="1.997cm" svg:height="0.998cm" draw:z-index="0"><draw:image xlink:href="../images/unity_menu_bar.png" xlink:type="simple" xlink:show="embed" xlink:actuate="onLoad"/></draw:frame></text:p>
      <text:p text:style-name="Treść_20_tekstu.indent"><text:soft-page-break/>Część wskaźników widoczna jest zaraz po zainstalowaniu systemu, a cześć można dodatkowo włączyć. Niektóre aplikacja po zainstalowaniu w systemie dodają lub umożliwiają dodanie własnych wskaźników do obszaru powiadomienia. Najczęściej stosowanymi i domyślnie dostępnymi wskaźnikami w Unity są: </text:p>
      <text:p text:style-name="List_20_Heading"><draw:frame draw:style-name="fr1" draw:name="Obraz71" text:anchor-type="as-char" svg:width="1.997cm" svg:height="0.998cm" draw:z-index="0"><draw:image xlink:href="../images/unity_wskaznik_klawiatura.png" xlink:type="simple" xlink:show="embed" xlink:actuate="onLoad"/></draw:frame> </text:p>
      <text:p text:style-name="List_20_Contents"><text:span text:style-name="T2">Wskaźnik klawiatury </text:span>informuje o aktualnie używanym układzie klawiatury. Klikając na niego możesz zmienić układ klawiatury. </text:p>
      <text:p text:style-name="List_20_Heading"><draw:frame draw:style-name="fr1" draw:name="Obraz72" text:anchor-type="as-char" svg:width="1.997cm" svg:height="0.998cm" draw:z-index="0"><draw:image xlink:href="../images/unity_wskaznik_siec.png" xlink:type="simple" xlink:show="embed" xlink:actuate="onLoad"/></draw:frame> </text:p>
      <text:p text:style-name="List_20_Contents"><text:span text:style-name="T2">Wskaźnik połączeń sieciowych </text:span>informuje o stanie połączenia z siecią. Kliknięcie na niego wywołuje opcje modyfikacji połączenia z internetem. </text:p>
      <text:p text:style-name="List_20_Heading"><draw:frame draw:style-name="fr1" draw:name="Obraz73" text:anchor-type="as-char" svg:width="1.997cm" svg:height="0.998cm" draw:z-index="0"><draw:image xlink:href="../images/unity_wskaznik_wiadomosci.png" xlink:type="simple" xlink:show="embed" xlink:actuate="onLoad"/></draw:frame> </text:p>
      <text:p text:style-name="List_20_Contents"><text:span text:style-name="T2">Wskaźnik wiadomości </text:span>informuje o przychodzących wiadomościach. Ten wskaźnik integruje się z komunikatorami internetowymi i zmienia kolor kiedy otrzymasz nową wiadomość. Kliknięcie na ten wskaźnik pozwala także sterować komunikatorem, np. zmienić status lub wywołać okno główne. </text:p>
      <text:p text:style-name="List_20_Heading"><draw:frame draw:style-name="fr1" draw:name="Obraz74" text:anchor-type="as-char" svg:width="1.997cm" svg:height="0.998cm" draw:z-index="0"><draw:image xlink:href="../images/unity_wskaznik_dzwiek.png" xlink:type="simple" xlink:show="embed" xlink:actuate="onLoad"/></draw:frame> </text:p>
      <text:p text:style-name="List_20_Contents"><text:span text:style-name="T2">Wskaźnik ustawień dźwięku </text:span>informuje o głośności wyjścia audio. Jeżeli kursor myszy znajduje się nad tym wskaźnikiem, to poruszając kółkiem myszy możesz zmienić głośność. Kliknięcie na ten wskaźnik otwiera menu ustawień dźwięku oraz menu sterownia odtwarzaczem muzyki (pozwala np. go uruchomić, zmienić utwór, wyświetlić okładkę i informacje o aktualnie odtwarzanym pliku, ustawić listę odtwarzania). </text:p>
      <text:p text:style-name="List_20_Heading"><draw:frame draw:style-name="fr1" draw:name="Obraz75" text:anchor-type="as-char" svg:width="1.997cm" svg:height="0.998cm" draw:z-index="0"><draw:image xlink:href="../images/unity_wskaznik_zasilanie.png" xlink:type="simple" xlink:show="embed" xlink:actuate="onLoad"/></draw:frame> </text:p>
      <text:p text:style-name="List_20_Contents"><text:span text:style-name="T2">Wskaźnik zasilania i poziomu akumulatora </text:span>informuje o stanie stanie naładowania akumulatora oraz o dostępnym zasilaniu (akumulator/sieć). Ten wskaźnik nie jest dostępny na komputerach pozbawionych baterii. Kliknięcie na ten wskaźnik otwiera menu zasilania. </text:p>
      <text:p text:style-name="List_20_Heading"><draw:frame draw:style-name="fr1" draw:name="Obraz76" text:anchor-type="as-char" svg:width="1.997cm" svg:height="0.998cm" draw:z-index="0"><draw:image xlink:href="../images/unity_wskaznik_zegar.png" xlink:type="simple" xlink:show="embed" xlink:actuate="onLoad"/></draw:frame> </text:p>
      <text:p text:style-name="List_20_Contents"><text:span text:style-name="T2">Zegar </text:span>wyświetla aktualną datę i czas. Kliknięcie na zegar otwiera kalendarz. </text:p>
      <text:p text:style-name="List_20_Heading"><draw:frame draw:style-name="fr1" draw:name="Obraz77" text:anchor-type="as-char" svg:width="1.997cm" svg:height="0.998cm" draw:z-index="0"><draw:image xlink:href="../images/unity_wskaznik_system.png" xlink:type="simple" xlink:show="embed" xlink:actuate="onLoad"/></draw:frame> </text:p>
      <text:p text:style-name="P55"><text:span text:style-name="T2">Wskaźnik sesji </text:span>po kliknięciu wyświetla menu systemowe, które pozwala wyłączyć/restartować komputer, wyświetlić informacje o systemie, przełączyć użytkownika lub otworzyć narzedzie konfiguracji systemu.</text:p>
      <text:p text:style-name="Treść_20_tekstu.indent">W Unity, pasek menu aplikacji (”Plik”, ”Edycja”, ”Widok” itp.) nie jest umieszczony w obrębie okna aplikacji, a domyślnie wyświetlany jest na pasku menu w jego lewej części. Po uruchomieniu dowolnej aplikacji pasek menu zawiera jedynie nazwę aktualnie aktywnego okna: </text:p>
      <text:p text:style-name="Treść_20_tekstu.noindent"><draw:frame draw:style-name="fr1" draw:name="Obraz78" text:anchor-type="as-char" svg:width="1.997cm" svg:height="0.998cm" draw:z-index="0"><draw:image xlink:href="../images/unity_menu_bar2.png" xlink:type="simple" xlink:show="embed" xlink:actuate="onLoad"/></draw:frame></text:p>
      <text:p text:style-name="Treść_20_tekstu.indent">Pasek manu jest aktywowany, gdy kursor myszy znajdzie się w obrębie panelu menu: </text:p>
      <text:p text:style-name="Treść_20_tekstu.noindent"><draw:frame draw:style-name="fr1" draw:name="Obraz79" text:anchor-type="as-char" svg:width="1.997cm" svg:height="0.998cm" draw:z-index="0"><draw:image xlink:href="../images/unity_menu_bar3.png" xlink:type="simple" xlink:show="embed" xlink:actuate="onLoad"/></draw:frame></text:p>
      <text:p text:style-name="Treść_20_tekstu.indent">Umieszczenie paska menu na panelu menu ma swoje plusy w przypadku urządzeń z ekranem ograniczonym niską rozdzielczością. Tak zwane ”Global Menu” Pozwala lepiej wykorzystać dostępne miejsce w pionie. <text:bookmark text:name="x1-61001r61"/></text:p>
      <text:h text:style-name="Heading_20_4" text:outline-level="4">4.3. <text:bookmark text:name="x1-620003"/>Launcher</text:h>
      <text:p text:style-name="Treść_20_tekstu.noindent"><text:soft-page-break/>Pasek, umieszczony po lewej stronie ekranu nosi nazwę Launchera (ang: <text:span text:style-name="T3">Wyzwalacz</text:span>). Launcher umożliwia przechowywanie skrótów do ulubionych i najczęściej użytkowanych aplikacji, dostęp do uruchomionych programów, zamontowanych urządzeń (pamięć USB/SD, zewnętrzne dyski twarde, CD/DVD) oraz kosza. Uruchomiona aplikacja w systemie, na czas swojej pracy, umieszcza w obrębie Launchera swoją ikonę. <text:bookmark text:name="x1-62001r60"/></text:p>
      <text:h text:style-name="Heading_20_5" text:outline-level="5">4.3.1. <text:bookmark text:name="x1-630001"/>Uruchamienie programów z Launchera</text:h>
      <text:p text:style-name="P9"><draw:frame draw:style-name="fr1" draw:name="Obraz80" text:anchor-type="as-char" svg:width="1.997cm" svg:height="0.998cm" draw:z-index="0"><draw:image xlink:href="../images/unity_launcher_programy.png" xlink:type="simple" xlink:show="embed" xlink:actuate="onLoad"/></draw:frame> </text:p>
      <text:p text:style-name="Treść_20_tekstu.noindent">Aby uruchomić program bezpośrednio z Launchera wystarczy pojedyncze kliknięcie lewym przyciskiem myszy na ikonie wybranego programu. Uruchomione programy mają podświetlone ikony oraz niewielki trójkącik po swojej lewej stronie. Aby uruchomić kolejną kopię programu kliknij lewym przyciskiem myszy na jego ikonę trzymając wciśnięty klawisz Shift. </text:p>
      <text:p text:style-name="Treść_20_tekstu.noindent">Liczba trójkątów po lewej stronie programu oznacza ilość otwartych kopi danego programu. Jak łatwo się domyślić, gdy ikona nie posiada żadnego trójkącika, to program jest wyłączony. Program, który aktualnie używamy (aktywne okno) jest oznaczone niewielkim trójkącimkiem po prawej stronie ikony. </text:p>
      <text:p text:style-name="Treść_20_tekstu.noindent">Na rysunku obok może zobaczyć ikonę programu Pliki (menadżer plików Nautilus), który jest uruchomiony jeden raz. Tło ikony jest podświetlone.<text:line-break/>Ikona przeglądarki Internetowej Firefox ma trzy trójkąty po lewej. Oznacza to, że została uruchomiona w trzech osobnych instancjach. Jedna z kopi Firefoksa jest akurat w użyciu, co sygnalizuje trójkącik po prawej. Tło ikony jest podświetlone.<text:line-break/>Trzecia ikona na rynku (Skrót do procesora tekstu LibreOffice Writer) jest nieaktywna. Ten program nie jest aktualnie uruchomiony. <text:bookmark text:name="x1-63001r63"/></text:p>
      <text:h text:style-name="Heading_20_5" text:outline-level="5">4.3.2. <text:bookmark text:name="x1-640002"/>Zarządzanie otwartymi oknami</text:h>
      <text:p text:style-name="Treść_20_tekstu.noindent">Kliknięcie lewym przyciskiem myszy na ikonę uruchomionego programu przenosi do otwartego okna. Jeżeli dany program ma więcej niż jedną instancję to pokazane zostaną miniatury wszystkich okien aplikacji. Klikając lewym przyciskiem myszy możesz wybrać, o które okna ci chodzi. </text:p>
      <text:p text:style-name="Treść_20_tekstu.indent">Kółkiem myszy możesz się pomiędzy instancjami programu. Umieść kursor myszy nad ikoną aplikacji i poruszaj kółkiem myszy w górę lub w dół aby przejść do następnej/poprzedniej instancji programu. <text:bookmark text:name="x1-64001r64"/></text:p>
      <text:h text:style-name="Heading_20_5" text:outline-level="5">4.3.3. <text:bookmark text:name="x1-650003"/>Zmiana położenia ikon</text:h>
      <text:p text:style-name="P9"><draw:frame draw:style-name="fr1" draw:name="Obraz81" text:anchor-type="as-char" svg:width="1.997cm" svg:height="0.998cm" draw:z-index="0"><draw:image xlink:href="../images/unity_launcher_zmiana_polozenia_ikon.png" xlink:type="simple" xlink:show="embed" xlink:actuate="onLoad"/></draw:frame> </text:p>
      <text:p text:style-name="Treść_20_tekstu.noindent">Zawartość Launchera, poza ikoną Dasha oraz kosza, może być dowolnie modyfikowana. Aby zmienić położenie ikony na panelu, umieść kursor myszy w obrębie ikony, wciśnij i przytrzymaj lewy przycisk myszy. Kiedy ikona zostanie odczepiona od Launchera przesuń ją na wybrane przez siebie miejsce i puść przycisk myszy. <text:bookmark text:name="x1-65001r65"/></text:p>
      <text:h text:style-name="Heading_20_5" text:outline-level="5">4.3.4. <text:bookmark text:name="x1-660004"/>Dodawanie ikon do Launchera</text:h>
      <text:p text:style-name="Treść_20_tekstu.noindent">Skrót do programu na Launcherze można dodać na dwa sposoby i należy do tego wykorzystać okno Dasha (o którym będzie później). Aby dodać ikonę na pasek bezpośrednio z okna Dasha, należy odszukać program i przeciągnąć jego ikonę w dowolne miejsce na pasek Launchera.<text:line-break/>Druga metoda polega na uruchomieniu programu. Następnie należy nacisnąć prawym przyciskiem myszy na ikonie uruchomionego programu i z widocznego menu kontekstowego wybrać <text:span text:style-name="T2">Dodaj do panelu uruchamiania</text:span>. <text:bookmark text:name="x1-66001r66"/></text:p>
      <text:h text:style-name="Heading_20_5" text:outline-level="5">4.3.5. <text:bookmark text:name="x1-670005"/>Usuwanie ikon z Launchera</text:h>
      <text:p text:style-name="Treść_20_tekstu.noindent">Ikonę z panelu można usunąć na dwa sposoby. Chwyć ikonę kursorem myszy i przenieść ją do kosza lub po naciśnięciu prawym przyciskiem myszy na ikonie, z wyświetlonego menu kontekstowego wybierz <text:span text:style-name="T2">Usuń z panelu</text:span> <text:span text:style-name="T2">uruchamiania</text:span>. <text:bookmark text:name="x1-67001r67"/></text:p>
      <text:h text:style-name="Heading_20_5" text:outline-level="5">4.3.6. <text:bookmark text:name="x1-680006"/>Szybka Lista menu kontekstowego (QuickList)</text:h>
      <text:p text:style-name="Treść_20_tekstu.noindent"><draw:frame draw:style-name="fr1" draw:name="Obraz82" text:anchor-type="as-char" svg:width="1.997cm" svg:height="0.998cm" draw:z-index="0"><draw:image xlink:href="../images/unity_launcher_quicklist.png" xlink:type="simple" xlink:show="embed" xlink:actuate="onLoad"/></draw:frame></text:p>
      <text:p text:style-name="Treść_20_tekstu.noindent">Jedną z ciekawszych funkcjonalności Launchera jest QuickList (SzybkaLista). Programy umieszczone na Launcherze mogą w swoim menu kontekstowym umieszczać różne polecenia. Na powyższej grafice widać dwa przykłady. Po lewej mamy menu kontekstowe Dasha, zawierające skróty do zainstalowanych soczewek (zostanie to omówione w kolejnym rozdziale). Po prawej widać menu kontekstowe menadżera plików, zawierające skróty do najważniejszych katalogów użytkownika. Przeglądarka internetowa Firefox pozwoli dodatkowo uruchomić okna anonimowego przeglądania. <text:bookmark text:name="x1-68001r62"/></text:p>
      <text:h text:style-name="Heading_20_4" text:outline-level="4">4.4. <text:bookmark text:name="x1-690004"/>Dash</text:h>
      <text:p text:style-name="Treść_20_tekstu.noindent"><draw:frame draw:style-name="fr1" draw:name="Obraz83" text:anchor-type="as-char" svg:width="1.997cm" svg:height="0.998cm" draw:z-index="0"><draw:image xlink:href="../images/unity_pulpit_dash.png" xlink:type="simple" xlink:show="embed" xlink:actuate="onLoad"/></draw:frame></text:p>
      <text:p text:style-name="Treść_20_tekstu.noindent"><text:soft-page-break/>Dash jest potężnym narzędziem w Unity, które w szybki sposób pozwala nam na dostęp i wyszukiwanie programów, plików oraz dodatkowych informacji przechowywanych nie tylko w naszym komputerze (zainstalowane programy, ostatnio używane dokumenty, zakładki i ostatnio odwiedzone strony i inne), ale również informacji dostępnych w sieci (Twitter, Facebook, Google Docs, Youtube, Wikipedia, Amazon i inne). Wyniki wyszukiwania w zewnętrznych serwisach dopasowane są do wyszukiwanej frazy i zwracane są w oknie Dasha. Jeżeli przejmujesz się tym, że szukana fraza przesyłana do Internetu, to funkcjonalność ta może zostać wyłączona w Ustawieniach systemowych w oknie <text:span text:style-name="T2">Prywatność</text:span> <text:span text:style-name="T2">i bezpieczeństwo.</text:span> </text:p>
      <text:p text:style-name="P53">Dash można porównać do Menu Start z systemu Microsoft Windows XP/Vista/7 lub do ekranu startowego w Windows 8. Odpowiednikiem Dasha w systemie OS X jest Launchpad. </text:p>
      <text:p text:style-name="P52"><draw:frame draw:style-name="fr1" draw:name="Obraz84" text:anchor-type="as-char" svg:width="1.997cm" svg:height="0.998cm" draw:z-index="0"><draw:image xlink:href="../images/ikony_dash.png" xlink:type="simple" xlink:show="embed" xlink:actuate="onLoad"/></draw:frame> </text:p>
      <text:p text:style-name="P53">Ikona Dasha umieszczona jest na pierwszej pozycji na pasku Launchera – jest ona dość charakterystyczna i zawiera logo Ubuntu. Po naciśnięciu na ikonę Dasha naszym oczom ukaże się jego przezroczyste okno, które w swojej środkowej części okna wyświetla dwie grupy: ostatnio uruchomionych programów oraz ostatnio przeglądanych i pobranych plików oraz katalogów, a także wyszukiwanych informacji. W górnej części Dasha znajduje się pasek wyszukiwania, który nie tylko pozwala przeszukiwać zasoby komputera, ale pozwala również wyszukiwać i przeglądać informacje z popularnych serwisów w sieci. </text:p>
      <text:p text:style-name="P52"><draw:frame draw:style-name="fr1" draw:name="Obraz85" text:anchor-type="as-char" svg:width="1.997cm" svg:height="0.998cm" draw:z-index="0"><draw:image xlink:href="../images/unity_dash_max.png" xlink:type="simple" xlink:show="embed" xlink:actuate="onLoad"/></draw:frame> </text:p>
      <text:p text:style-name="Treść_20_tekstu.indent">Dash po uruchomieniu zajmuje pewien obszar ekranu. Okno to można powiększyć do pełnego rozmiaru ekranu – służy do tego przycisk maksymalizacji w lewym górnym rogu, który jest widoczny, gdy Dash jest wywołany.<text:line-break/>Wyszukiwanie w pasku jest dynamiczne i rezultaty zmieniają się podczas wpisywania tekstu. Wyniki w Dashu można filtrować. Służy do tego nie tylko przycisk Filtrowania wyników, ale również domyślnie włączone soczewki (Lenses). <text:bookmark text:name="x1-69001r68"/></text:p>
      <text:h text:style-name="Heading_20_5" text:outline-level="5">4.4.1. <text:bookmark text:name="x1-700001"/>Soczewki (Lenses)</text:h>
      <text:p text:style-name="Treść_20_tekstu.noindent"><draw:frame draw:style-name="fr1" draw:name="Obraz86" text:anchor-type="as-char" svg:width="1.997cm" svg:height="0.998cm" draw:z-index="0"><draw:image xlink:href="../images/unity_dash_lenses.png" xlink:type="simple" xlink:show="embed" xlink:actuate="onLoad"/></draw:frame></text:p>
      <text:p text:style-name="Treść_20_tekstu.noindent">Domyślnie w systemie dostępnych jest siedem soczewek i umieszczone są one na dole okna Dasha. Aktualnie wybrana soczewka jest jaśniejsza od pozostałych oraz ma nas sobą niewielki trójkącik. Soczewki służą do ograniczania wyników wyszukiwania do konkretnych kategorii. </text:p>
      <text:p text:style-name="List_20_Heading"><draw:frame draw:style-name="fr1" draw:name="Obraz87" text:anchor-type="as-char" svg:width="1.997cm" svg:height="0.998cm" draw:z-index="0"><draw:image xlink:href="../images/unity_dash_lens_home.png" xlink:type="simple" xlink:show="embed" xlink:actuate="onLoad"/></draw:frame> </text:p>
      <text:p text:style-name="List_20_Contents"><text:span text:style-name="T2">Soczewka domowa </text:span>zawiera wszystkie wyniki wyszukiwania. </text:p>
      <text:p text:style-name="List_20_Heading"><draw:frame draw:style-name="fr1" draw:name="Obraz88" text:anchor-type="as-char" svg:width="1.997cm" svg:height="0.998cm" draw:z-index="0"><draw:image xlink:href="../images/unity_dash_lens_programy.png" xlink:type="simple" xlink:show="embed" xlink:actuate="onLoad"/></draw:frame> </text:p>
      <text:p text:style-name="List_20_Contents"><text:span text:style-name="T2">Soczewka programów </text:span>zawiera wyniki wyszukiwania programów. </text:p>
      <text:p text:style-name="List_20_Heading"><draw:frame draw:style-name="fr1" draw:name="Obraz89" text:anchor-type="as-char" svg:width="1.997cm" svg:height="0.998cm" draw:z-index="0"><draw:image xlink:href="../images/unity_dash_lens_pliki.png" xlink:type="simple" xlink:show="embed" xlink:actuate="onLoad"/></draw:frame> </text:p>
      <text:p text:style-name="List_20_Contents"><text:span text:style-name="T2">Soczewka plików </text:span>zawiera wyniki wyszukiwania w plikach i katalogach. </text:p>
      <text:p text:style-name="List_20_Heading"><draw:frame draw:style-name="fr1" draw:name="Obraz90" text:anchor-type="as-char" svg:width="1.997cm" svg:height="0.998cm" draw:z-index="0"><draw:image xlink:href="../images/unity_dash_lens_video.png" xlink:type="simple" xlink:show="embed" xlink:actuate="onLoad"/></draw:frame> </text:p>
      <text:p text:style-name="List_20_Contents"><text:span text:style-name="T2">Soczewka filmów </text:span>zawiera wyniki wyszukiwania filmów. </text:p>
      <text:p text:style-name="List_20_Heading"><draw:frame draw:style-name="fr1" draw:name="Obraz91" text:anchor-type="as-char" svg:width="1.997cm" svg:height="0.998cm" draw:z-index="0"><draw:image xlink:href="../images/unity_dash_lens_audio.png" xlink:type="simple" xlink:show="embed" xlink:actuate="onLoad"/></draw:frame> </text:p>
      <text:p text:style-name="List_20_Contents"><text:span text:style-name="T2">Soczewka muzyki </text:span>zawiera wyniki wyszukiwania muzyki. </text:p>
      <text:p text:style-name="List_20_Heading"><draw:frame draw:style-name="fr1" draw:name="Obraz92" text:anchor-type="as-char" svg:width="1.997cm" svg:height="0.998cm" draw:z-index="0"><draw:image xlink:href="../images/unity_dash_lens_photo.png" xlink:type="simple" xlink:show="embed" xlink:actuate="onLoad"/></draw:frame> </text:p>
      <text:p text:style-name="List_20_Contents"><text:span text:style-name="T2">Soczewka zdjęć </text:span>zawiera wyniki wyszukiwania w fotografiach. </text:p>
      <text:p text:style-name="List_20_Heading"><text:soft-page-break/><draw:frame draw:style-name="fr1" draw:name="Obraz93" text:anchor-type="as-char" svg:width="1.997cm" svg:height="0.998cm" draw:z-index="0"><draw:image xlink:href="../images/unity_dash_lens_social.png" xlink:type="simple" xlink:show="embed" xlink:actuate="onLoad"/></draw:frame> </text:p>
      <text:p text:style-name="P55"><text:span text:style-name="T2">Soczewka społecznościowa </text:span>zawiera wyniki wyszukiwania w serwisach społecznościowych do których jesteś zalogowany.</text:p>
      <text:p text:style-name="Treść_20_tekstu.noindent">Soczewka domowa ma wiele zastosowań i oprócz wcześniej wspomnianych możliwości, możemy ją wykorzystać do wyszukania informacji na przykład w Wikipedii, Google lub możemy wyszukać informacji na temat pogody w naszym regionie. </text:p>
      <text:p text:style-name="Treść_20_tekstu.noindent"><draw:frame draw:style-name="fr1" draw:name="Obraz94" text:anchor-type="as-char" svg:width="1.997cm" svg:height="0.998cm" draw:z-index="0"><draw:image xlink:href="../images/unity_dash_wyszukiwanie.png" xlink:type="simple" xlink:show="embed" xlink:actuate="onLoad"/></draw:frame></text:p>
      <text:p text:style-name="Treść_20_tekstu.noindent">Aby uzyskać więcej informacji, nie trzeba od razu otwierać wyniku. Naciśnięcie prawym przyciskiem myszy którymś z wyników wyszukiwania, poda nam więcej informacji. </text:p>
      <text:p text:style-name="Treść_20_tekstu.noindent"><draw:frame draw:style-name="fr1" draw:name="Obraz95" text:anchor-type="as-char" svg:width="1.997cm" svg:height="0.998cm" draw:z-index="0"><draw:image xlink:href="../images/unity_dash_wyszukiwanie2.png" xlink:type="simple" xlink:show="embed" xlink:actuate="onLoad"/></draw:frame></text:p>
      <text:p text:style-name="Treść_20_tekstu.noindent">Wyniki wyszukiwania można zawęzić do konkretnych źródeł wykorzystując do tego przycisk Filtrowania wyników. Podobnie jest w przypadku wyszukiwania informacji z wykorzystaniem pozostałych soczewek. </text:p>
      <text:p text:style-name="Treść_20_tekstu.noindent"><draw:frame draw:style-name="fr1" draw:name="Obraz96" text:anchor-type="as-char" svg:width="1.997cm" svg:height="0.998cm" draw:z-index="0"><draw:image xlink:href="../images/unity_dash_wyszukiwanie3.png" xlink:type="simple" xlink:show="embed" xlink:actuate="onLoad"/></draw:frame></text:p>
      <text:p text:style-name="Treść_20_tekstu.indent">W Ubuntu nie jesteśmy limitowani jedynie zainstalowanymi soczewkami. Wiele serwisów Internetowych udostępnia swoje własne soczewki, które można w łatwy sposób doinstalować i korzystać z nich w ten sam sposób, jak z domyślnie dostępnych. <text:bookmark text:name="x1-70001r69"/></text:p>
      <text:h text:style-name="Heading_20_4" text:outline-level="4">4.5. <text:bookmark text:name="x1-710005"/>Obszary robocze</text:h>
      <text:p text:style-name="Treść_20_tekstu.noindent">Obszary robocze, powszechnie zwane wirtualnymi pulpitami, pozwalają w łatwy sposób zarządzać i grupować programy dzięki czemu, przy dużej liczbie otwartych okien w łatwy sposób możemy zredukować zatłoczenie i usprawnić nawigację po naszym pulpicie. Dla przykładu, na jednym obszarze roboczym możemy przeglądać zasoby Internetu, a na drugim lub trzecim obszarze roboczym możemy mieć uruchomiony program do przeglądania multimediów oraz tworzyć dokument w programie biurowym. </text:p>
      <text:p text:style-name="P53">Domyślnie Ubuntu daje dostęp do czterech obszarów roboczych, ale zaraz po instalacji ta opcja nie jest włączona. Aby móc korzystać z dodatkowych obszarów roboczych kliknij na ikonę Systemową <draw:frame draw:style-name="fr1" draw:name="Obraz97" text:anchor-type="as-char" svg:width="1.997cm" svg:height="0.998cm" draw:z-index="0"><draw:image xlink:href="../images/ikony_zasilanie.png" xlink:type="simple" xlink:show="embed" xlink:actuate="onLoad"/></draw:frame> na panelu menu (w prawym górnym rogu) i wybierz ”Ustawienia systemu”. Z wiersza ”Osobiste” wybierz ”Wygląd”. Przejdź na zakładkę ”Zachowanie” i zaznacz opcję ”Uaktywnij obszary robocze”. </text:p>
      <text:p text:style-name="P52"><draw:frame draw:style-name="fr1" draw:name="Obraz98" text:anchor-type="as-char" svg:width="1.997cm" svg:height="0.998cm" draw:z-index="0"><draw:image xlink:href="../images/ikony_obszary_robocze.png" xlink:type="simple" xlink:show="embed" xlink:actuate="onLoad"/></draw:frame> </text:p>
      <text:p text:style-name="Treść_20_tekstu.indent">Po zaznaczeniu dodatkowych obszarów roboczych, na pasku Launchera pojawi się dodatkowa ikona, która to służy do przełączania się pomiędzy obszarami roboczymi: <text:span text:style-name="T2">Przełącznik obszarów roboczych</text:span>. Domyślnie w Ubuntu masz do dyspozycji cztery wirtualne pulpity, ułożone w siatkę 2x2. Po naciśnięciu na ikonce obszarów roboczych na naszym ekranie pojawia się siatka czterech pulpitów.<text:line-break/>Pomiędzy obszarami roboczymi możesz się też przemieszczać za pomocą następujących skrótów klawiszowych: </text:p>
      <text:list xml:id="list542836909422573942" text:style-name="L23">
        <text:list-item>
          <text:p text:style-name="P49">CTRL + ALT + → przemieszcza pulpit na obszar roboczy po prawej. </text:p>
        </text:list-item>
        <text:list-item>
          <text:p text:style-name="P49">CTRL + ALT + ← przemieszcza pulpit na obszar roboczy po lewej. </text:p>
        </text:list-item>
        <text:list-item>
          <text:p text:style-name="P49">CTRL + ALT + ↑ przemieszcza pulpit na obszar roboczy na górze. </text:p>
        </text:list-item>
        <text:list-item>
          <text:p text:style-name="P24">CTRL + ALT + ↓ przemieszcza pulpit na obszar roboczy po na dole.</text:p>
        </text:list-item>
      </text:list>
      <text:h text:style-name="Heading_20_4" text:outline-level="4"><text:bookmark text:name="x1-71001r71"/>4.6. <text:bookmark text:name="x1-720006"/>Zarządzanie oknami</text:h>
      <text:p text:style-name="Treść_20_tekstu.noindent"><draw:frame draw:style-name="fr1" draw:name="Obraz99" text:anchor-type="as-char" svg:width="1.997cm" svg:height="0.998cm" draw:z-index="0"><draw:image xlink:href="../images/unity_okno_belka.png" xlink:type="simple" xlink:show="embed" xlink:actuate="onLoad"/></draw:frame></text:p>
      <text:p text:style-name="Treść_20_tekstu.noindent">W Ubuntu elementy sterujące okna (przyciski zamykania, minimalizacji i maksymalizacji) znajduję się po lewej stronie belki okna. Również tytuł okna znajduje się nie na środku okna, a jest przesunięty do lewej strony. <text:bookmark text:name="x1-72001r70"/></text:p>
      <text:h text:style-name="Heading_20_5" text:outline-level="5"><text:soft-page-break/>4.6.1. <text:bookmark text:name="x1-730001"/>Eementy sterujące oknami</text:h>
      <text:p text:style-name="List_20_Heading"><draw:frame draw:style-name="fr1" draw:name="Obraz100" text:anchor-type="as-char" svg:width="1.997cm" svg:height="0.998cm" draw:z-index="0"><draw:image xlink:href="../images/unity_okno_exit.png" xlink:type="simple" xlink:show="embed" xlink:actuate="onLoad"/></draw:frame> </text:p>
      <text:p text:style-name="List_20_Contents">Zamknij okno. </text:p>
      <text:p text:style-name="List_20_Heading"><draw:frame draw:style-name="fr1" draw:name="Obraz101" text:anchor-type="as-char" svg:width="1.997cm" svg:height="0.998cm" draw:z-index="0"><draw:image xlink:href="../images/unity_okno_min.png" xlink:type="simple" xlink:show="embed" xlink:actuate="onLoad"/></draw:frame> </text:p>
      <text:p text:style-name="List_20_Contents">Minimalizuj okno do paska Launchera. </text:p>
      <text:p text:style-name="List_20_Heading"><draw:frame draw:style-name="fr1" draw:name="Obraz102" text:anchor-type="as-char" svg:width="1.997cm" svg:height="0.998cm" draw:z-index="0"><draw:image xlink:href="../images/unity_okno_max.png" xlink:type="simple" xlink:show="embed" xlink:actuate="onLoad"/></draw:frame> </text:p>
      <text:p text:style-name="P55">Maksymalizuj okno do rozmiaru pulpitu. Belka okna zawierająca opisane tutaj przyciski oraz tutył okna zostaną zintegrowane z panelem menu.</text:p>
      <text:h text:style-name="Heading_20_5" text:outline-level="5"><text:bookmark text:name="x1-73001r73"/>4.6.2. <text:bookmark text:name="x1-740002"/>Przenoszenie i zmiana rozmiaru okna</text:h>
      <text:p text:style-name="Treść_20_tekstu.noindent">Po przytrzymaniu lewego przycisku myszy na belce tytułowej okna możemy je przenieść w dowolne miejsce na pulpicie. Okno można również przenieść przytrzymując przycisk ALT i wówczas wystarczy przytrzymać przycisk lewej myszy w dowolnym miejscu w obrębie okna, które chcemy przenieść. </text:p>
      <text:p text:style-name="Treść_20_tekstu.indent">Aby zmienić rozmiar okna, kursor myszy należy umieścić na dowolnej krawędzi lub dowolnym rogu okna. Domyślny kursor myszy zmieni wówczas swój wygląd na dwustronną strzałkę zwany kursorem rozszerzania. Przytrzymanie przycisku myszy przy aktywnym kursorze rozszerzania, pozwoli wówczas na zmianę rozmiaru i kształtu okna. <text:bookmark text:name="x1-74001r74"/></text:p>
      <text:h text:style-name="Heading_20_5" text:outline-level="5">4.6.3. <text:bookmark text:name="x1-750003"/>Przełączanie pomiędzy otwartymi oknami</text:h>
      <text:p text:style-name="Treść_20_tekstu.noindent">W Ubuntu jest wiele sposobów na przełączanie się pomiędzy otwartymi programami. Można wykorzystać mysz i kliknąć na dowolnym miejscu widocznych otwartych okien. Można wykorzystać ikony otwartych okien umieszczonych na pasku Launchera. Można wykorzystać kombinację klawiszy ALT+Tab. </text:p>
      <text:p text:style-name="Treść_20_tekstu.indent">Gdy mamy otwartych wiele okien, przytrzymanie przycisku ALT i wielokrotne naciskanie przycisku TAB pozwala wybrać, którą okno chcemy aktywować. Domyślnie tylko okna na obecnym obszarze roboczym są przełączane w ten sposób. Korzystając z kombinacji SUPER+TAB możemy przełączać się pomiędzy kolejnymi ikonami na pasku Launchera. <text:bookmark text:name="x1-75001r75"/></text:p>
      <text:h text:style-name="Heading_20_5" text:outline-level="5">4.6.4. <text:bookmark text:name="x1-760004"/>Ukrywanie wszystkich okien - pokaż pulpit</text:h>
      <text:p text:style-name="P60">Aby ukryć wszystkie okna nie trzeba ich jedno po drugim minimalizować. Można skorzystać ze skrótu CTRL+SUPER+D. Spowoduje to, że wszystkie otwarte okna zostaną ukryte. Ponowne zastosowanie tego skrótu ponownie przywróci otwarte okna. </text:p>
      <text:p text:style-name="P59"><draw:frame draw:style-name="fr1" draw:name="Obraz103" text:anchor-type="as-char" svg:width="1.997cm" svg:height="0.998cm" draw:z-index="0"><draw:image xlink:href="../images/ikony_pokaz_pulpit.png" xlink:type="simple" xlink:show="embed" xlink:actuate="onLoad"/></draw:frame> </text:p>
      <text:p text:style-name="Treść_20_tekstu.indent">W Ubuntu można również aktywować ikonę <text:span text:style-name="T2">Pokaż pulpit</text:span>. Aby to zrobić, kliknij na ikonę Systemową <draw:frame draw:style-name="fr1" draw:name="Obraz104" text:anchor-type="as-char" svg:width="1.997cm" svg:height="0.998cm" draw:z-index="0"><draw:image xlink:href="../images/ikony_zasilanie.png" xlink:type="simple" xlink:show="embed" xlink:actuate="onLoad"/></draw:frame> na panelu menu (w prawym górnym rogu) i wybierz ”Ustawienia systemu”. Z wiersza ”Osobiste” wybierz ”Wygląd”. Przejdź na zakładkę ”Zachowanie” i zaznacz opcję ”Pokaż ikonę ”Umieść ikonę ”Pokaż pulpit” na pasku Launchera”. <text:bookmark text:name="x1-76001r76"/></text:p>
      <text:h text:style-name="Heading_20_5" text:outline-level="5">4.6.5. <text:bookmark text:name="x1-770005"/>Przenoszenie otwartych okien pomiędzy obszarami roboczymi</text:h>
      <text:p text:style-name="Treść_20_tekstu.noindent">Przenoszenie otwartych okien pomiędzy obszarami roboczymi jest również dość proste i intuicyjne. Wystarczy uruchomić podgląd obszarów roboczych i przeciągnąć otwarte okno z jednego obszaru roboczego, do drugiego. </text:p>
      <text:p text:style-name="Treść_20_tekstu.noindent"><draw:frame draw:style-name="fr1" draw:name="Obraz105" text:anchor-type="as-char" svg:width="1.997cm" svg:height="0.998cm" draw:z-index="0"><draw:image xlink:href="../images/unity_okno_przenoszenie1.png" xlink:type="simple" xlink:show="embed" xlink:actuate="onLoad"/></draw:frame></text:p>
      <text:p text:style-name="Treść_20_tekstu.noindent"><draw:frame draw:style-name="fr1" draw:name="Obraz106" text:anchor-type="as-char" svg:width="1.997cm" svg:height="0.998cm" draw:z-index="0"><draw:image xlink:href="../images/unity_okno_przenoszenie2.png" xlink:type="simple" xlink:show="embed" xlink:actuate="onLoad"/></draw:frame></text:p>
      <text:p text:style-name="Treść_20_tekstu.noindent"><text:soft-page-break/><draw:frame draw:style-name="fr1" draw:name="Obraz107" text:anchor-type="as-char" svg:width="1.997cm" svg:height="0.998cm" draw:z-index="0"><draw:image xlink:href="../images/unity_okno_przenoszenie3.png" xlink:type="simple" xlink:show="embed" xlink:actuate="onLoad"/></draw:frame></text:p>
      <text:p text:style-name="Treść_20_tekstu.noindent">Aby przenieść okno do innego obszaru roboczego, można również nacisnąć prawym przyciskiem myszy na pasku tytułowym otwartego okna i z menu kontekstowego wybrać którąś z dostępnych opcji: </text:p>
      <text:p text:style-name="List_20_Heading"><text:span text:style-name="T2">Przenieś do lewego obszaru</text:span> </text:p>
      <text:p text:style-name="List_20_Contents">, gdy chcemy przenieść okno do lewego obszaru. </text:p>
      <text:p text:style-name="List_20_Heading"><text:span text:style-name="T2">Przenieś do prawego obszaru</text:span> </text:p>
      <text:p text:style-name="List_20_Contents">, gdy chcemy przenieść okno do prawego obszaru. </text:p>
      <text:p text:style-name="List_20_Heading"><text:span text:style-name="T2">Przenieś do dolnego obszaru</text:span> </text:p>
      <text:p text:style-name="List_20_Contents">, gdy chcemy przenieść okno do dolnego obszaru. </text:p>
      <text:p text:style-name="List_20_Heading"><text:span text:style-name="T2">Przenieś do górnego obszaru</text:span> </text:p>
      <text:p text:style-name="List_20_Contents">, gdy chcemy przenieść okno do górnego obszaru. </text:p>
      <text:p text:style-name="List_20_Heading"><text:span text:style-name="T2">Przenieś do innego obszaru</text:span> </text:p>
      <text:p text:style-name="P55">, gdy chcemy wybrać, do którego konkretnie obszaru chcemy przenieść okno.</text:p>
      <text:h text:style-name="Heading_20_5" text:outline-level="5"><text:bookmark text:name="x1-77001r77"/>4.6.6. <text:bookmark text:name="x1-780006"/>Zawsze na wierzchu</text:h>
      <text:p text:style-name="Treść_20_tekstu.noindent">Niekiedy może zajść potrzeba, że okno jakieś aplikacji chcemy mieć zawsze widoczne na pierwszym planie pomimo tego, że aktualnie pracujemy w innym oknie. Aby utrzymać okno zawsze widoczne na pierwszym planie, należy na belce tytułowej okna nacisnąć prawym przyciskiem myszy i z menu kontekstowego, wybrać opcję <text:span text:style-name="T2">Zawsze na</text:span> <text:span text:style-name="T2">wierzchu</text:span>. <text:bookmark text:name="x1-78001r78"/></text:p>
      <text:h text:style-name="Heading_20_5" text:outline-level="5">4.6.7. <text:bookmark text:name="x1-790007"/>Zawsze na widocznym obszarze roboczym</text:h>
      <text:p text:style-name="Treść_20_tekstu.noindent">W Ubuntu dostępna jest jeszcze jedna bardzo przydatna funkcja związana z zachowaniem okiem. Gdy wykorzystujemy obszary robocze czasami może zajść potrzeba, aby okno aplikacji pojawiało się na każdym obszarze roboczym, który jest w danej chwili wykorzystywany. Aby okno pojawiało się na każdym widocznym obszarze roboczym należy na belce tytułowej okna nacisnąć prawym przyciskiem myszy i z menu kontekstowego wybrać opcję <text:span text:style-name="T2">Zawsze na widocznym</text:span> <text:span text:style-name="T2">obszarze roboczym</text:span>. <text:bookmark text:name="x1-79001r72"/></text:p>
      <text:h text:style-name="Heading_20_4" text:outline-level="4">4.7. <text:bookmark text:name="x1-800007"/>HUD - Heads-Up Display</text:h>
      <text:p text:style-name="Treść_20_tekstu.noindent">Spamiętanie wszystkich skrótów klawiaturowych może być ciężkie, zwłaszcza gdy mamy do czynienia z programami, które mają ich wiele do dyspozycji. Często też niektóre programy nie posiadają przycisków w oknie programu lub skrótów do pewnych funkcji, które to są zaszyte gdzieś głęboko w którymś z przycisków na pasku menu. Często jest tak, że pamiętamy nazwę funkcji, ale już nie bardzo miejsce, w którym się ona znajduje. I to z pomocą przychodzi HUD (Heads-up Display). </text:p>
      <text:p text:style-name="Treść_20_tekstu.indent">HUD jest silnie zintegrowanym narzędziem, które przy wykorzystaniu klawiatury pozwala dotrzeć do nie tylko najczęściej wykorzystywanych funkcji programu, ale również tych, o których często zapominamy gdyż są zaszytych gdzieś głęboko. Przykładowe wykorzystanie HUDa do skopiowania pliku: </text:p>
      <text:p text:style-name="Treść_20_tekstu.noindent"><draw:frame draw:style-name="fr1" draw:name="Obraz108" text:anchor-type="as-char" svg:width="1.997cm" svg:height="0.998cm" draw:z-index="0"><draw:image xlink:href="../images/unity_hud1.png" xlink:type="simple" xlink:show="embed" xlink:actuate="onLoad"/></draw:frame></text:p>
      <text:p text:style-name="Treść_20_tekstu.indent">Inny przykład. Powiedzmy, że tworzymy dokument w programie OpenOffice Writer i potrzebujemy wstawić obiekt formułę. Dla osoby, która z programu korzysta rzadko, znalezienie tej funkcji może zająć dłuższą chwilę. Wykorzystując w tym celu HUD, jest to kwestia wpisania w jego oknie słowa „formuła” i wybraniu odpowiedniej opcji w oknie wyników wyszukiwania: </text:p>
      <text:p text:style-name="Treść_20_tekstu.noindent"><text:soft-page-break/></text:p>
      <text:h text:style-name="Heading_20_4" text:outline-level="4"><text:bookmark text:name="x1-80001r80"/>4.8. <text:bookmark text:name="x1-810008"/>Nautilus - Menadźer plików</text:h>
      <text:p text:style-name="P9"><text:s/></text:p>
      <text:p text:style-name="Treść_20_tekstu.noindent">Menadźer plików jest programem służącym do przeglądania zawartości katalogów. W Ubuntu menadźer plików nazywa się <text:span text:style-name="T2">Nautilus </text:span>i jest odpowiednikiem programu <text:span text:style-name="T2">Eksplorator Windows </text:span>z systemów Windows oraz <text:span text:style-name="T2">Finder </text:span>z Mac OX X. Na pasku Launchera Nautilus domyślnie jest drugą dostępną ikoną. </text:p>
      <text:p text:style-name="Treść_20_tekstu.indent">Program Pliki po uruchomieniu wyświetla zawartość katalogu domowego użytkownika, w którym to użytkownik przechowuje swoje osobiste pliki. Każdy użytkownik ma swój oddzielny katalog domowy, którego nazwa odpowiadania nazwie użytkownika. Po utworzeniu konta w katalogu domowym automatycznie utworzone są katalogi Dokumenty, Muzyka, Obrazy, Pobrane, Publiczny, Pulpit, Szablony, Wideo. Użytkownik nie jest ograniczony jedynie do tych katalogów i bez problemu w katalogu domowym może dodać więcej katalogów oraz plików. </text:p>
      <text:p text:style-name="Treść_20_tekstu.noindent"/>
      <text:p text:style-name="Treść_20_tekstu.indent">W oknie menadźera plików widzimy: </text:p>
      <text:p text:style-name="Nagłówek_20_listy.enumerate-enumitem">1. </text:p>
      <text:p text:style-name="List_20_Contents">Przyciski <text:span text:style-name="T3">Do tyłu </text:span>i <text:span text:style-name="T3">Do przodu</text:span>. </text:p>
      <text:p text:style-name="Nagłówek_20_listy.enumerate-enumitem">2. </text:p>
      <text:p text:style-name="List_20_Contents">Aktualne położenie. </text:p>
      <text:p text:style-name="Nagłówek_20_listy.enumerate-enumitem">3. </text:p>
      <text:p text:style-name="List_20_Contents">Zawartośc aktualnego katalogu. </text:p>
      <text:p text:style-name="Nagłówek_20_listy.enumerate-enumitem">4. </text:p>
      <text:p text:style-name="P55">Pasek ze skrótami do najważniejszych miejsc.</text:p>
      <text:p text:style-name="Treść_20_tekstu.indent">Menadżer plików w lewym panelu będzie też wyświetlał podłączone urządzenia (pendrive, karty SD, płyty włożone do czytników optycznych) oraz udziały sieciowe (inne podłączone komputery). Pozycja <text:span text:style-name="T3">Komputer </text:span>przenosi do początku systemu plików (katalog /) </text:p>
      <text:p text:style-name="Treść_20_tekstu.indent">Do nawigacji w pasku narzędzi oraz lewym panelu wykorzystywane jest pojedyncze kliknięcie lewym przyciskiem myszy. W prawym panelu pliki oraz katalogi domyślnie otwieramy dwukrotnym szybkim przyciśnięciem lewego przycisku myszy. W przypadku otwarcia pliku, Ubuntu rozpozna typ pliku i automatycznie spróbuje przypisać odpowiednią dla danego pliku aplikację. Czasami, system może nie rozpoznać typu pliku lub może zajść potrzeba otwarcia pliku wykorzystując inny program. W takich wypadkach, po dwukrotnym kliknięciu na pliku system zapyta nas, który program z zainstalowanych w systemie chcemy wykorzystać. Możemy również nacisnąć prawym przyciskiem myszy na pliku i z menu kontekstowego wybrać Otwórz za pomocą i wybrać z listy dostępnych programów lub samemu wybrać inny. </text:p>
      <text:p text:style-name="Treść_20_tekstu.indent">Najważniejsze katalogi w folderze użytkownika: </text:p>
      <text:p text:style-name="List_20_Heading"><text:span text:style-name="T2">Pulpit</text:span> </text:p>
      <text:p text:style-name="List_20_Contents">- wszystkie pliki i foldery umieszczone w tym katalogu zostaną wyświetlone na pulpicie. </text:p>
      <text:p text:style-name="List_20_Heading"><text:span text:style-name="T2">Dokumenty</text:span> </text:p>
      <text:p text:style-name="List_20_Contents">- katalog na dokumenty, pliki tekstowe, arkusze kalkulacyjne itp. </text:p>
      <text:p text:style-name="List_20_Heading"><text:span text:style-name="T2">Muzyka</text:span> </text:p>
      <text:p text:style-name="List_20_Contents">- katalog z plikami muzycznymi. Odtwarzacze muzyki będą szukać plików do odtwarzania najpierw w tym folderze. </text:p>
      <text:p text:style-name="List_20_Heading"><text:span text:style-name="T2">Wideo</text:span> </text:p>
      <text:p text:style-name="List_20_Contents">- katalog z plikami wideo. </text:p>
      <text:p text:style-name="List_20_Heading"><text:span text:style-name="T2">Obrazy</text:span> </text:p>
      <text:p text:style-name="List_20_Contents"><text:soft-page-break/>- katalog z fotografiami. </text:p>
      <text:p text:style-name="List_20_Heading"><text:span text:style-name="T2">Pobrane</text:span> </text:p>
      <text:p text:style-name="P55">- katalog na pliki pobrane z internetu. przeglądaki internetowe domyślnie będą zapisywać pobrane pliki w tym katalogu. </text:p>
      <text:h text:style-name="Heading_20_5" text:outline-level="5"><text:bookmark text:name="x1-81005r79"/>4.8.1. <text:bookmark text:name="x1-820001"/>Tworzenie nowych katalogów</text:h>
      <text:p text:style-name="Treść_20_tekstu.noindent">Tworzenie nowych katalogów niczym nieróżni się się od metod, które dostępne są w innych systemach. Zwyczajnie wystarczy nacisnąć prawym przyciskiem myszy na wolnej przestrzeni w oknie programu (ta metoda również zadziała na naszym pulpicie) i z menu kontekstowego wybrać opcję <text:span text:style-name="T2">Nowy katalog</text:span>. Można również wykorzystać w tym celu panel menu i wybrać Plik ż Nowy katalog. Można również wykorzystać skrót klawiaturowy Shift + CTRL + N. <text:bookmark text:name="x1-82001r82"/></text:p>
      <text:h text:style-name="Heading_20_5" text:outline-level="5">4.8.2. <text:bookmark text:name="x1-830002"/>Ukryte pliki i katalogi</text:h>
      <text:p text:style-name="Treść_20_tekstu.noindent">Ubuntu, jak każdy inny Linux, umożliwia tworzenie ukrytych plików oraz katalogów. Aby ukryć plik lub katalog, wystarczy w jego nazwie na samym początku wstawić znak kropki (.). Gdy chcemy uzyskać dostęp do ukrytych plików lub katalogów, należy z panelu menu wybrać Widok ż Wyświetlanie ukrytych plików lub skorzystać ze skróty klawiaturowego CTRL+H. </text:p>
      <text:p text:style-name="Treść_20_tekstu.indent">UWAGA: Wyświetlenie ukrytych plików w katalogu domowym użytkownika wyświetli wiele dodatkowych plików oraz katalogów, które w większości przypadków przechowują ustawienia dla wielu programów użytkownika, wyglądu konta użytkownika oraz zachowań na koncie użytkownika. Niewłaściwe obchodzenie się z tymi plikami, może mieć negatywne skutki. Zaleca się zatem dodatkową ostrożność. <text:bookmark text:name="x1-83001r83"/></text:p>
      <text:h text:style-name="Heading_20_5" text:outline-level="5">4.8.3. <text:bookmark text:name="x1-840003"/>Kopiowanie i przenoszenie plików oraz katalogów</text:h>
      <text:p text:style-name="Treść_20_tekstu.noindent">Ubuntu, jak każdy inny system również umożliwia kopiowanie i przenoszenie plików oraz katalogów z jednego miejsca do innego. Aby plik lub katalog skopiować lub przenieść z jednego miejsca do innego, trzeba go najpierw zaznaczyć, a następnie nacisnąć na obiekcie prawym przyciskiem myszy i wybrać z menu kontekstowego skopiuj (w przypadku, gdy chcemy go utworzyć kopię) lub wytnij (w przypadku, gdy plik chcemy przenieść), a następnie przechodzimy do katalogu, w którym plik chcemy umieścić i w wolnym miejscu naciskamy prawym przyciskiem myszy i wybieramy wklej. Te same opcje dostępne są z panelu menu i znajdują się one w menu Edycji. </text:p>
      <text:p text:style-name="Treść_20_tekstu.indent">W menu kontekstowym pod prawym przyciskiem myszy mamy również opcję <text:span text:style-name="T2">Skopiuj do</text:span>… oraz <text:span text:style-name="T2">Przenieś do</text:span>… po wybraniu których, będziemy mieli możliwość wybrania folderu, w którym chcemy umieścić nasz plik lub katalog. Do powyższych czynności, możemy również wykorzystać skróty klawiaturowe. Aby skopiować zaznaczony obiekt, należy użyć skrót CTRL+C, aby go przenieść CTRL+X, aby wkleić obiekt w nowym miejscu, należy użyć skrót CTRL+V. </text:p>
      <text:p text:style-name="Treść_20_tekstu.indent">Aby zaznaczyć wiele obiektów naraz, należy na wolnym miejscu w oknie nacisnąć i przytrzymać lewy przycisk myszy po czym zaznaczyć wybrane elementy. Gdy pliki znajdują się koło siebie, można wykorzystać przycisk Shift i przytrzymując go należy najpierw pojedynczym kliknięciem lewym przyciskiem myszy zaznaczyć pierwszy obiekt, a następnie ciągle przytrzymując przycisk Shift kliknąć na ostatni obiekt. Gdy obiekty, które chcemy zaznaczyć, przedzielone są innymi obiektami, wówczas pomocny może się okazać przycisk CTRL, którego przytrzymanie również umożliwia zaznaczenie wielu elementów, tyle że niekoniecznie muszą one być koło siebie. <text:bookmark text:name="x1-84001r84"/></text:p>
      <text:h text:style-name="Heading_20_5" text:outline-level="5">4.8.4. <text:bookmark text:name="x1-850004"/>Używanie wielu okien lub wielu kart w programie Pliki</text:h>
      <text:p text:style-name="Treść_20_tekstu.noindent">W przypadku kopiowania lub przenoszenia plików pomocne może być otwarcie wielu okien lub kart. Nowe okno programu pliki można otworzyć na wiele sposób: </text:p>
      <text:list xml:id="list5158845648955674225" text:style-name="L24">
        <text:list-item>
          <text:p text:style-name="P50">wykorzystując panel menu i przycisk Plik ż Nowe okno; </text:p>
        </text:list-item>
        <text:list-item>
          <text:p text:style-name="P50">naciskając prawym przyciskiem myszy na ikonie programu Pliki na pasku Launchera i wybierając z menu kontekstowego Otwórz nowe okno. </text:p>
        </text:list-item>
        <text:list-item>
          <text:p text:style-name="P25"><text:soft-page-break/>wykorzystując skrót klawiaturowy CTRL+N.</text:p>
        </text:list-item>
      </text:list>
      <text:p text:style-name="Treść_20_tekstu.noindent">Program Pliki umożliwia również pracę z kartami, które również można otworzyć na wiele sposobów: </text:p>
      <text:list xml:id="list788701179960511801" text:style-name="L25">
        <text:list-item>
          <text:p text:style-name="P51">wykorzystując panel menu i przycisk Plik ż Nowa karta; </text:p>
        </text:list-item>
        <text:list-item>
          <text:p text:style-name="P51">naciskając prawym przyciskiem myszy na dowolny folder w oknie programu i wybierając z menu kontekstowego Otwórz w nowej karcie; </text:p>
        </text:list-item>
        <text:list-item>
          <text:p text:style-name="P26">wykorzystując skrót klawiaturowy CTRL+T.</text:p>
        </text:list-item>
      </text:list>
      <text:h text:style-name="Heading_20_5" text:outline-level="5"><text:bookmark text:name="x1-85001r85"/>4.8.5. <text:bookmark text:name="x1-860005"/>Wyszukiwanie plików w programie Pliki.</text:h>
      <text:p text:style-name="Treść_20_tekstu.noindent"/>
      <text:p text:style-name="Treść_20_tekstu.noindent">To, że Dash jest potężnym narzędziem i że pozwala wyszukiwać pliki już wiemy. Ale pliki i katalogi również możemy wyszukiwać wykorzystując okno programu Pliki. Jak już wcześniej wspomnieliśmy, w oknie programu na pasku narzędzi znajduje się przycisk wyszukiwania (ikona szkła powiększającego). Po naciśnięciu na przycisku wyszukiwania pojawi się pasek, w którym to podajemy frazę (nazwę pliku lub katalogu) do wyszukania. Rezultaty wyszukiwania, podobnie jak to jest w Dashu, możemy filtrować. Możemy określić, czy wyszukiwanie ma się odbywać z obrębie naszego katalogu domowego lub w całym systemie. Możemy również dodać dodatkowe kryteria wyszukiwania określając, jakiego typu pliki szukamy <text:bookmark text:name="x1-86001r81"/></text:p>
      <text:h text:style-name="Heading_20_4" text:outline-level="4"><text:soft-page-break/>4.9. <text:bookmark text:name="x1-870009"/>Shotwell</text:h>
      <text:h text:style-name="Heading_20_4" text:outline-level="4"><text:bookmark text:name="x1-87001r87"/>4.10. <text:bookmark text:name="x1-8800010"/>Totem</text:h>
      <text:h text:style-name="Heading_20_4" text:outline-level="4"><text:bookmark text:name="x1-88001r88"/>4.11. <text:bookmark text:name="x1-8900011"/>Rhythmbox</text:h>
      <text:h text:style-name="Heading_20_4" text:outline-level="4"><text:bookmark text:name="x1-89001r89"/>4.12. <text:bookmark text:name="x1-9000012"/>Firefox</text:h>
      <text:h text:style-name="Heading_20_4" text:outline-level="4"><text:bookmark text:name="x1-90001r90"/>4.13. <text:bookmark text:name="x1-9100013"/>Evolution</text:h>
      <text:h text:style-name="Heading_20_4" text:outline-level="4"><text:bookmark text:name="x1-91001r91"/>4.14. <text:bookmark text:name="x1-9200014"/>LibreOffice</text:h>
      <text:h text:style-name="Heading_20_4" text:outline-level="4"><text:bookmark text:name="x1-92001r92"/>4.15. <text:bookmark text:name="x1-9300015"/>Konta online</text:h>
      <text:h text:style-name="Heading_20_4" text:outline-level="4"><text:bookmark text:name="x1-93001r93"/>4.16. <text:bookmark text:name="x1-9400016"/>Empathy</text:h>
      <text:h text:style-name="Heading_20_4" text:outline-level="4"><text:bookmark text:name="x1-94001r94"/>4.17. <text:bookmark text:name="x1-9500017"/>Centrum Oprogramowania</text:h>
      <text:h text:style-name="Heading_20_4" text:outline-level="4"><text:bookmark text:name="x1-95001r95"/>4.18. <text:bookmark text:name="x1-9600018"/>DejaVu</text:h>
      <text:h text:style-name="Heading_20_3" text:outline-level="3"><text:bookmark text:name="x1-96001r58"/>5. <text:bookmark text:name="x1-970005"/>Sztuczki z systemem Ubuntu</text:h>
      <text:h text:style-name="Heading_20_4" text:outline-level="4"><text:bookmark text:name="x1-97001r96"/>5.1. <text:bookmark text:name="x1-980001"/>Prywatność</text:h>
      <text:h text:style-name="Heading_20_4" text:outline-level="4"><text:bookmark text:name="x1-98001r98"/>5.2. <text:bookmark text:name="x1-990002"/>Zmiana położenie elementów sterujących okna</text:h>
      <text:h text:style-name="Heading_20_4" text:outline-level="4"><text:bookmark text:name="x1-99001r99"/>5.3. <text:bookmark text:name="x1-1000003"/>Click to minimize</text:h>
      <text:h text:style-name="Heading_20_4" text:outline-level="4"><text:bookmark text:name="x1-100001r100"/>5.4. <text:bookmark text:name="x1-1010004"/>Wyłączenie global menu</text:h>
      <text:h text:style-name="Heading_20_4" text:outline-level="4"><text:bookmark text:name="x1-101001r101"/>5.5. <text:bookmark text:name="x1-1020005"/>Instalacja Unity Tweak Tool</text:h>
      <text:h text:style-name="Heading_20_4" text:outline-level="4"><text:bookmark text:name="x1-102001r102"/>5.6. <text:bookmark text:name="x1-1030006"/>Instalacja nowych motywów graficznych</text:h>
      <text:h text:style-name="Heading_20_4" text:outline-level="4"><text:bookmark text:name="x1-103001r103"/>5.7. <text:bookmark text:name="x1-1040007"/>Instalacja motywów ikon</text:h>
      <text:h text:style-name="Heading_20_4" text:outline-level="4"><text:bookmark text:name="x1-104001r104"/>5.8. <text:bookmark text:name="x1-1050008"/>Folder domowy na pulpicie</text:h>
      <text:h text:style-name="Heading_20_4" text:outline-level="4"><text:bookmark text:name="x1-105001r105"/>5.9. <text:bookmark text:name="x1-1060009"/>Quicklist Editor</text:h>
      <text:h text:style-name="Heading_20_4" text:outline-level="4"><text:bookmark text:name="x1-106001r106"/>5.10. <text:bookmark text:name="x1-10700010"/>Odtwarzanie szyfrowanych płyt DVD</text:h>
      <text:h text:style-name="Heading_20_4" text:outline-level="4"><text:bookmark text:name="x1-107001r107"/>5.11. <text:bookmark text:name="x1-10800011"/>preload, prelink</text:h>
      <text:h text:style-name="Heading_20_4" text:outline-level="4"><text:bookmark text:name="x1-108001r108"/>5.12. <text:bookmark text:name="x1-10900012"/>Sterowniki</text:h>
      <text:h text:style-name="Heading_20_3" text:outline-level="3"><text:bookmark text:name="x1-109001r97"/>6. <text:bookmark text:name="x1-1100006"/>Aktualizacja z poprzedniego wydania</text:h>
      <text:h text:style-name="Heading_20_3" text:outline-level="3"><text:bookmark text:name="x1-110001r110"/>7. <text:bookmark text:name="x1-1110007"/>Rozwiązywanie problemów z Ubuntu</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ans-serif" svg:font-family="sans-serif"/>
    <style:font-face style:name="FreeSans1" svg:font-family="FreeSans" style:font-family-generic="swiss"/>
    <style:font-face style:name="Ubuntu" svg:font-family="Ubuntu"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style:contextual-spacing="false" fo:keep-with-next="always"/>
      <style:text-properties style:font-name="Albany" fo:font-family="Albany" style:font-family-generic="swiss" style:font-pitch="variable" fo:font-size="14pt" style:font-size-asian="13pt" style:font-size-complex="13pt"/>
    </style:style>
    <style:style style:name="Text_20_body" style:display-name="Text body" style:family="paragraph" style:parent-style-name="Standard" style:class="text">
      <style:paragraph-properties fo:margin-top="0cm" fo:margin-bottom="0.499cm" style: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Treść_20_tekstu.noindent" style:display-name="Treść tekstu.noindent" style:family="paragraph" style:parent-style-name="Text_20_body"/>
    <style:style style:name="Zawartość_20_tabeli.noindent" style:display-name="Zawartość tabeli.noindent" style:family="paragraph" style:parent-style-name="Table_20_Contents"/>
    <style:style style:name="Treść_20_tekstu.nopar" style:display-name="Treść tekstu.nopar" style:family="paragraph" style:parent-style-name="Text_20_body"/>
    <style:style style:name="Treść_20_tekstu.indent" style:display-name="Treść tekstu.indent" style:family="paragraph" style:parent-style-name="Text_20_body"/>
    <style:style style:name="Nagłówek_20_1.partHead" style:display-name="Nagłówek 1.partHead" style:family="paragraph" style:parent-style-name="Heading_20_1">
      <style:paragraph-properties fo:text-align="start" style:justify-single-word="false"/>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Nagłówek_20_2.titleHead" style:display-name="Nagłówek 2.titleHead" style:family="paragraph" style:parent-style-name="Heading_20_2">
      <style:paragraph-properties fo:text-align="center" style:justify-single-word="false"/>
    </style:style>
    <style:style style:name="Treść_20_tekstu.bibitem" style:display-name="Treść tekstu.bibitem" style:family="paragraph" style:parent-style-name="Text_20_body"/>
    <style:style style:name="Treść_20_tekstu.bibitem-p" style:display-name="Treść tekstu.bibitem-p"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Nagłówek_20_listy.enumerate-enumitem" style:display-name="Nagłówek listy.enumerate-enumitem" style:family="paragraph" style:parent-style-name="List_20_Heading"/>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Droid Sans Fallback" style:font-family-asian="'Droid Sans Fallback'"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04-04T12:04:16.629350199</dc:date>
    <meta:document-statistic meta:table-count="0" meta:image-count="96" meta:object-count="0" meta:page-count="36" meta:paragraph-count="742" meta:word-count="12271" meta:character-count="88065" meta:non-whitespace-character-count="76118"/>
    <meta:generator>LibreOffice/4.2.3.2$Linux_X86_64 LibreOffice_project/420m0$Build-2</meta:generator>
    <meta:user-defined meta:name="date">2014-04-04 12:03:00</meta:user-defined>
    <meta:user-defined meta:name="originator">TeX4ht (http://www.cse.ohio-state.edu/~gurari/TeX4ht/)</meta:user-defined>
    <meta:user-defined meta:name="src">Tahr.tex</meta:user-defined>
  </office:meta>
</office:document-meta>
</file>